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99cm"/>
    </style:style>
    <style:style style:name="co2" style:family="table-column">
      <style:table-column-properties fo:break-before="auto" style:column-width="1.801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6cm" fo:break-before="page" style:use-optimal-row-height="true"/>
    </style:style>
    <style:style style:name="ro6" style:family="table-row">
      <style:table-row-properties style:row-height="0.707cm" fo:break-before="page" style:use-optimal-row-height="true"/>
    </style:style>
    <style:style style:name="ta1" style:family="table" style:master-page-name="PageStyle_5f_Lincolnshire_20_Expanded">
      <style:table-properties table:display="true" style:writing-mode="lr-tb"/>
    </style:style>
    <number:number-style style:name="N5003" number:language="en" number:country="GB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Excel_20_Built-in_20_Normal" style:data-style-name="N5003"/>
    <style:style style:name="ce23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5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5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106"/>
    <style:style style:name="ce33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ncolnshire Expande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5"/>
        <table:table-column table:style-name="co2" table:default-cell-style-name="ce29"/>
        <table:table-column table:style-name="co2" table:default-cell-style-name="ce38"/>
        <table:table-column table:style-name="co2" table:number-columns-repeated="1020" table:default-cell-style-name="ce2"/>
        <table:table-row table:style-name="ro1">
          <table:table-cell table:style-name="ce1" office:value-type="string">
            <text:p>Boston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6"/>
          <table:table-cell table:style-name="ce23"/>
          <table:table-cell table:style-name="ce33"/>
          <table:table-cell table:style-name="ce3" table:number-columns-repeated="1020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7"/>
          <table:table-cell table:style-name="ce24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40" office:value-type="string">
            <text:p>Seats</text:p>
          </table:table-cell>
          <table:table-cell table:style-name="ce3"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6"/>
          <table:table-cell table:style-name="ce25" office:value-type="float" office:value="10666">
            <text:p>10,666</text:p>
          </table:table-cell>
          <table:table-cell table:style-name="ce35" office:value-type="percentage" office:value="0.342">
            <text:p>34.2%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6"/>
          <table:table-cell table:style-name="ce25" office:value-type="float" office:value="10480">
            <text:p>10,480</text:p>
          </table:table-cell>
          <table:table-cell table:style-name="ce35" office:value-type="percentage" office:value="0.336">
            <text:p>33.6%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Independent</text:p>
          </table:table-cell>
          <table:table-cell table:style-name="ce6"/>
          <table:table-cell table:style-name="ce26" office:value-type="float" office:value="5063">
            <text:p>5,063</text:p>
          </table:table-cell>
          <table:table-cell table:style-name="ce35" office:value-type="percentage" office:value="0.162">
            <text:p>16.2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Labour</text:p>
          </table:table-cell>
          <table:table-cell table:style-name="ce6"/>
          <table:table-cell table:style-name="ce26" office:value-type="float" office:value="4048">
            <text:p>4,048</text:p>
          </table:table-cell>
          <table:table-cell table:style-name="ce35" office:value-type="percentage" office:value="0.13">
            <text:p>13.0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Green Party</text:p>
          </table:table-cell>
          <table:table-cell table:style-name="ce6"/>
          <table:table-cell table:style-name="ce25" office:value-type="float" office:value="843">
            <text:p>843</text:p>
          </table:table-cell>
          <table:table-cell table:style-name="ce35" office:value-type="percentage" office:value="0.027">
            <text:p>2.7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6"/>
          <table:table-cell table:style-name="ce25" office:value-type="float" office:value="111">
            <text:p>111</text:p>
          </table:table-cell>
          <table:table-cell table:style-name="ce35" office:value-type="percentage" office:value="0.004">
            <text:p>0.4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astal (2 Seats)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Peter Bedford</text:p>
          </table:table-cell>
          <table:table-cell office:value-type="string">
            <text:p>Con</text:p>
          </table:table-cell>
          <table:table-cell table:style-name="ce22" office:value-type="float" office:value="985">
            <text:p>985</text:p>
          </table:table-cell>
          <table:table-cell table:style-name="ce32" office:value-type="percentage" office:value="0.505">
            <text:p>50.5%</text:p>
          </table:table-cell>
          <table:table-cell table:number-columns-repeated="1020"/>
        </table:table-row>
        <table:table-row table:style-name="ro2">
          <table:table-cell office:value-type="string">
            <text:p>Felicity Elizabeth Ellen</text:p>
          </table:table-cell>
          <table:table-cell office:value-type="string">
            <text:p>UKIP</text:p>
          </table:table-cell>
          <table:table-cell table:style-name="ce22" office:value-type="float" office:value="966">
            <text:p>966</text:p>
          </table:table-cell>
          <table:table-cell table:style-name="ce32" office:value-type="percentage" office:value="0.495">
            <text:p>49.5%</text:p>
          </table:table-cell>
          <table:table-cell table:number-columns-repeated="1020"/>
        </table:table-row>
        <table:table-row table:style-name="ro2">
          <table:table-cell office:value-type="string">
            <text:p>Tom Ashton</text:p>
          </table:table-cell>
          <table:table-cell office:value-type="string">
            <text:p>Con</text:p>
          </table:table-cell>
          <table:table-cell table:style-name="ce22" office:value-type="float" office:value="844">
            <text:p>844</text:p>
          </table:table-cell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Fenside (2 Seats)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Dani Anton</text:p>
          </table:table-cell>
          <table:table-cell office:value-type="string">
            <text:p>UKIP</text:p>
          </table:table-cell>
          <table:table-cell table:style-name="ce22" office:value-type="float" office:value="703">
            <text:p>703</text:p>
          </table:table-cell>
          <table:table-cell table:style-name="ce32" office:value-type="percentage" office:value="0.378">
            <text:p>37.8%</text:p>
          </table:table-cell>
          <table:table-cell table:number-columns-repeated="1020"/>
        </table:table-row>
        <table:table-row table:style-name="ro2">
          <table:table-cell office:value-type="string">
            <text:p>Nigel Richard Welton</text:p>
          </table:table-cell>
          <table:table-cell office:value-type="string">
            <text:p>Lab</text:p>
          </table:table-cell>
          <table:table-cell table:style-name="ce22" office:value-type="float" office:value="443">
            <text:p>443</text:p>
          </table:table-cell>
          <table:table-cell table:style-name="ce32" office:value-type="percentage" office:value="0.238">
            <text:p>23.8%</text:p>
          </table:table-cell>
          <table:table-cell table:number-columns-repeated="1020"/>
        </table:table-row>
        <table:table-row table:style-name="ro2">
          <table:table-cell office:value-type="string">
            <text:p>Carol Julie Broomfield-Douglas</text:p>
          </table:table-cell>
          <table:table-cell office:value-type="string">
            <text:p>Con</text:p>
          </table:table-cell>
          <table:table-cell table:style-name="ce22" office:value-type="float" office:value="442">
            <text:p>442</text:p>
          </table:table-cell>
          <table:table-cell table:style-name="ce32" office:value-type="percentage" office:value="0.238">
            <text:p>23.8%</text:p>
          </table:table-cell>
          <table:table-cell table:number-columns-repeated="1020"/>
        </table:table-row>
        <table:table-row table:style-name="ro2">
          <table:table-cell office:value-type="string">
            <text:p>Tiggs Keywood-Wainwright</text:p>
          </table:table-cell>
          <table:table-cell office:value-type="string">
            <text:p>Ind</text:p>
          </table:table-cell>
          <table:table-cell table:style-name="ce22" office:value-type="float" office:value="272">
            <text:p>272</text:p>
          </table:table-cell>
          <table:table-cell table:style-name="ce32" office:value-type="percentage" office:value="0.146">
            <text:p>14.6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Fishtoft (3 Seats)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Jonathan Howard Noble</text:p>
          </table:table-cell>
          <table:table-cell office:value-type="string">
            <text:p>UKIP</text:p>
          </table:table-cell>
          <table:table-cell table:style-name="ce22" office:value-type="float" office:value="1275">
            <text:p>1,275</text:p>
          </table:table-cell>
          <table:table-cell table:style-name="ce32" office:value-type="percentage" office:value="0.291">
            <text:p>29.1%</text:p>
          </table:table-cell>
          <table:table-cell table:number-columns-repeated="1020"/>
        </table:table-row>
        <table:table-row table:style-name="ro2">
          <table:table-cell office:value-type="string">
            <text:p>Judith Ann Skinner</text:p>
          </table:table-cell>
          <table:table-cell office:value-type="string">
            <text:p>Con</text:p>
          </table:table-cell>
          <table:table-cell table:style-name="ce22" office:value-type="float" office:value="1235">
            <text:p>1,235</text:p>
          </table:table-cell>
          <table:table-cell table:style-name="ce32" office:value-type="percentage" office:value="0.281">
            <text:p>28.1%</text:p>
          </table:table-cell>
          <table:table-cell table:number-columns-repeated="1020"/>
        </table:table-row>
        <table:table-row table:style-name="ro2">
          <table:table-cell office:value-type="string">
            <text:p>Paul Anthony Skinner</text:p>
          </table:table-cell>
          <table:table-cell office:value-type="string">
            <text:p>Con</text:p>
          </table:table-cell>
          <table:table-cell table:style-name="ce22" office:value-type="float" office:value="1149">
            <text:p>1,149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Ossy Snell</text:p>
          </table:table-cell>
          <table:table-cell office:value-type="string">
            <text:p>Ind</text:p>
          </table:table-cell>
          <table:table-cell table:style-name="ce22" office:value-type="float" office:value="890">
            <text:p>890</text:p>
          </table:table-cell>
          <table:table-cell table:style-name="ce32" office:value-type="percentage" office:value="0.203">
            <text:p>20.3%</text:p>
          </table:table-cell>
          <table:table-cell table:number-columns-repeated="1020"/>
        </table:table-row>
        <table:table-row table:style-name="ro2">
          <table:table-cell office:value-type="string">
            <text:p>Helen Staples</text:p>
          </table:table-cell>
          <table:table-cell office:value-type="string">
            <text:p>Ind</text:p>
          </table:table-cell>
          <table:table-cell table:style-name="ce22" office:value-type="float" office:value="870">
            <text:p>870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Sue Walsh</text:p>
          </table:table-cell>
          <table:table-cell office:value-type="string">
            <text:p>Lab</text:p>
          </table:table-cell>
          <table:table-cell table:style-name="ce22" office:value-type="float" office:value="659">
            <text:p>659</text:p>
          </table:table-cell>
          <table:table-cell table:style-name="ce32" office:value-type="percentage" office:value="0.15">
            <text:p>15.0%</text:p>
          </table:table-cell>
          <table:table-cell table:number-columns-repeated="1020"/>
        </table:table-row>
        <table:table-row table:style-name="ro2">
          <table:table-cell office:value-type="string">
            <text:p>Clair Joanne Bird</text:p>
          </table:table-cell>
          <table:table-cell office:value-type="string">
            <text:p>Green</text:p>
          </table:table-cell>
          <table:table-cell table:style-name="ce22" office:value-type="float" office:value="329">
            <text:p>329</text:p>
          </table:table-cell>
          <table:table-cell table:style-name="ce32" office:value-type="percentage" office:value="0.075">
            <text:p>7.5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Five Villages (2 Seats)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Aaron Jacob Spencer</text:p>
          </table:table-cell>
          <table:table-cell office:value-type="string">
            <text:p>Con</text:p>
          </table:table-cell>
          <table:table-cell table:style-name="ce22" office:value-type="float" office:value="857">
            <text:p>857</text:p>
          </table:table-cell>
          <table:table-cell table:style-name="ce32" office:value-type="percentage" office:value="0.378">
            <text:p>37.8%</text:p>
          </table:table-cell>
          <table:table-cell table:number-columns-repeated="1020"/>
        </table:table-row>
        <table:table-row table:style-name="ro2">
          <table:table-cell office:value-type="string">
            <text:p>Mike Cooper</text:p>
          </table:table-cell>
          <table:table-cell office:value-type="string">
            <text:p>Con</text:p>
          </table:table-cell>
          <table:table-cell table:style-name="ce22" office:value-type="float" office:value="815">
            <text:p>815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Jodie Ransome</text:p>
          </table:table-cell>
          <table:table-cell office:value-type="string">
            <text:p>UKIP</text:p>
          </table:table-cell>
          <table:table-cell table:style-name="ce22" office:value-type="float" office:value="743">
            <text:p>743</text:p>
          </table:table-cell>
          <table:table-cell table:style-name="ce32" office:value-type="percentage" office:value="0.327">
            <text:p>32.7%</text:p>
          </table:table-cell>
          <table:table-cell table:number-columns-repeated="1020"/>
        </table:table-row>
        <table:table-row table:style-name="ro2">
          <table:table-cell office:value-type="string">
            <text:p>Keith Adshead</text:p>
          </table:table-cell>
          <table:table-cell office:value-type="string">
            <text:p>Lab</text:p>
          </table:table-cell>
          <table:table-cell table:style-name="ce22" office:value-type="float" office:value="334">
            <text:p>334</text:p>
          </table:table-cell>
          <table:table-cell table:style-name="ce32" office:value-type="percentage" office:value="0.147">
            <text:p>14.7%</text:p>
          </table:table-cell>
          <table:table-cell table:number-columns-repeated="1020"/>
        </table:table-row>
        <table:table-row table:style-name="ro2">
          <table:table-cell office:value-type="string">
            <text:p>John Edward Jenkinson</text:p>
          </table:table-cell>
          <table:table-cell office:value-type="string">
            <text:p>Lab</text:p>
          </table:table-cell>
          <table:table-cell table:style-name="ce22" office:value-type="float" office:value="271">
            <text:p>271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Dave Prickett</text:p>
          </table:table-cell>
          <table:table-cell office:value-type="string">
            <text:p>Green</text:p>
          </table:table-cell>
          <table:table-cell table:style-name="ce22" office:value-type="float" office:value="191">
            <text:p>191</text:p>
          </table:table-cell>
          <table:table-cell table:style-name="ce32" office:value-type="percentage" office:value="0.084">
            <text:p>8.4%</text:p>
          </table:table-cell>
          <table:table-cell table:number-columns-repeated="1020"/>
        </table:table-row>
        <table:table-row table:style-name="ro2">
          <table:table-cell office:value-type="string">
            <text:p>David Frederick Witts</text:p>
          </table:table-cell>
          <table:table-cell office:value-type="string">
            <text:p>Ind</text:p>
          </table:table-cell>
          <table:table-cell table:style-name="ce22" office:value-type="float" office:value="145">
            <text:p>145</text:p>
          </table:table-cell>
          <table:table-cell table:style-name="ce32" office:value-type="percentage" office:value="0.064">
            <text:p>6.4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Kirton and Frampton (3 Seats)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Colin William Brotherton</text:p>
          </table:table-cell>
          <table:table-cell office:value-type="string">
            <text:p>Con</text:p>
          </table:table-cell>
          <table:table-cell table:style-name="ce22" office:value-type="float" office:value="1305">
            <text:p>1,305</text:p>
          </table:table-cell>
          <table:table-cell table:style-name="ce32" office:value-type="percentage" office:value="0.337">
            <text:p>33.7%</text:p>
          </table:table-cell>
          <table:table-cell table:number-columns-repeated="1020"/>
        </table:table-row>
        <table:table-row table:style-name="ro2">
          <table:table-cell office:value-type="string">
            <text:p>Claire Rebecca Rylott</text:p>
          </table:table-cell>
          <table:table-cell office:value-type="string">
            <text:p>Con</text:p>
          </table:table-cell>
          <table:table-cell table:style-name="ce22" office:value-type="float" office:value="1155">
            <text:p>1,155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James Gary</text:p>
          </table:table-cell>
          <table:table-cell office:value-type="string">
            <text:p>UKIP</text:p>
          </table:table-cell>
          <table:table-cell table:style-name="ce22" office:value-type="float" office:value="1084">
            <text:p>1,084</text:p>
          </table:table-cell>
          <table:table-cell table:style-name="ce32" office:value-type="percentage" office:value="0.28">
            <text:p>28.0%</text:p>
          </table:table-cell>
          <table:table-cell table:number-columns-repeated="1020"/>
        </table:table-row>
        <table:table-row table:style-name="ro2">
          <table:table-cell office:value-type="string">
            <text:p>Stuart John Ashton</text:p>
          </table:table-cell>
          <table:table-cell office:value-type="string">
            <text:p>Ind</text:p>
          </table:table-cell>
          <table:table-cell table:style-name="ce22" office:value-type="float" office:value="995">
            <text:p>995</text:p>
          </table:table-cell>
          <table:table-cell table:style-name="ce32" office:value-type="percentage" office:value="0.257">
            <text:p>25.7%</text:p>
          </table:table-cell>
          <table:table-cell table:number-columns-repeated="1020"/>
        </table:table-row>
        <table:table-row table:style-name="ro2">
          <table:table-cell office:value-type="string">
            <text:p>Alan Victor Lee</text:p>
          </table:table-cell>
          <table:table-cell table:style-name="ce18" office:value-type="string">
            <text:p>Ind</text:p>
          </table:table-cell>
          <table:table-cell table:style-name="ce22" office:value-type="float" office:value="764">
            <text:p>764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Mick Gall</text:p>
          </table:table-cell>
          <table:table-cell office:value-type="string">
            <text:p>Lab</text:p>
          </table:table-cell>
          <table:table-cell table:style-name="ce22" office:value-type="float" office:value="491">
            <text:p>491</text:p>
          </table:table-cell>
          <table:table-cell table:style-name="ce32" office:value-type="percentage" office:value="0.127">
            <text:p>12.7%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Old Leake and Wrangle (2 Seats)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Maureen Christina Dennis</text:p>
          </table:table-cell>
          <table:table-cell office:value-type="string">
            <text:p>Con</text:p>
          </table:table-cell>
          <table:table-cell table:style-name="ce22" office:value-type="float" office:value="828">
            <text:p>828</text:p>
          </table:table-cell>
          <table:table-cell table:style-name="ce32" office:value-type="percentage" office:value="0.529">
            <text:p>52.9%</text:p>
          </table:table-cell>
          <table:table-cell table:number-columns-repeated="1020"/>
        </table:table-row>
        <table:table-row table:style-name="ro2">
          <table:table-cell office:value-type="string">
            <text:p>Barrie Pierpoint</text:p>
          </table:table-cell>
          <table:table-cell office:value-type="string">
            <text:p>UKIP</text:p>
          </table:table-cell>
          <table:table-cell table:style-name="ce22" office:value-type="float" office:value="736">
            <text:p>736</text:p>
          </table:table-cell>
          <table:table-cell table:style-name="ce32" office:value-type="percentage" office:value="0.471">
            <text:p>47.1%</text:p>
          </table:table-cell>
          <table:table-cell table:number-columns-repeated="1020"/>
        </table:table-row>
        <table:table-row table:style-name="ro2">
          <table:table-cell office:value-type="string">
            <text:p>Frank Henry Pickett</text:p>
          </table:table-cell>
          <table:table-cell office:value-type="string">
            <text:p>Con</text:p>
          </table:table-cell>
          <table:table-cell table:style-name="ce22" office:value-type="float" office:value="687">
            <text:p>687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Geoff Woodhouse</text:p>
          </table:table-cell>
          <table:table-cell office:value-type="string">
            <text:p>UKIP</text:p>
          </table:table-cell>
          <table:table-cell table:style-name="ce22" office:value-type="float" office:value="699">
            <text:p>699</text:p>
          </table:table-cell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Skirbeck (3 Seats)</text:p>
          </table:table-cell>
          <table:table-cell/>
          <table:table-cell table:style-name="ce18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32"/>
          <table:table-cell table:number-columns-repeated="1020"/>
        </table:table-row>
        <table:table-row table:style-name="ro2">
          <table:table-cell office:value-type="string">
            <text:p>Stephen Christopher Ball</text:p>
          </table:table-cell>
          <table:table-cell office:value-type="string">
            <text:p>UKIP</text:p>
          </table:table-cell>
          <table:table-cell table:style-name="ce22" office:value-type="float" office:value="1116">
            <text:p>1,116</text:p>
          </table:table-cell>
          <table:table-cell table:style-name="ce32" office:value-type="percentage" office:value="0.42">
            <text:p>42.0%</text:p>
          </table:table-cell>
          <table:table-cell table:number-columns-repeated="1020"/>
        </table:table-row>
        <table:table-row table:style-name="ro2">
          <table:table-cell office:value-type="string">
            <text:p>Martin Alexander Griggs</text:p>
          </table:table-cell>
          <table:table-cell office:value-type="string">
            <text:p>Con</text:p>
          </table:table-cell>
          <table:table-cell table:style-name="ce22" office:value-type="float" office:value="655">
            <text:p>655</text:p>
          </table:table-cell>
          <table:table-cell table:style-name="ce32" office:value-type="percentage" office:value="0.246">
            <text:p>24.6%</text:p>
          </table:table-cell>
          <table:table-cell table:number-columns-repeated="1020"/>
        </table:table-row>
        <table:table-row table:style-name="ro2">
          <table:table-cell office:value-type="string">
            <text:p>Paul Michael Gleeson</text:p>
          </table:table-cell>
          <table:table-cell office:value-type="string">
            <text:p>Lab</text:p>
          </table:table-cell>
          <table:table-cell table:style-name="ce22" office:value-type="float" office:value="611">
            <text:p>611</text:p>
          </table:table-cell>
          <table:table-cell table:style-name="ce32" office:value-type="percentage" office:value="0.23">
            <text:p>23.0%</text:p>
          </table:table-cell>
          <table:table-cell table:number-columns-repeated="1020"/>
        </table:table-row>
        <table:table-row table:style-name="ro2">
          <table:table-cell office:value-type="string">
            <text:p>Sean Matthew Rickell</text:p>
          </table:table-cell>
          <table:table-cell office:value-type="string">
            <text:p>Con</text:p>
          </table:table-cell>
          <table:table-cell table:style-name="ce27" office:value-type="float" office:value="602">
            <text:p>602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Paul Jonathon Goodale</text:p>
          </table:table-cell>
          <table:table-cell office:value-type="string">
            <text:p>Lab</text:p>
          </table:table-cell>
          <table:table-cell table:style-name="ce27" office:value-type="float" office:value="597">
            <text:p>597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Paul Robert Kenny</text:p>
          </table:table-cell>
          <table:table-cell office:value-type="string">
            <text:p>Lab</text:p>
          </table:table-cell>
          <table:table-cell table:style-name="ce22" office:value-type="float" office:value="578">
            <text:p>578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Victoria Percival</text:p>
          </table:table-cell>
          <table:table-cell office:value-type="string">
            <text:p>Green</text:p>
          </table:table-cell>
          <table:table-cell table:style-name="ce22" office:value-type="float" office:value="276">
            <text:p>276</text:p>
          </table:table-cell>
          <table:table-cell table:style-name="ce32" office:value-type="percentage" office:value="0.104">
            <text:p>10.4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St Thomas</text:p>
          </table:table-cell>
          <table:table-cell/>
          <table:table-cell table:style-name="ce18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Alison Mary Austin</text:p>
          </table:table-cell>
          <table:table-cell office:value-type="string">
            <text:p>Ind</text:p>
          </table:table-cell>
          <table:table-cell table:style-name="ce22" office:value-type="float" office:value="517">
            <text:p>517</text:p>
          </table:table-cell>
          <table:table-cell table:style-name="ce32" office:value-type="percentage" office:value="0.523">
            <text:p>52.3%</text:p>
          </table:table-cell>
          <table:table-cell table:number-columns-repeated="1020"/>
        </table:table-row>
        <table:table-row table:style-name="ro2">
          <table:table-cell office:value-type="string">
            <text:p>Paul Michael Newton Baker</text:p>
          </table:table-cell>
          <table:table-cell office:value-type="string">
            <text:p>UKIP</text:p>
          </table:table-cell>
          <table:table-cell table:style-name="ce22" office:value-type="float" office:value="225">
            <text:p>225</text:p>
          </table:table-cell>
          <table:table-cell table:style-name="ce32" office:value-type="percentage" office:value="0.228">
            <text:p>22.8%</text:p>
          </table:table-cell>
          <table:table-cell table:number-columns-repeated="1020"/>
        </table:table-row>
        <table:table-row table:style-name="ro2">
          <table:table-cell office:value-type="string">
            <text:p>Darron Richard Abbott</text:p>
          </table:table-cell>
          <table:table-cell office:value-type="string">
            <text:p>Con</text:p>
          </table:table-cell>
          <table:table-cell table:style-name="ce22" office:value-type="float" office:value="168">
            <text:p>168</text:p>
          </table:table-cell>
          <table:table-cell table:style-name="ce32" office:value-type="percentage" office:value="0.17">
            <text:p>17.0%</text:p>
          </table:table-cell>
          <table:table-cell table:number-columns-repeated="1020"/>
        </table:table-row>
        <table:table-row table:style-name="ro2">
          <table:table-cell office:value-type="string">
            <text:p>Norman Allan Walsh</text:p>
          </table:table-cell>
          <table:table-cell office:value-type="string">
            <text:p>Lab</text:p>
          </table:table-cell>
          <table:table-cell table:style-name="ce22" office:value-type="float" office:value="79">
            <text:p>79</text:p>
          </table:table-cell>
          <table:table-cell table:style-name="ce32" office:value-type="percentage" office:value="0.08">
            <text:p>8.0%</text:p>
          </table:table-cell>
          <table:table-cell table:number-columns-repeated="1020"/>
        </table:table-row>
        <table:table-row table:style-name="ro2">
          <table:table-cell office:value-type="string">
            <text:p>Cyril Richard Nyman</text:p>
          </table:table-cell>
          <table:table-cell office:value-type="string">
            <text:p>Ind</text:p>
          </table:table-cell>
          <table:table-cell table:style-name="ce22" office:value-type="float" office:value="32">
            <text:p>32</text:p>
          </table:table-cell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Staniland (2 Seats)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Brian Rush</text:p>
          </table:table-cell>
          <table:table-cell office:value-type="string">
            <text:p>UKIP</text:p>
          </table:table-cell>
          <table:table-cell table:style-name="ce22" office:value-type="float" office:value="678">
            <text:p>678</text:p>
          </table:table-cell>
          <table:table-cell table:style-name="ce32" office:value-type="percentage" office:value="0.424">
            <text:p>42.4%</text:p>
          </table:table-cell>
          <table:table-cell table:number-columns-repeated="1020"/>
        </table:table-row>
        <table:table-row table:style-name="ro2">
          <table:table-cell office:value-type="string">
            <text:p>Ben Christian Evans</text:p>
          </table:table-cell>
          <table:table-cell office:value-type="string">
            <text:p>Con</text:p>
          </table:table-cell>
          <table:table-cell table:style-name="ce22" office:value-type="float" office:value="477">
            <text:p>477</text:p>
          </table:table-cell>
          <table:table-cell table:style-name="ce32" office:value-type="percentage" office:value="0.298">
            <text:p>29.8%</text:p>
          </table:table-cell>
          <table:table-cell table:number-columns-repeated="1020"/>
        </table:table-row>
        <table:table-row table:style-name="ro2">
          <table:table-cell office:value-type="string">
            <text:p>Yvonne Ann Gunter</text:p>
          </table:table-cell>
          <table:table-cell office:value-type="string">
            <text:p>Con</text:p>
          </table:table-cell>
          <table:table-cell table:style-name="ce22" office:value-type="float" office:value="454">
            <text:p>454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Pamela Christine Kenny</text:p>
          </table:table-cell>
          <table:table-cell office:value-type="string">
            <text:p>Lab</text:p>
          </table:table-cell>
          <table:table-cell table:style-name="ce22" office:value-type="float" office:value="344">
            <text:p>344</text:p>
          </table:table-cell>
          <table:table-cell table:style-name="ce32" office:value-type="percentage" office:value="0.215">
            <text:p>21.5%</text:p>
          </table:table-cell>
          <table:table-cell table:number-columns-repeated="1020"/>
        </table:table-row>
        <table:table-row table:style-name="ro2">
          <table:table-cell office:value-type="string">
            <text:p>Chris Roberts</text:p>
          </table:table-cell>
          <table:table-cell office:value-type="string">
            <text:p>Lab</text:p>
          </table:table-cell>
          <table:table-cell table:style-name="ce22" office:value-type="float" office:value="255">
            <text:p>255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Ann Gloria Smith</text:p>
          </table:table-cell>
          <table:table-cell office:value-type="string">
            <text:p>Ind</text:p>
          </table:table-cell>
          <table:table-cell table:style-name="ce22" office:value-type="float" office:value="100">
            <text:p>100</text:p>
          </table:table-cell>
          <table:table-cell table:style-name="ce32" office:value-type="percentage" office:value="0.063">
            <text:p>6.3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Station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Sue Ransom</text:p>
          </table:table-cell>
          <table:table-cell office:value-type="string">
            <text:p>UKIP</text:p>
          </table:table-cell>
          <table:table-cell table:style-name="ce22" office:value-type="float" office:value="275">
            <text:p>275</text:p>
          </table:table-cell>
          <table:table-cell table:style-name="ce32" office:value-type="percentage" office:value="0.439">
            <text:p>43.9%</text:p>
          </table:table-cell>
          <table:table-cell table:number-columns-repeated="1020"/>
        </table:table-row>
        <table:table-row table:style-name="ro2">
          <table:table-cell office:value-type="string">
            <text:p>Tristan Thomas William Gilbert</text:p>
          </table:table-cell>
          <table:table-cell office:value-type="string">
            <text:p>Con</text:p>
          </table:table-cell>
          <table:table-cell table:style-name="ce22" office:value-type="float" office:value="157">
            <text:p>157</text:p>
          </table:table-cell>
          <table:table-cell table:style-name="ce32" office:value-type="percentage" office:value="0.25">
            <text:p>25.0%</text:p>
          </table:table-cell>
          <table:table-cell table:number-columns-repeated="1020"/>
        </table:table-row>
        <table:table-row table:style-name="ro2">
          <table:table-cell office:value-type="string">
            <text:p>Wayne Sutcliffe</text:p>
          </table:table-cell>
          <table:table-cell office:value-type="string">
            <text:p>Lab</text:p>
          </table:table-cell>
          <table:table-cell table:style-name="ce22" office:value-type="float" office:value="148">
            <text:p>148</text:p>
          </table:table-cell>
          <table:table-cell table:style-name="ce32" office:value-type="percentage" office:value="0.236">
            <text:p>23.6%</text:p>
          </table:table-cell>
          <table:table-cell table:number-columns-repeated="1020"/>
        </table:table-row>
        <table:table-row table:style-name="ro2">
          <table:table-cell office:value-type="string">
            <text:p>Joe Pepper</text:p>
          </table:table-cell>
          <table:table-cell office:value-type="string">
            <text:p>Green</text:p>
          </table:table-cell>
          <table:table-cell table:style-name="ce22" office:value-type="float" office:value="47">
            <text:p>47</text:p>
          </table:table-cell>
          <table:table-cell table:style-name="ce32" office:value-type="percentage" office:value="0.075">
            <text:p>7.5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Swineshead and Holland Fen (2 Seats)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office:value-type="string">
            <text:p>Michael Brookes</text:p>
          </table:table-cell>
          <table:table-cell office:value-type="string">
            <text:p>Con</text:p>
          </table:table-cell>
          <table:table-cell table:style-name="ce22" office:value-type="float" office:value="1190">
            <text:p>1,190</text:p>
          </table:table-cell>
          <table:table-cell table:style-name="ce32" office:value-type="percentage" office:value="0.491">
            <text:p>49.1%</text:p>
          </table:table-cell>
          <table:table-cell table:number-columns-repeated="1020"/>
        </table:table-row>
        <table:table-row table:style-name="ro2">
          <table:table-cell office:value-type="string">
            <text:p>Elizabeth Lucy Claire Ransome</text:p>
          </table:table-cell>
          <table:table-cell office:value-type="string">
            <text:p>UKIP</text:p>
          </table:table-cell>
          <table:table-cell table:style-name="ce22" office:value-type="float" office:value="652">
            <text:p>652</text:p>
          </table:table-cell>
          <table:table-cell table:style-name="ce32" office:value-type="percentage" office:value="0.269">
            <text:p>26.9%</text:p>
          </table:table-cell>
          <table:table-cell table:number-columns-repeated="1020"/>
        </table:table-row>
        <table:table-row table:style-name="ro2">
          <table:table-cell office:value-type="string">
            <text:p>Paula Cooper</text:p>
          </table:table-cell>
          <table:table-cell office:value-type="string">
            <text:p>Con</text:p>
          </table:table-cell>
          <table:table-cell table:style-name="ce27" office:value-type="float" office:value="591">
            <text:p>591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Richard Francis Leggott</text:p>
          </table:table-cell>
          <table:table-cell office:value-type="string">
            <text:p>Ind</text:p>
          </table:table-cell>
          <table:table-cell table:style-name="ce27" office:value-type="float" office:value="584">
            <text:p>584</text:p>
          </table:table-cell>
          <table:table-cell table:style-name="ce32" office:value-type="percentage" office:value="0.241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Donna Watton</text:p>
          </table:table-cell>
          <table:table-cell office:value-type="string">
            <text:p>UKIP</text:p>
          </table:table-cell>
          <table:table-cell table:style-name="ce27" office:value-type="float" office:value="332">
            <text:p>332</text:p>
          </table:table-cell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2"/>
          <table:table-cell table:number-columns-repeated="1020"/>
        </table:table-row>
        <table:table-row table:style-name="ro5">
          <table:table-cell table:style-name="ce3" office:value-type="string">
            <text:p>Trinity (2 Seats)</text:p>
          </table:table-cell>
          <table:table-cell/>
          <table:table-cell table:style-name="ce27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2"/>
          <table:table-cell table:number-columns-repeated="1020"/>
        </table:table-row>
        <table:table-row table:style-name="ro2">
          <table:table-cell office:value-type="string">
            <text:p>Gordon Christopher Gregory</text:p>
          </table:table-cell>
          <table:table-cell office:value-type="string">
            <text:p>Con</text:p>
          </table:table-cell>
          <table:table-cell table:style-name="ce27" office:value-type="float" office:value="731">
            <text:p>731</text:p>
          </table:table-cell>
          <table:table-cell table:style-name="ce32" office:value-type="percentage" office:value="0.343">
            <text:p>34.3%</text:p>
          </table:table-cell>
          <table:table-cell table:number-columns-repeated="1020"/>
        </table:table-row>
        <table:table-row table:style-name="ro2">
          <table:table-cell office:value-type="string">
            <text:p>Yvonne Jenifer Stevens</text:p>
          </table:table-cell>
          <table:table-cell office:value-type="string">
            <text:p>UKIP</text:p>
          </table:table-cell>
          <table:table-cell table:style-name="ce27" office:value-type="float" office:value="698">
            <text:p>698</text:p>
          </table:table-cell>
          <table:table-cell table:style-name="ce32" office:value-type="percentage" office:value="0.328">
            <text:p>32.8%</text:p>
          </table:table-cell>
          <table:table-cell table:number-columns-repeated="1020"/>
        </table:table-row>
        <table:table-row table:style-name="ro2">
          <table:table-cell office:value-type="string">
            <text:p>Gurdip Singh Samra</text:p>
          </table:table-cell>
          <table:table-cell office:value-type="string">
            <text:p>Con</text:p>
          </table:table-cell>
          <table:table-cell table:style-name="ce27" office:value-type="float" office:value="632">
            <text:p>632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Wendy Rose Gleeson</text:p>
          </table:table-cell>
          <table:table-cell office:value-type="string">
            <text:p>Lab</text:p>
          </table:table-cell>
          <table:table-cell table:style-name="ce27" office:value-type="float" office:value="358">
            <text:p>358</text:p>
          </table:table-cell>
          <table:table-cell table:style-name="ce32" office:value-type="percentage" office:value="0.168">
            <text:p>16.8%</text:p>
          </table:table-cell>
          <table:table-cell table:number-columns-repeated="1020"/>
        </table:table-row>
        <table:table-row table:style-name="ro2">
          <table:table-cell office:value-type="string">
            <text:p>Jan Finch</text:p>
          </table:table-cell>
          <table:table-cell office:value-type="string">
            <text:p>Lab</text:p>
          </table:table-cell>
          <table:table-cell table:style-name="ce27" office:value-type="float" office:value="356">
            <text:p>356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Dennis Charles Bambridge</text:p>
          </table:table-cell>
          <table:table-cell office:value-type="string">
            <text:p>Ind</text:p>
          </table:table-cell>
          <table:table-cell table:style-name="ce27" office:value-type="float" office:value="342">
            <text:p>342</text:p>
          </table:table-cell>
          <table:table-cell table:style-name="ce32" office:value-type="percentage" office:value="0.161">
            <text:p>16.1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West</text:p>
          </table:table-cell>
          <table:table-cell/>
          <table:table-cell table:style-name="ce27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2"/>
          <table:table-cell table:number-columns-repeated="1020"/>
        </table:table-row>
        <table:table-row table:style-name="ro2">
          <table:table-cell office:value-type="string">
            <text:p>Stephen Victor Woodliffe</text:p>
          </table:table-cell>
          <table:table-cell office:value-type="string">
            <text:p>Con</text:p>
          </table:table-cell>
          <table:table-cell table:style-name="ce27" office:value-type="float" office:value="634">
            <text:p>634</text:p>
          </table:table-cell>
          <table:table-cell table:style-name="ce32" office:value-type="percentage" office:value="0.593">
            <text:p>59.3%</text:p>
          </table:table-cell>
          <table:table-cell table:number-columns-repeated="1020"/>
        </table:table-row>
        <table:table-row table:style-name="ro2">
          <table:table-cell office:value-type="string">
            <text:p>Don Ransome</text:p>
          </table:table-cell>
          <table:table-cell office:value-type="string">
            <text:p>UKIP</text:p>
          </table:table-cell>
          <table:table-cell table:style-name="ce27" office:value-type="float" office:value="322">
            <text:p>322</text:p>
          </table:table-cell>
          <table:table-cell table:style-name="ce32" office:value-type="percentage" office:value="0.301">
            <text:p>30.1%</text:p>
          </table:table-cell>
          <table:table-cell table:number-columns-repeated="1020"/>
        </table:table-row>
        <table:table-row table:style-name="ro2">
          <table:table-cell office:value-type="string">
            <text:p>Andrew Finch</text:p>
          </table:table-cell>
          <table:table-cell office:value-type="string">
            <text:p>Lab</text:p>
          </table:table-cell>
          <table:table-cell table:style-name="ce27" office:value-type="float" office:value="113">
            <text:p>113</text:p>
          </table:table-cell>
          <table:table-cell table:style-name="ce32" office:value-type="percentage" office:value="0.106">
            <text:p>10.6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Witham (2 Seats)</text:p>
          </table:table-cell>
          <table:table-cell/>
          <table:table-cell table:style-name="ce27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2"/>
          <table:table-cell table:number-columns-repeated="1020"/>
        </table:table-row>
        <table:table-row table:style-name="ro2">
          <table:table-cell office:value-type="string">
            <text:p>Stephen Paul Raven</text:p>
          </table:table-cell>
          <table:table-cell office:value-type="string">
            <text:p>UKIP</text:p>
          </table:table-cell>
          <table:table-cell table:style-name="ce27" office:value-type="float" office:value="593">
            <text:p>593</text:p>
          </table:table-cell>
          <table:table-cell table:style-name="ce32" office:value-type="percentage" office:value="0.357">
            <text:p>35.7%</text:p>
          </table:table-cell>
          <table:table-cell table:number-columns-repeated="1020"/>
        </table:table-row>
        <table:table-row table:style-name="ro2">
          <table:table-cell office:value-type="string">
            <text:p>Viven Maureen Edge</text:p>
          </table:table-cell>
          <table:table-cell office:value-type="string">
            <text:p>UKIP</text:p>
          </table:table-cell>
          <table:table-cell table:style-name="ce27" office:value-type="float" office:value="558">
            <text:p>558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Mary Kathleen Wright</text:p>
          </table:table-cell>
          <table:table-cell office:value-type="string">
            <text:p>Con</text:p>
          </table:table-cell>
          <table:table-cell table:style-name="ce27" office:value-type="float" office:value="398">
            <text:p>398</text:p>
          </table:table-cell>
          <table:table-cell table:style-name="ce32" office:value-type="percentage" office:value="0.24">
            <text:p>24.0%</text:p>
          </table:table-cell>
          <table:table-cell table:number-columns-repeated="1020"/>
        </table:table-row>
        <table:table-row table:style-name="ro2">
          <table:table-cell office:value-type="string">
            <text:p>Daniel Mark Cowburn Elkington</text:p>
          </table:table-cell>
          <table:table-cell office:value-type="string">
            <text:p>Con</text:p>
          </table:table-cell>
          <table:table-cell table:style-name="ce27" office:value-type="float" office:value="363">
            <text:p>363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Carol Ann Taylor</text:p>
          </table:table-cell>
          <table:table-cell office:value-type="string">
            <text:p>Ind</text:p>
          </table:table-cell>
          <table:table-cell table:style-name="ce27" office:value-type="float" office:value="298">
            <text:p>298</text:p>
          </table:table-cell>
          <table:table-cell table:style-name="ce32" office:value-type="percentage" office:value="0.179">
            <text:p>17.9%</text:p>
          </table:table-cell>
          <table:table-cell table:number-columns-repeated="1020"/>
        </table:table-row>
        <table:table-row table:style-name="ro2">
          <table:table-cell office:value-type="string">
            <text:p>Andy Cook</text:p>
          </table:table-cell>
          <table:table-cell office:value-type="string">
            <text:p>Lab</text:p>
          </table:table-cell>
          <table:table-cell table:style-name="ce27" office:value-type="float" office:value="261">
            <text:p>261</text:p>
          </table:table-cell>
          <table:table-cell table:style-name="ce32" office:value-type="percentage" office:value="0.157">
            <text:p>15.7%</text:p>
          </table:table-cell>
          <table:table-cell table:number-columns-repeated="1020"/>
        </table:table-row>
        <table:table-row table:style-name="ro2">
          <table:table-cell office:value-type="string">
            <text:p>Ben Cook</text:p>
          </table:table-cell>
          <table:table-cell office:value-type="string">
            <text:p>Lab</text:p>
          </table:table-cell>
          <table:table-cell table:style-name="ce27" office:value-type="float" office:value="225">
            <text:p>225</text:p>
          </table:table-cell>
          <table:table-cell table:style-name="ce32"/>
          <table:table-cell table:number-columns-repeated="1020"/>
        </table:table-row>
        <table:table-row table:style-name="ro2">
          <table:table-cell office:value-type="string">
            <text:p>Paul James Appleby</text:p>
          </table:table-cell>
          <table:table-cell office:value-type="string">
            <text:p>LDM</text:p>
          </table:table-cell>
          <table:table-cell table:style-name="ce27" office:value-type="float" office:value="111">
            <text:p>111</text:p>
          </table:table-cell>
          <table:table-cell table:style-name="ce36" office:value-type="percentage" office:value="0.067">
            <text:p>6.7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Wyberton (2 Seats)</text:p>
          </table:table-cell>
          <table:table-cell/>
          <table:table-cell table:style-name="ce27"/>
          <table:table-cell table:style-name="ce36"/>
          <table:table-cell table:number-columns-repeated="1020"/>
        </table:table-row>
        <table:table-row table:style-name="ro2">
          <table:table-cell table:number-columns-repeated="2"/>
          <table:table-cell table:style-name="ce27"/>
          <table:table-cell table:style-name="ce36"/>
          <table:table-cell table:number-columns-repeated="1020"/>
        </table:table-row>
        <table:table-row table:style-name="ro4">
          <table:table-cell office:value-type="string">
            <text:p>Richard William Austin</text:p>
          </table:table-cell>
          <table:table-cell office:value-type="string">
            <text:p>Ind</text:p>
          </table:table-cell>
          <table:table-cell table:style-name="ce27" office:value-type="float" office:value="920">
            <text:p>920</text:p>
          </table:table-cell>
          <table:table-cell table:style-name="ce37" office:value-type="percentage" office:value="0.429">
            <text:p>42.9%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7" office:value-type="string">
            <text:p>David Brown</text:p>
          </table:table-cell>
          <table:table-cell table:style-name="ce19" office:value-type="string">
            <text:p>UKIP</text:p>
          </table:table-cell>
          <table:table-cell table:style-name="ce28" office:value-type="float" office:value="600">
            <text:p>600</text:p>
          </table:table-cell>
          <table:table-cell table:style-name="ce37" office:value-type="percentage" office:value="0.28">
            <text:p>28.0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James Andrew Knowles</text:p>
          </table:table-cell>
          <table:table-cell table:style-name="ce20" office:value-type="string">
            <text:p>Con</text:p>
          </table:table-cell>
          <table:table-cell table:style-name="ce28" office:value-type="float" office:value="418">
            <text:p>418</text:p>
          </table:table-cell>
          <table:table-cell table:style-name="ce37" office:value-type="percentage" office:value="0.195">
            <text:p>19.5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Sally Elizabeth Parker</text:p>
          </table:table-cell>
          <table:table-cell table:style-name="ce20" office:value-type="string">
            <text:p>Con</text:p>
          </table:table-cell>
          <table:table-cell table:style-name="ce28" office:value-type="float" office:value="405">
            <text:p>405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Pat Cooper</text:p>
          </table:table-cell>
          <table:table-cell table:style-name="ce20" office:value-type="string">
            <text:p>Ind</text:p>
          </table:table-cell>
          <table:table-cell table:style-name="ce28" office:value-type="float" office:value="319">
            <text:p>319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Sue Bell</text:p>
          </table:table-cell>
          <table:table-cell table:style-name="ce20" office:value-type="string">
            <text:p>Ind</text:p>
          </table:table-cell>
          <table:table-cell table:style-name="ce28" office:value-type="float" office:value="248">
            <text:p>248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Norman Alan Hart</text:p>
          </table:table-cell>
          <table:table-cell table:style-name="ce20" office:value-type="string">
            <text:p>Lab</text:p>
          </table:table-cell>
          <table:table-cell table:style-name="ce28" office:value-type="float" office:value="207">
            <text:p>207</text:p>
          </table:table-cell>
          <table:table-cell table:style-name="ce37" office:value-type="percentage" office:value="0.097">
            <text:p>9.7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6">
          <table:table-cell table:style-name="ce1" office:value-type="string">
            <text:p>East Lindsey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6"/>
          <table:table-cell table:style-name="ce23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7"/>
          <table:table-cell table:style-name="ce24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40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6"/>
          <table:table-cell table:style-name="ce25" office:value-type="float" office:value="29022">
            <text:p>29,022</text:p>
          </table:table-cell>
          <table:table-cell table:style-name="ce35" office:value-type="percentage" office:value="0.4162">
            <text:p>41.6%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6"/>
          <table:table-cell table:style-name="ce25" office:value-type="float" office:value="13261">
            <text:p>13,261</text:p>
          </table:table-cell>
          <table:table-cell table:style-name="ce35" office:value-type="percentage" office:value="0.1902">
            <text:p>19.0%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6"/>
          <table:table-cell table:style-name="ce26" office:value-type="float" office:value="11029">
            <text:p>11,029</text:p>
          </table:table-cell>
          <table:table-cell table:style-name="ce35" office:value-type="percentage" office:value="0.1582">
            <text:p>15.8%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6"/>
          <table:table-cell table:style-name="ce26" office:value-type="float" office:value="9105">
            <text:p>9,105</text:p>
          </table:table-cell>
          <table:table-cell table:style-name="ce35" office:value-type="percentage" office:value="0.1306">
            <text:p>13.1%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ncolnshire Independents</text:p>
          </table:table-cell>
          <table:covered-table-cell table:style-name="ce6"/>
          <table:table-cell table:style-name="ce25" office:value-type="float" office:value="3636">
            <text:p>3,636</text:p>
          </table:table-cell>
          <table:table-cell table:style-name="ce35" office:value-type="percentage" office:value="0.0521">
            <text:p>5.2%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6"/>
          <table:table-cell table:style-name="ce25" office:value-type="float" office:value="1663">
            <text:p>1,663</text:p>
          </table:table-cell>
          <table:table-cell table:style-name="ce35" office:value-type="percentage" office:value="0.0239">
            <text:p>2.4%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6"/>
          <table:table-cell table:style-name="ce25" office:value-type="float" office:value="1128">
            <text:p>1,128</text:p>
          </table:table-cell>
          <table:table-cell table:style-name="ce35" office:value-type="percentage" office:value="0.0162">
            <text:p>1.6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ce from Europe</text:p>
          </table:table-cell>
          <table:covered-table-cell table:style-name="ce6"/>
          <table:table-cell table:style-name="ce25" office:value-type="float" office:value="881">
            <text:p>881</text:p>
          </table:table-cell>
          <table:table-cell table:style-name="ce35" office:value-type="percentage" office:value="0.0126">
            <text:p>1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3" office:value-type="string">
            <text:p>Alford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raham Anthony Marsh</text:p>
          </table:table-cell>
          <table:table-cell office:value-type="string">
            <text:p>Con</text:p>
          </table:table-cell>
          <table:table-cell office:value-type="float" office:value="1057">
            <text:p>1,057</text:p>
          </table:table-cell>
          <table:table-cell office:value-type="percentage" office:value="0.3852">
            <text:p>38.5%</text:p>
          </table:table-cell>
          <table:table-cell table:number-columns-repeated="1020"/>
        </table:table-row>
        <table:table-row table:style-name="ro2">
          <table:table-cell office:value-type="string">
            <text:p>Sarah Carolina Devereux</text:p>
          </table:table-cell>
          <table:table-cell office:value-type="string">
            <text:p>LI</text:p>
          </table:table-cell>
          <table:table-cell office:value-type="float" office:value="775">
            <text:p>775</text:p>
          </table:table-cell>
          <table:table-cell office:value-type="percentage" office:value="0.2824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Colin Matthews</text:p>
          </table:table-cell>
          <table:table-cell office:value-type="string">
            <text:p>Con</text:p>
          </table:table-cell>
          <table:table-cell office:value-type="float" office:value="652">
            <text:p>652</text:p>
          </table:table-cell>
          <table:table-cell table:number-columns-repeated="1021"/>
        </table:table-row>
        <table:table-row table:style-name="ro2">
          <table:table-cell office:value-type="string">
            <text:p>Daniel Paul Hopwood</text:p>
          </table:table-cell>
          <table:table-cell office:value-type="string">
            <text:p>Lab</text:p>
          </table:table-cell>
          <table:table-cell office:value-type="float" office:value="628">
            <text:p>628</text:p>
          </table:table-cell>
          <table:table-cell office:value-type="percentage" office:value="0.2289">
            <text:p>22.9%</text:p>
          </table:table-cell>
          <table:table-cell table:number-columns-repeated="1020"/>
        </table:table-row>
        <table:table-row table:style-name="ro2">
          <table:table-cell office:value-type="string">
            <text:p>Sharon Margaret Wilkinson</text:p>
          </table:table-cell>
          <table:table-cell office:value-type="string">
            <text:p>Lab</text:p>
          </table:table-cell>
          <table:table-cell office:value-type="float" office:value="356">
            <text:p>356</text:p>
          </table:table-cell>
          <table:table-cell table:number-columns-repeated="1021"/>
        </table:table-row>
        <table:table-row table:style-name="ro2">
          <table:table-cell office:value-type="string">
            <text:p>Andrew Gareth Hill</text:p>
          </table:table-cell>
          <table:table-cell office:value-type="string">
            <text:p>Green</text:p>
          </table:table-cell>
          <table:table-cell office:value-type="float" office:value="284">
            <text:p>284</text:p>
          </table:table-cell>
          <table:table-cell office:value-type="percentage" office:value="0.1035">
            <text:p>10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inbroo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Geoffrey Fry</text:p>
          </table:table-cell>
          <table:table-cell office:value-type="string">
            <text:p>Con</text:p>
          </table:table-cell>
          <table:table-cell office:value-type="float" office:value="964">
            <text:p>964</text:p>
          </table:table-cell>
          <table:table-cell office:value-type="percentage" office:value="0.7199">
            <text:p>72.0%</text:p>
          </table:table-cell>
          <table:table-cell table:number-columns-repeated="1020"/>
        </table:table-row>
        <table:table-row table:style-name="ro2">
          <table:table-cell office:value-type="string">
            <text:p>Andrew David Charles Austin</text:p>
          </table:table-cell>
          <table:table-cell office:value-type="string">
            <text:p>Lab</text:p>
          </table:table-cell>
          <table:table-cell office:value-type="float" office:value="375">
            <text:p>375</text:p>
          </table:table-cell>
          <table:table-cell office:value-type="percentage" office:value="0.2801">
            <text:p>28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urgh Le Mars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il Douglas Luther</text:p>
          </table:table-cell>
          <table:table-cell office:value-type="string">
            <text:p>Con</text:p>
          </table:table-cell>
          <table:table-cell office:value-type="float" office:value="582">
            <text:p>582</text:p>
          </table:table-cell>
          <table:table-cell office:value-type="percentage" office:value="0.459">
            <text:p>45.9%</text:p>
          </table:table-cell>
          <table:table-cell table:number-columns-repeated="1020"/>
        </table:table-row>
        <table:table-row table:style-name="ro2">
          <table:table-cell office:value-type="string">
            <text:p>James William Brookes</text:p>
          </table:table-cell>
          <table:table-cell office:value-type="string">
            <text:p>UKIP</text:p>
          </table:table-cell>
          <table:table-cell office:value-type="float" office:value="414">
            <text:p>414</text:p>
          </table:table-cell>
          <table:table-cell office:value-type="percentage" office:value="0.3265">
            <text:p>32.7%</text:p>
          </table:table-cell>
          <table:table-cell table:number-columns-repeated="1020"/>
        </table:table-row>
        <table:table-row table:style-name="ro2">
          <table:table-cell office:value-type="string">
            <text:p>David Poole</text:p>
          </table:table-cell>
          <table:table-cell office:value-type="string">
            <text:p>Ind</text:p>
          </table:table-cell>
          <table:table-cell office:value-type="float" office:value="272">
            <text:p>272</text:p>
          </table:table-cell>
          <table:table-cell office:value-type="percentage" office:value="0.2145">
            <text:p>21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hapel St Leonard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Anthony Hibbert-Greaves</text:p>
          </table:table-cell>
          <table:table-cell office:value-type="string">
            <text:p>Con</text:p>
          </table:table-cell>
          <table:table-cell office:value-type="float" office:value="843">
            <text:p>843</text:p>
          </table:table-cell>
          <table:table-cell office:value-type="percentage" office:value="0.3696">
            <text:p>37.0%</text:p>
          </table:table-cell>
          <table:table-cell table:number-columns-repeated="1020"/>
        </table:table-row>
        <table:table-row table:style-name="ro2">
          <table:table-cell office:value-type="string">
            <text:p>Melvin Leivers</text:p>
          </table:table-cell>
          <table:table-cell office:value-type="string">
            <text:p>Con</text:p>
          </table:table-cell>
          <table:table-cell office:value-type="float" office:value="778">
            <text:p>778</text:p>
          </table:table-cell>
          <table:table-cell table:number-columns-repeated="1021"/>
        </table:table-row>
        <table:table-row table:style-name="ro2">
          <table:table-cell office:value-type="string">
            <text:p>Fiona Mary Brown</text:p>
          </table:table-cell>
          <table:table-cell office:value-type="string">
            <text:p>Lab</text:p>
          </table:table-cell>
          <table:table-cell office:value-type="float" office:value="770">
            <text:p>770</text:p>
          </table:table-cell>
          <table:table-cell office:value-type="percentage" office:value="0.3376">
            <text:p>33.8%</text:p>
          </table:table-cell>
          <table:table-cell table:number-columns-repeated="1020"/>
        </table:table-row>
        <table:table-row table:style-name="ro2">
          <table:table-cell office:value-type="string">
            <text:p>Hazel Newcombe</text:p>
          </table:table-cell>
          <table:table-cell office:value-type="string">
            <text:p>Ind</text:p>
          </table:table-cell>
          <table:table-cell office:value-type="float" office:value="668">
            <text:p>668</text:p>
          </table:table-cell>
          <table:table-cell office:value-type="percentage" office:value="0.2929">
            <text:p>29.3%</text:p>
          </table:table-cell>
          <table:table-cell table:number-columns-repeated="1020"/>
        </table:table-row>
        <table:table-row table:style-name="ro2">
          <table:table-cell office:value-type="string">
            <text:p>David George Smarth</text:p>
          </table:table-cell>
          <table:table-cell office:value-type="string">
            <text:p>Lab</text:p>
          </table:table-cell>
          <table:table-cell office:value-type="float" office:value="525">
            <text:p>5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oningsby and Mareham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nley Morris</text:p>
          </table:table-cell>
          <table:table-cell office:value-type="string">
            <text:p>Con</text:p>
          </table:table-cell>
          <table:table-cell office:value-type="float" office:value="2392">
            <text:p>2,392</text:p>
          </table:table-cell>
          <table:table-cell office:value-type="percentage" office:value="0.4676">
            <text:p>46.8%</text:p>
          </table:table-cell>
          <table:table-cell table:number-columns-repeated="1020"/>
        </table:table-row>
        <table:table-row table:style-name="ro2">
          <table:table-cell office:value-type="string">
            <text:p>Aimee Anne Flitcroft</text:p>
          </table:table-cell>
          <table:table-cell office:value-type="string">
            <text:p>UKIP</text:p>
          </table:table-cell>
          <table:table-cell office:value-type="float" office:value="1546">
            <text:p>1,546</text:p>
          </table:table-cell>
          <table:table-cell office:value-type="percentage" office:value="0.3022">
            <text:p>30.2%</text:p>
          </table:table-cell>
          <table:table-cell table:number-columns-repeated="1020"/>
        </table:table-row>
        <table:table-row table:style-name="ro2">
          <table:table-cell office:value-type="string">
            <text:p>Martin John Foster</text:p>
          </table:table-cell>
          <table:table-cell office:value-type="string">
            <text:p>Ind</text:p>
          </table:table-cell>
          <table:table-cell office:value-type="float" office:value="1177">
            <text:p>1,177</text:p>
          </table:table-cell>
          <table:table-cell office:value-type="percentage" office:value="0.2301">
            <text:p>23.0%</text:p>
          </table:table-cell>
          <table:table-cell table:number-columns-repeated="1020"/>
        </table:table-row>
        <table:table-row table:style-name="ro2">
          <table:table-cell office:value-type="string">
            <text:p>Julie Pears</text:p>
          </table:table-cell>
          <table:table-cell office:value-type="string">
            <text:p>UK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rof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ine May Cooper</text:p>
          </table:table-cell>
          <table:table-cell office:value-type="string">
            <text:p>Con</text:p>
          </table:table-cell>
          <table:table-cell office:value-type="float" office:value="738">
            <text:p>738</text:p>
          </table:table-cell>
          <table:table-cell office:value-type="percentage" office:value="0.6752">
            <text:p>67.5%</text:p>
          </table:table-cell>
          <table:table-cell table:number-columns-repeated="1020"/>
        </table:table-row>
        <table:table-row table:style-name="ro2">
          <table:table-cell office:value-type="string">
            <text:p>Valerie Pain</text:p>
          </table:table-cell>
          <table:table-cell office:value-type="string">
            <text:p>IfE</text:p>
          </table:table-cell>
          <table:table-cell office:value-type="float" office:value="355">
            <text:p>355</text:p>
          </table:table-cell>
          <table:table-cell office:value-type="percentage" office:value="0.3248">
            <text:p>32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Friskn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leen Dickinson</text:p>
          </table:table-cell>
          <table:table-cell office:value-type="string">
            <text:p>UKIP</text:p>
          </table:table-cell>
          <table:table-cell office:value-type="float" office:value="531">
            <text:p>531</text:p>
          </table:table-cell>
          <table:table-cell office:value-type="percentage" office:value="0.5048">
            <text:p>50.5%</text:p>
          </table:table-cell>
          <table:table-cell table:number-columns-repeated="1020"/>
        </table:table-row>
        <table:table-row table:style-name="ro2">
          <table:table-cell office:value-type="string">
            <text:p>Kevin Stephen Smith</text:p>
          </table:table-cell>
          <table:table-cell office:value-type="string">
            <text:p>Con</text:p>
          </table:table-cell>
          <table:table-cell office:value-type="float" office:value="521">
            <text:p>521</text:p>
          </table:table-cell>
          <table:table-cell office:value-type="percentage" office:value="0.4952">
            <text:p>49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Fulsto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Michael Buckley</text:p>
          </table:table-cell>
          <table:table-cell office:value-type="string">
            <text:p>Con</text:p>
          </table:table-cell>
          <table:table-cell office:value-type="float" office:value="847">
            <text:p>847</text:p>
          </table:table-cell>
          <table:table-cell office:value-type="percentage" office:value="0.6133">
            <text:p>61.3%</text:p>
          </table:table-cell>
          <table:table-cell table:number-columns-repeated="1020"/>
        </table:table-row>
        <table:table-row table:style-name="ro2">
          <table:table-cell office:value-type="string">
            <text:p>Iris Dainton</text:p>
          </table:table-cell>
          <table:table-cell office:value-type="string">
            <text:p>UKIP</text:p>
          </table:table-cell>
          <table:table-cell office:value-type="float" office:value="298">
            <text:p>298</text:p>
          </table:table-cell>
          <table:table-cell office:value-type="percentage" office:value="0.2158">
            <text:p>21.6%</text:p>
          </table:table-cell>
          <table:table-cell table:number-columns-repeated="1020"/>
        </table:table-row>
        <table:table-row table:style-name="ro2">
          <table:table-cell office:value-type="string">
            <text:p>Jason Paul Garrett-Pughe</text:p>
          </table:table-cell>
          <table:table-cell office:value-type="string">
            <text:p>Lab</text:p>
          </table:table-cell>
          <table:table-cell office:value-type="float" office:value="236">
            <text:p>236</text:p>
          </table:table-cell>
          <table:table-cell office:value-type="percentage" office:value="0.1709">
            <text:p>17.1%</text:p>
          </table:table-cell>
          <table:table-cell table:number-columns-repeated="1020"/>
        </table:table-row>
        <table:table-row table:style-name="ro2">
          <table:table-cell/>
          <table:table-cell table:style-name="ce2"/>
          <table:table-cell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Grimoldby</text:p>
          </table:table-cell>
          <table:table-cell table:style-name="ce2"/>
          <table:table-cell table:style-name="ce27"/>
          <table:table-cell table:style-name="ce36"/>
          <table:table-cell table:number-columns-repeated="1020"/>
        </table:table-row>
        <table:table-row table:style-name="ro2">
          <table:table-cell/>
          <table:table-cell table:style-name="ce2"/>
          <table:table-cell table:style-name="ce27"/>
          <table:table-cell table:style-name="ce36"/>
          <table:table-cell table:number-columns-repeated="1020"/>
        </table:table-row>
        <table:table-row table:style-name="ro4">
          <table:table-cell office:value-type="string">
            <text:p>Terence John Knowles</text:p>
          </table:table-cell>
          <table:table-cell office:value-type="string">
            <text:p>Ind</text:p>
          </table:table-cell>
          <table:table-cell office:value-type="float" office:value="611">
            <text:p>611</text:p>
          </table:table-cell>
          <table:table-cell table:style-name="ce37" office:value-type="percentage" office:value="0.5213">
            <text:p>52.1%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7" office:value-type="string">
            <text:p>Helena Poskitt</text:p>
          </table:table-cell>
          <table:table-cell table:style-name="ce19" office:value-type="string">
            <text:p>Con</text:p>
          </table:table-cell>
          <table:table-cell table:style-name="ce28" office:value-type="float" office:value="275">
            <text:p>275</text:p>
          </table:table-cell>
          <table:table-cell table:style-name="ce37" office:value-type="percentage" office:value="0.2346">
            <text:p>23.5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Athur Henderson</text:p>
          </table:table-cell>
          <table:table-cell table:style-name="ce20" office:value-type="string">
            <text:p>UKIP</text:p>
          </table:table-cell>
          <table:table-cell table:style-name="ce28" office:value-type="float" office:value="172">
            <text:p>172</text:p>
          </table:table-cell>
          <table:table-cell table:style-name="ce37" office:value-type="percentage" office:value="0.1468">
            <text:p>14.7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Dawn Margaret Blakey</text:p>
          </table:table-cell>
          <table:table-cell table:style-name="ce20" office:value-type="string">
            <text:p>Lab</text:p>
          </table:table-cell>
          <table:table-cell table:style-name="ce28" office:value-type="float" office:value="114">
            <text:p>114</text:p>
          </table:table-cell>
          <table:table-cell table:style-name="ce37" office:value-type="percentage" office:value="0.0973">
            <text:p>9.7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Hagworthingham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William Grover</text:p>
          </table:table-cell>
          <table:table-cell table:style-name="ce20" office:value-type="string">
            <text:p>Con</text:p>
          </table:table-cell>
          <table:table-cell table:style-name="ce28" office:value-type="float" office:value="864">
            <text:p>864</text:p>
          </table:table-cell>
          <table:table-cell office:value-type="percentage" office:value="0.6819">
            <text:p>68.2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Leslie James Pears</text:p>
          </table:table-cell>
          <table:table-cell office:value-type="string">
            <text:p>UKIP</text:p>
          </table:table-cell>
          <table:table-cell office:value-type="float" office:value="403">
            <text:p>403</text:p>
          </table:table-cell>
          <table:table-cell office:value-type="percentage" office:value="0.3181">
            <text:p>31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olton Holegat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Macaulay Swanson</text:p>
          </table:table-cell>
          <table:table-cell office:value-type="string">
            <text:p>Ind</text:p>
          </table:table-cell>
          <table:table-cell office:value-type="float" office:value="582">
            <text:p>582</text:p>
          </table:table-cell>
          <table:table-cell office:value-type="percentage" office:value="0.4119">
            <text:p>41.2%</text:p>
          </table:table-cell>
          <table:table-cell table:number-columns-repeated="1020"/>
        </table:table-row>
        <table:table-row table:style-name="ro2">
          <table:table-cell office:value-type="string">
            <text:p>Thomas James Kemp</text:p>
          </table:table-cell>
          <table:table-cell office:value-type="string">
            <text:p>Con</text:p>
          </table:table-cell>
          <table:table-cell office:value-type="float" office:value="434">
            <text:p>434</text:p>
          </table:table-cell>
          <table:table-cell office:value-type="percentage" office:value="0.3071">
            <text:p>30.7%</text:p>
          </table:table-cell>
          <table:table-cell table:number-columns-repeated="1020"/>
        </table:table-row>
        <table:table-row table:style-name="ro2">
          <table:table-cell office:value-type="string">
            <text:p>Marian Elizabeth Raven</text:p>
          </table:table-cell>
          <table:table-cell office:value-type="string">
            <text:p>UKIP</text:p>
          </table:table-cell>
          <table:table-cell office:value-type="float" office:value="353">
            <text:p>353</text:p>
          </table:table-cell>
          <table:table-cell office:value-type="percentage" office:value="0.2498">
            <text:p>25.0%</text:p>
          </table:table-cell>
          <table:table-cell table:number-columns-repeated="1020"/>
        </table:table-row>
        <table:table-row table:style-name="ro2">
          <table:table-cell office:value-type="string">
            <text:p>John James Barry</text:p>
          </table:table-cell>
          <table:table-cell office:value-type="string">
            <text:p>IfE</text:p>
          </table:table-cell>
          <table:table-cell office:value-type="float" office:value="44">
            <text:p>44</text:p>
          </table:table-cell>
          <table:table-cell office:value-type="percentage" office:value="0.0311">
            <text:p>3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orton Le Clay and North Thoresb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obhan Louise Weller</text:p>
          </table:table-cell>
          <table:table-cell office:value-type="string">
            <text:p>Con</text:p>
          </table:table-cell>
          <table:table-cell office:value-type="float" office:value="1727">
            <text:p>1,727</text:p>
          </table:table-cell>
          <table:table-cell office:value-type="percentage" office:value="0.4756">
            <text:p>47.6%</text:p>
          </table:table-cell>
          <table:table-cell table:number-columns-repeated="1020"/>
        </table:table-row>
        <table:table-row table:style-name="ro2">
          <table:table-cell office:value-type="string">
            <text:p>Terence Frederick Aldridge</text:p>
          </table:table-cell>
          <table:table-cell office:value-type="string">
            <text:p>LI</text:p>
          </table:table-cell>
          <table:table-cell office:value-type="float" office:value="1225">
            <text:p>1,225</text:p>
          </table:table-cell>
          <table:table-cell office:value-type="percentage" office:value="0.3374">
            <text:p>33.7%</text:p>
          </table:table-cell>
          <table:table-cell table:number-columns-repeated="1020"/>
        </table:table-row>
        <table:table-row table:style-name="ro2">
          <table:table-cell office:value-type="string">
            <text:p>Michael Robert Booth</text:p>
          </table:table-cell>
          <table:table-cell office:value-type="string">
            <text:p>Lab</text:p>
          </table:table-cell>
          <table:table-cell office:value-type="float" office:value="679">
            <text:p>679</text:p>
          </table:table-cell>
          <table:table-cell office:value-type="percentage" office:value="0.187">
            <text:p>18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orncastl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Martin Avison</text:p>
          </table:table-cell>
          <table:table-cell office:value-type="string">
            <text:p>Con</text:p>
          </table:table-cell>
          <table:table-cell office:value-type="float" office:value="1843">
            <text:p>1,843</text:p>
          </table:table-cell>
          <table:table-cell office:value-type="percentage" office:value="0.2858">
            <text:p>28.6%</text:p>
          </table:table-cell>
          <table:table-cell table:number-columns-repeated="1020"/>
        </table:table-row>
        <table:table-row table:style-name="ro2">
          <table:table-cell office:value-type="string">
            <text:p>Fiona Margaraet Martin</text:p>
          </table:table-cell>
          <table:table-cell office:value-type="string">
            <text:p>LDM</text:p>
          </table:table-cell>
          <table:table-cell office:value-type="float" office:value="1663">
            <text:p>1,663</text:p>
          </table:table-cell>
          <table:table-cell office:value-type="percentage" office:value="0.2579">
            <text:p>25.8%</text:p>
          </table:table-cell>
          <table:table-cell table:number-columns-repeated="1020"/>
        </table:table-row>
        <table:table-row table:style-name="ro2">
          <table:table-cell office:value-type="string">
            <text:p>Sandra Campbell-Wardman</text:p>
          </table:table-cell>
          <table:table-cell office:value-type="string">
            <text:p>Ind</text:p>
          </table:table-cell>
          <table:table-cell office:value-type="float" office:value="1125">
            <text:p>1,125</text:p>
          </table:table-cell>
          <table:table-cell office:value-type="percentage" office:value="0.1745">
            <text:p>17.5%</text:p>
          </table:table-cell>
          <table:table-cell table:number-columns-repeated="1020"/>
        </table:table-row>
        <table:table-row table:style-name="ro2">
          <table:table-cell office:value-type="string">
            <text:p>Michael John Beecham</text:p>
          </table:table-cell>
          <table:table-cell office:value-type="string">
            <text:p>UKIP</text:p>
          </table:table-cell>
          <table:table-cell office:value-type="float" office:value="1042">
            <text:p>1,042</text:p>
          </table:table-cell>
          <table:table-cell office:value-type="percentage" office:value="0.1616">
            <text:p>16.2%</text:p>
          </table:table-cell>
          <table:table-cell table:number-columns-repeated="1020"/>
        </table:table-row>
        <table:table-row table:style-name="ro2">
          <table:table-cell office:value-type="string">
            <text:p>Janet Frances Lister</text:p>
          </table:table-cell>
          <table:table-cell office:value-type="string">
            <text:p>Lab</text:p>
          </table:table-cell>
          <table:table-cell office:value-type="float" office:value="775">
            <text:p>775</text:p>
          </table:table-cell>
          <table:table-cell office:value-type="percentage" office:value="0.1202">
            <text:p>12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ngoldmel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lin John Davie</text:p>
          </table:table-cell>
          <table:table-cell office:value-type="string">
            <text:p>Con</text:p>
          </table:table-cell>
          <table:table-cell office:value-type="float" office:value="365">
            <text:p>365</text:p>
          </table:table-cell>
          <table:table-cell office:value-type="percentage" office:value="0.4143">
            <text:p>41.4%</text:p>
          </table:table-cell>
          <table:table-cell table:number-columns-repeated="1020"/>
        </table:table-row>
        <table:table-row table:style-name="ro2">
          <table:table-cell office:value-type="string">
            <text:p>Christopher Garton</text:p>
          </table:table-cell>
          <table:table-cell office:value-type="string">
            <text:p>UKIP</text:p>
          </table:table-cell>
          <table:table-cell office:value-type="float" office:value="273">
            <text:p>273</text:p>
          </table:table-cell>
          <table:table-cell office:value-type="percentage" office:value="0.3099">
            <text:p>31.0%</text:p>
          </table:table-cell>
          <table:table-cell table:number-columns-repeated="1020"/>
        </table:table-row>
        <table:table-row table:style-name="ro2">
          <table:table-cell office:value-type="string">
            <text:p>Graham Archer</text:p>
          </table:table-cell>
          <table:table-cell office:value-type="string">
            <text:p>Lab</text:p>
          </table:table-cell>
          <table:table-cell office:value-type="float" office:value="235">
            <text:p>235</text:p>
          </table:table-cell>
          <table:table-cell office:value-type="percentage" office:value="0.2667">
            <text:p>26.7%</text:p>
          </table:table-cell>
          <table:table-cell table:number-columns-repeated="1020"/>
        </table:table-row>
        <table:table-row table:style-name="ro2">
          <table:table-cell office:value-type="string">
            <text:p>Katie Leeann Owen</text:p>
          </table:table-cell>
          <table:table-cell office:value-type="string">
            <text:p>IfE</text:p>
          </table:table-cell>
          <table:table-cell office:value-type="float" office:value="8">
            <text:p>8</text:p>
          </table:table-cell>
          <table:table-cell office:value-type="percentage" office:value="0.0091">
            <text:p>0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egbour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dam Grist</text:p>
          </table:table-cell>
          <table:table-cell office:value-type="string">
            <text:p>Con</text:p>
          </table:table-cell>
          <table:table-cell office:value-type="float" office:value="894">
            <text:p>894</text:p>
          </table:table-cell>
          <table:table-cell office:value-type="percentage" office:value="0.7364">
            <text:p>73.6%</text:p>
          </table:table-cell>
          <table:table-cell table:number-columns-repeated="1020"/>
        </table:table-row>
        <table:table-row table:style-name="ro2">
          <table:table-cell office:value-type="string">
            <text:p>Charles Frederick Wilson</text:p>
          </table:table-cell>
          <table:table-cell office:value-type="string">
            <text:p>UKIP</text:p>
          </table:table-cell>
          <table:table-cell office:value-type="float" office:value="320">
            <text:p>320</text:p>
          </table:table-cell>
          <table:table-cell office:value-type="percentage" office:value="0.2636">
            <text:p>26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ablethorp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rence Brindley</text:p>
          </table:table-cell>
          <table:table-cell office:value-type="string">
            <text:p>UKIP</text:p>
          </table:table-cell>
          <table:table-cell office:value-type="float" office:value="1313">
            <text:p>1,313</text:p>
          </table:table-cell>
          <table:table-cell office:value-type="percentage" office:value="0.3473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Graham Edward Cullen</text:p>
          </table:table-cell>
          <table:table-cell office:value-type="string">
            <text:p>Lab</text:p>
          </table:table-cell>
          <table:table-cell office:value-type="float" office:value="1234">
            <text:p>1,234</text:p>
          </table:table-cell>
          <table:table-cell office:value-type="percentage" office:value="0.3264">
            <text:p>32.6%</text:p>
          </table:table-cell>
          <table:table-cell table:number-columns-repeated="1020"/>
        </table:table-row>
        <table:table-row table:style-name="ro2">
          <table:table-cell office:value-type="string">
            <text:p>Anthony John Howard</text:p>
          </table:table-cell>
          <table:table-cell office:value-type="string">
            <text:p>Lab</text:p>
          </table:table-cell>
          <table:table-cell office:value-type="float" office:value="1158">
            <text:p>1,158</text:p>
          </table:table-cell>
          <table:table-cell table:number-columns-repeated="1021"/>
        </table:table-row>
        <table:table-row table:style-name="ro2">
          <table:table-cell office:value-type="string">
            <text:p>Annie Elizabeth Reynolds</text:p>
          </table:table-cell>
          <table:table-cell office:value-type="string">
            <text:p>UKIP</text:p>
          </table:table-cell>
          <table:table-cell office:value-type="float" office:value="1017">
            <text:p>1,017</text:p>
          </table:table-cell>
          <table:table-cell table:number-columns-repeated="1021"/>
        </table:table-row>
        <table:table-row table:style-name="ro2">
          <table:table-cell office:value-type="string">
            <text:p>Patrick Kevin Prince</text:p>
          </table:table-cell>
          <table:table-cell office:value-type="string">
            <text:p>Lab</text:p>
          </table:table-cell>
          <table:table-cell office:value-type="float" office:value="965">
            <text:p>965</text:p>
          </table:table-cell>
          <table:table-cell table:number-columns-repeated="1021"/>
        </table:table-row>
        <table:table-row table:style-name="ro2">
          <table:table-cell office:value-type="string">
            <text:p>Christopher Reynolds</text:p>
          </table:table-cell>
          <table:table-cell office:value-type="string">
            <text:p>UKIP</text:p>
          </table:table-cell>
          <table:table-cell office:value-type="float" office:value="903">
            <text:p>903</text:p>
          </table:table-cell>
          <table:table-cell table:number-columns-repeated="1021"/>
        </table:table-row>
        <table:table-row table:style-name="ro2">
          <table:table-cell office:value-type="string">
            <text:p>Graham Michael Gooding</text:p>
          </table:table-cell>
          <table:table-cell office:value-type="string">
            <text:p>Con</text:p>
          </table:table-cell>
          <table:table-cell office:value-type="float" office:value="852">
            <text:p>852</text:p>
          </table:table-cell>
          <table:table-cell office:value-type="percentage" office:value="0.2253">
            <text:p>22.5%</text:p>
          </table:table-cell>
          <table:table-cell table:number-columns-repeated="1020"/>
        </table:table-row>
        <table:table-row table:style-name="ro2">
          <table:table-cell office:value-type="string">
            <text:p>Moira Jessie Morgan</text:p>
          </table:table-cell>
          <table:table-cell office:value-type="string">
            <text:p>Con</text:p>
          </table:table-cell>
          <table:table-cell office:value-type="float" office:value="539">
            <text:p>539</text:p>
          </table:table-cell>
          <table:table-cell table:number-columns-repeated="1021"/>
        </table:table-row>
        <table:table-row table:style-name="ro2">
          <table:table-cell office:value-type="string">
            <text:p>Carl Ian Tebbutt</text:p>
          </table:table-cell>
          <table:table-cell office:value-type="string">
            <text:p>Con</text:p>
          </table:table-cell>
          <table:table-cell office:value-type="float" office:value="494">
            <text:p>494</text:p>
          </table:table-cell>
          <table:table-cell table:number-columns-repeated="1021"/>
        </table:table-row>
        <table:table-row table:style-name="ro2">
          <table:table-cell office:value-type="string">
            <text:p>David Barry Mellor</text:p>
          </table:table-cell>
          <table:table-cell office:value-type="string">
            <text:p>LI</text:p>
          </table:table-cell>
          <table:table-cell office:value-type="float" office:value="257">
            <text:p>257</text:p>
          </table:table-cell>
          <table:table-cell office:value-type="percentage" office:value="0.068">
            <text:p>6.8%</text:p>
          </table:table-cell>
          <table:table-cell table:number-columns-repeated="1020"/>
        </table:table-row>
        <table:table-row table:style-name="ro2">
          <table:table-cell office:value-type="string">
            <text:p>Keith Pinion</text:p>
          </table:table-cell>
          <table:table-cell office:value-type="string">
            <text:p>LI</text:p>
          </table:table-cell>
          <table:table-cell office:value-type="float" office:value="151">
            <text:p>151</text:p>
          </table:table-cell>
          <table:table-cell table:number-columns-repeated="1021"/>
        </table:table-row>
        <table:table-row table:style-name="ro2">
          <table:table-cell office:value-type="string">
            <text:p>Graham Dexter Parkhurst</text:p>
          </table:table-cell>
          <table:table-cell office:value-type="string">
            <text:p>Ind</text:p>
          </table:table-cell>
          <table:table-cell office:value-type="float" office:value="125">
            <text:p>125</text:p>
          </table:table-cell>
          <table:table-cell office:value-type="percentage" office:value="0.0331">
            <text:p>3.3%</text:p>
          </table:table-cell>
          <table:table-cell table:number-columns-repeated="1020"/>
        </table:table-row>
        <table:table-row table:style-name="ro2">
          <table:table-cell office:value-type="string">
            <text:p>Stephanie Jane Carruthers</text:p>
          </table:table-cell>
          <table:table-cell office:value-type="string">
            <text:p>Ind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arshchapel and Somercot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ert John Palmer</text:p>
          </table:table-cell>
          <table:table-cell office:value-type="string">
            <text:p>Con</text:p>
          </table:table-cell>
          <table:table-cell office:value-type="float" office:value="1299">
            <text:p>1,299</text:p>
          </table:table-cell>
          <table:table-cell office:value-type="percentage" office:value="0.4507">
            <text:p>45.1%</text:p>
          </table:table-cell>
          <table:table-cell table:number-columns-repeated="1020"/>
        </table:table-row>
        <table:table-row table:style-name="ro2">
          <table:table-cell office:value-type="string">
            <text:p>Daniel McNally</text:p>
          </table:table-cell>
          <table:table-cell office:value-type="string">
            <text:p>UKIP</text:p>
          </table:table-cell>
          <table:table-cell office:value-type="float" office:value="1094">
            <text:p>1,094</text:p>
          </table:table-cell>
          <table:table-cell office:value-type="percentage" office:value="0.3796">
            <text:p>38.0%</text:p>
          </table:table-cell>
          <table:table-cell table:number-columns-repeated="1020"/>
        </table:table-row>
        <table:table-row table:style-name="ro2">
          <table:table-cell office:value-type="string">
            <text:p>Patricia Jane Newman</text:p>
          </table:table-cell>
          <table:table-cell office:value-type="string">
            <text:p>Lab</text:p>
          </table:table-cell>
          <table:table-cell office:value-type="float" office:value="489">
            <text:p>489</text:p>
          </table:table-cell>
          <table:table-cell office:value-type="percentage" office:value="0.1697">
            <text:p>17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orth Holm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ancis William Patrick Treanor</text:p>
          </table:table-cell>
          <table:table-cell office:value-type="string">
            <text:p>Con</text:p>
          </table:table-cell>
          <table:table-cell office:value-type="float" office:value="523">
            <text:p>523</text:p>
          </table:table-cell>
          <table:table-cell office:value-type="percentage" office:value="0.5294">
            <text:p>52.9%</text:p>
          </table:table-cell>
          <table:table-cell table:number-columns-repeated="1020"/>
        </table:table-row>
        <table:table-row table:style-name="ro2">
          <table:table-cell office:value-type="string">
            <text:p>David James Ernest Hall</text:p>
          </table:table-cell>
          <table:table-cell office:value-type="string">
            <text:p>Lab</text:p>
          </table:table-cell>
          <table:table-cell office:value-type="float" office:value="465">
            <text:p>465</text:p>
          </table:table-cell>
          <table:table-cell office:value-type="percentage" office:value="0.4706">
            <text:p>47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riory and St Jame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rah Rosemary Dodds</text:p>
          </table:table-cell>
          <table:table-cell office:value-type="string">
            <text:p>Lab</text:p>
          </table:table-cell>
          <table:table-cell office:value-type="float" office:value="1089">
            <text:p>1,089</text:p>
          </table:table-cell>
          <table:table-cell office:value-type="percentage" office:value="0.4188">
            <text:p>41.9%</text:p>
          </table:table-cell>
          <table:table-cell table:number-columns-repeated="1020"/>
        </table:table-row>
        <table:table-row table:style-name="ro2">
          <table:table-cell office:value-type="string">
            <text:p>Pauline Frances Watson</text:p>
          </table:table-cell>
          <table:table-cell office:value-type="string">
            <text:p>Con</text:p>
          </table:table-cell>
          <table:table-cell office:value-type="float" office:value="902">
            <text:p>902</text:p>
          </table:table-cell>
          <table:table-cell office:value-type="percentage" office:value="0.3469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Stuart Pickering</text:p>
          </table:table-cell>
          <table:table-cell office:value-type="string">
            <text:p>Lab</text:p>
          </table:table-cell>
          <table:table-cell office:value-type="float" office:value="718">
            <text:p>718</text:p>
          </table:table-cell>
          <table:table-cell table:number-columns-repeated="1021"/>
        </table:table-row>
        <table:table-row table:style-name="ro2">
          <table:table-cell office:value-type="string">
            <text:p>Andrew Leonard</text:p>
          </table:table-cell>
          <table:table-cell office:value-type="string">
            <text:p>Ind</text:p>
          </table:table-cell>
          <table:table-cell office:value-type="float" office:value="609">
            <text:p>609</text:p>
          </table:table-cell>
          <table:table-cell office:value-type="percentage" office:value="0.2342">
            <text:p>23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ough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liam Gray</text:p>
          </table:table-cell>
          <table:table-cell office:value-type="string">
            <text:p>Con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carbrough and Seacrof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Russell Kirk</text:p>
          </table:table-cell>
          <table:table-cell office:value-type="string">
            <text:p>Con</text:p>
          </table:table-cell>
          <table:table-cell office:value-type="float" office:value="1205">
            <text:p>1,205</text:p>
          </table:table-cell>
          <table:table-cell office:value-type="percentage" office:value="0.3792">
            <text:p>37.9%</text:p>
          </table:table-cell>
          <table:table-cell table:number-columns-repeated="1020"/>
        </table:table-row>
        <table:table-row table:style-name="ro2">
          <table:table-cell office:value-type="string">
            <text:p>David Richard Edginton</text:p>
          </table:table-cell>
          <table:table-cell office:value-type="string">
            <text:p>Con</text:p>
          </table:table-cell>
          <table:table-cell office:value-type="float" office:value="1198">
            <text:p>1,198</text:p>
          </table:table-cell>
          <table:table-cell table:number-columns-repeated="1021"/>
        </table:table-row>
        <table:table-row table:style-name="ro2">
          <table:table-cell office:value-type="string">
            <text:p>John Barry Byford</text:p>
          </table:table-cell>
          <table:table-cell office:value-type="string">
            <text:p>UKIP</text:p>
          </table:table-cell>
          <table:table-cell office:value-type="float" office:value="1029">
            <text:p>1,029</text:p>
          </table:table-cell>
          <table:table-cell office:value-type="percentage" office:value="0.3238">
            <text:p>32.4%</text:p>
          </table:table-cell>
          <table:table-cell table:number-columns-repeated="1020"/>
        </table:table-row>
        <table:table-row table:style-name="ro2">
          <table:table-cell office:value-type="string">
            <text:p>Darrell Blackburn</text:p>
          </table:table-cell>
          <table:table-cell office:value-type="string">
            <text:p>UKIP</text:p>
          </table:table-cell>
          <table:table-cell office:value-type="float" office:value="941">
            <text:p>941</text:p>
          </table:table-cell>
          <table:table-cell table:number-columns-repeated="1021"/>
        </table:table-row>
        <table:table-row table:style-name="ro2">
          <table:table-cell office:value-type="string">
            <text:p>Gwendolen Margaret Gray</text:p>
          </table:table-cell>
          <table:table-cell office:value-type="string">
            <text:p>Lab</text:p>
          </table:table-cell>
          <table:table-cell office:value-type="float" office:value="853">
            <text:p>853</text:p>
          </table:table-cell>
          <table:table-cell office:value-type="percentage" office:value="0.2684">
            <text:p>26.8%</text:p>
          </table:table-cell>
          <table:table-cell table:number-columns-repeated="1020"/>
        </table:table-row>
        <table:table-row table:style-name="ro2">
          <table:table-cell office:value-type="string">
            <text:p>David John Cargill</text:p>
          </table:table-cell>
          <table:table-cell office:value-type="string">
            <text:p>UKIP</text:p>
          </table:table-cell>
          <table:table-cell office:value-type="float" office:value="801">
            <text:p>801</text:p>
          </table:table-cell>
          <table:table-cell table:number-columns-repeated="1021"/>
        </table:table-row>
        <table:table-row table:style-name="ro2">
          <table:table-cell office:value-type="string">
            <text:p>Robert Milroy Sloan</text:p>
          </table:table-cell>
          <table:table-cell office:value-type="string">
            <text:p>IfE</text:p>
          </table:table-cell>
          <table:table-cell office:value-type="float" office:value="91">
            <text:p>91</text:p>
          </table:table-cell>
          <table:table-cell office:value-type="percentage" office:value="0.0286">
            <text:p>2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Sibsey and Stickn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homas Robert Ashton</text:p>
          </table:table-cell>
          <table:table-cell office:value-type="string">
            <text:p>Con</text:p>
          </table:table-cell>
          <table:table-cell office:value-type="float" office:value="1269">
            <text:p>1,269</text:p>
          </table:table-cell>
          <table:table-cell office:value-type="percentage" office:value="0.5522">
            <text:p>55.2%</text:p>
          </table:table-cell>
          <table:table-cell table:number-columns-repeated="1020"/>
        </table:table-row>
        <table:table-row table:style-name="ro2">
          <table:table-cell office:value-type="string">
            <text:p>Neil John Jones</text:p>
          </table:table-cell>
          <table:table-cell office:value-type="string">
            <text:p>Con</text:p>
          </table:table-cell>
          <table:table-cell office:value-type="float" office:value="1173">
            <text:p>1,173</text:p>
          </table:table-cell>
          <table:table-cell table:number-columns-repeated="1021"/>
        </table:table-row>
        <table:table-row table:style-name="ro2">
          <table:table-cell office:value-type="string">
            <text:p>Jonathan Noble</text:p>
          </table:table-cell>
          <table:table-cell office:value-type="string">
            <text:p>UKIP</text:p>
          </table:table-cell>
          <table:table-cell office:value-type="float" office:value="919">
            <text:p>919</text:p>
          </table:table-cell>
          <table:table-cell office:value-type="percentage" office:value="0.3999">
            <text:p>40.0%</text:p>
          </table:table-cell>
          <table:table-cell table:number-columns-repeated="1020"/>
        </table:table-row>
        <table:table-row table:style-name="ro2">
          <table:table-cell office:value-type="string">
            <text:p>Tracy Frances Lamy-Edwards</text:p>
          </table:table-cell>
          <table:table-cell office:value-type="string">
            <text:p>UKIP</text:p>
          </table:table-cell>
          <table:table-cell office:value-type="float" office:value="894">
            <text:p>894</text:p>
          </table:table-cell>
          <table:table-cell table:number-columns-repeated="1021"/>
        </table:table-row>
        <table:table-row table:style-name="ro2">
          <table:table-cell office:value-type="string">
            <text:p>Giles Allen Crust</text:p>
          </table:table-cell>
          <table:table-cell office:value-type="string">
            <text:p>IfE</text:p>
          </table:table-cell>
          <table:table-cell office:value-type="float" office:value="110">
            <text:p>110</text:p>
          </table:table-cell>
          <table:table-cell office:value-type="percentage" office:value="0.0479">
            <text:p>4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ils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derick Vincent Williams</text:p>
          </table:table-cell>
          <table:table-cell office:value-type="string">
            <text:p>Con</text:p>
          </table:table-cell>
          <table:table-cell office:value-type="float" office:value="538">
            <text:p>538</text:p>
          </table:table-cell>
          <table:table-cell office:value-type="percentage" office:value="0.4476">
            <text:p>44.8%</text:p>
          </table:table-cell>
          <table:table-cell table:number-columns-repeated="1020"/>
        </table:table-row>
        <table:table-row table:style-name="ro2">
          <table:table-cell office:value-type="string">
            <text:p>Ebony Kate Moore</text:p>
          </table:table-cell>
          <table:table-cell office:value-type="string">
            <text:p>UKIP</text:p>
          </table:table-cell>
          <table:table-cell office:value-type="float" office:value="367">
            <text:p>367</text:p>
          </table:table-cell>
          <table:table-cell office:value-type="percentage" office:value="0.3053">
            <text:p>30.5%</text:p>
          </table:table-cell>
          <table:table-cell table:number-columns-repeated="1020"/>
        </table:table-row>
        <table:table-row table:style-name="ro2">
          <table:table-cell office:value-type="string">
            <text:p>Christopher Clech Prince</text:p>
          </table:table-cell>
          <table:table-cell office:value-type="string">
            <text:p>Lab</text:p>
          </table:table-cell>
          <table:table-cell office:value-type="float" office:value="297">
            <text:p>297</text:p>
          </table:table-cell>
          <table:table-cell office:value-type="percentage" office:value="0.2471">
            <text:p>24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 Cleme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k Vincent Dannatt</text:p>
          </table:table-cell>
          <table:table-cell office:value-type="string">
            <text:p>UKIP</text:p>
          </table:table-cell>
          <table:table-cell office:value-type="float" office:value="704">
            <text:p>704</text:p>
          </table:table-cell>
          <table:table-cell office:value-type="percentage" office:value="0.347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Sidney Alfred Dennis</text:p>
          </table:table-cell>
          <table:table-cell office:value-type="string">
            <text:p>Con</text:p>
          </table:table-cell>
          <table:table-cell office:value-type="float" office:value="573">
            <text:p>573</text:p>
          </table:table-cell>
          <table:table-cell office:value-type="percentage" office:value="0.2824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Christina Draper</text:p>
          </table:table-cell>
          <table:table-cell office:value-type="string">
            <text:p>UKIP</text:p>
          </table:table-cell>
          <table:table-cell office:value-type="float" office:value="550">
            <text:p>550</text:p>
          </table:table-cell>
          <table:table-cell table:number-columns-repeated="1021"/>
        </table:table-row>
        <table:table-row table:style-name="ro2">
          <table:table-cell office:value-type="string">
            <text:p>James Anthony Carpenter</text:p>
          </table:table-cell>
          <table:table-cell office:value-type="string">
            <text:p>Con</text:p>
          </table:table-cell>
          <table:table-cell office:value-type="float" office:value="511">
            <text:p>511</text:p>
          </table:table-cell>
          <table:table-cell table:number-columns-repeated="1021"/>
        </table:table-row>
        <table:table-row table:style-name="ro2">
          <table:table-cell office:value-type="string">
            <text:p>Barry Creswell</text:p>
          </table:table-cell>
          <table:table-cell office:value-type="string">
            <text:p>Lab</text:p>
          </table:table-cell>
          <table:table-cell office:value-type="float" office:value="375">
            <text:p>375</text:p>
          </table:table-cell>
          <table:table-cell office:value-type="percentage" office:value="0.1848">
            <text:p>18.5%</text:p>
          </table:table-cell>
          <table:table-cell table:number-columns-repeated="1020"/>
        </table:table-row>
        <table:table-row table:style-name="ro2">
          <table:table-cell office:value-type="string">
            <text:p>Mark Crawford Anderson</text:p>
          </table:table-cell>
          <table:table-cell office:value-type="string">
            <text:p>Ind</text:p>
          </table:table-cell>
          <table:table-cell office:value-type="float" office:value="350">
            <text:p>350</text:p>
          </table:table-cell>
          <table:table-cell office:value-type="percentage" office:value="0.1725">
            <text:p>17.3%</text:p>
          </table:table-cell>
          <table:table-cell table:number-columns-repeated="1020"/>
        </table:table-row>
        <table:table-row table:style-name="ro2">
          <table:table-cell office:value-type="string">
            <text:p>Malcolm Keen</text:p>
          </table:table-cell>
          <table:table-cell office:value-type="string">
            <text:p>IfE</text:p>
          </table:table-cell>
          <table:table-cell office:value-type="float" office:value="27">
            <text:p>27</text:p>
          </table:table-cell>
          <table:table-cell office:value-type="percentage" office:value="0.0133">
            <text:p>1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 Margare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topher Thomas Green</text:p>
          </table:table-cell>
          <table:table-cell office:value-type="string">
            <text:p>Con</text:p>
          </table:table-cell>
          <table:table-cell office:value-type="float" office:value="481">
            <text:p>481</text:p>
          </table:table-cell>
          <table:table-cell office:value-type="percentage" office:value="0.4223">
            <text:p>42.2%</text:p>
          </table:table-cell>
          <table:table-cell table:number-columns-repeated="1020"/>
        </table:table-row>
        <table:table-row table:style-name="ro2">
          <table:table-cell office:value-type="string">
            <text:p>Laura Marie Stephenson</text:p>
          </table:table-cell>
          <table:table-cell office:value-type="string">
            <text:p>Lab</text:p>
          </table:table-cell>
          <table:table-cell office:value-type="float" office:value="403">
            <text:p>403</text:p>
          </table:table-cell>
          <table:table-cell office:value-type="percentage" office:value="0.3538">
            <text:p>35.4%</text:p>
          </table:table-cell>
          <table:table-cell table:number-columns-repeated="1020"/>
        </table:table-row>
        <table:table-row table:style-name="ro2">
          <table:table-cell office:value-type="string">
            <text:p>Eileen Ballard</text:p>
          </table:table-cell>
          <table:table-cell office:value-type="string">
            <text:p>Ind</text:p>
          </table:table-cell>
          <table:table-cell office:value-type="float" office:value="255">
            <text:p>255</text:p>
          </table:table-cell>
          <table:table-cell office:value-type="percentage" office:value="0.2239">
            <text:p>22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 Mary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illian Mary Makinson-Sanders</text:p>
          </table:table-cell>
          <table:table-cell office:value-type="string">
            <text:p>Ind</text:p>
          </table:table-cell>
          <table:table-cell office:value-type="float" office:value="714">
            <text:p>714</text:p>
          </table:table-cell>
          <table:table-cell office:value-type="percentage" office:value="0.5829">
            <text:p>58.3%</text:p>
          </table:table-cell>
          <table:table-cell table:number-columns-repeated="1020"/>
        </table:table-row>
        <table:table-row table:style-name="ro2">
          <table:table-cell office:value-type="string">
            <text:p>Victoria Emma Treanor</text:p>
          </table:table-cell>
          <table:table-cell office:value-type="string">
            <text:p>Con</text:p>
          </table:table-cell>
          <table:table-cell office:value-type="float" office:value="344">
            <text:p>344</text:p>
          </table:table-cell>
          <table:table-cell office:value-type="percentage" office:value="0.2808">
            <text:p>28.1%</text:p>
          </table:table-cell>
          <table:table-cell table:number-columns-repeated="1020"/>
        </table:table-row>
        <table:table-row table:style-name="ro2">
          <table:table-cell office:value-type="string">
            <text:p>Michael Bateson</text:p>
          </table:table-cell>
          <table:table-cell office:value-type="string">
            <text:p>Lab</text:p>
          </table:table-cell>
          <table:table-cell office:value-type="float" office:value="167">
            <text:p>167</text:p>
          </table:table-cell>
          <table:table-cell office:value-type="percentage" office:value="0.1363">
            <text:p>13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 Michae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orge Edward Horton</text:p>
          </table:table-cell>
          <table:table-cell office:value-type="string">
            <text:p>Ind</text:p>
          </table:table-cell>
          <table:table-cell office:value-type="float" office:value="490">
            <text:p>490</text:p>
          </table:table-cell>
          <table:table-cell office:value-type="percentage" office:value="0.4467">
            <text:p>44.7%</text:p>
          </table:table-cell>
          <table:table-cell table:number-columns-repeated="1020"/>
        </table:table-row>
        <table:table-row table:style-name="ro2">
          <table:table-cell office:value-type="string">
            <text:p>Daniel Mark Turner</text:p>
          </table:table-cell>
          <table:table-cell office:value-type="string">
            <text:p>Con</text:p>
          </table:table-cell>
          <table:table-cell office:value-type="float" office:value="384">
            <text:p>384</text:p>
          </table:table-cell>
          <table:table-cell office:value-type="percentage" office:value="0.35">
            <text:p>35.0%</text:p>
          </table:table-cell>
          <table:table-cell table:number-columns-repeated="1020"/>
        </table:table-row>
        <table:table-row table:style-name="ro2">
          <table:table-cell office:value-type="string">
            <text:p>Neil Andrew Ward</text:p>
          </table:table-cell>
          <table:table-cell office:value-type="string">
            <text:p>Lab</text:p>
          </table:table-cell>
          <table:table-cell office:value-type="float" office:value="223">
            <text:p>223</text:p>
          </table:table-cell>
          <table:table-cell office:value-type="percentage" office:value="0.2033">
            <text:p>20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tton on Sea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Leslie William Palmer</text:p>
          </table:table-cell>
          <table:table-cell office:value-type="string">
            <text:p>LI</text:p>
          </table:table-cell>
          <table:table-cell office:value-type="float" office:value="953">
            <text:p>953</text:p>
          </table:table-cell>
          <table:table-cell office:value-type="percentage" office:value="0.3243">
            <text:p>32.4%</text:p>
          </table:table-cell>
          <table:table-cell table:number-columns-repeated="1020"/>
        </table:table-row>
        <table:table-row table:style-name="ro2">
          <table:table-cell office:value-type="string">
            <text:p>Helen Angela Matthews</text:p>
          </table:table-cell>
          <table:table-cell office:value-type="string">
            <text:p>Con</text:p>
          </table:table-cell>
          <table:table-cell office:value-type="float" office:value="800">
            <text:p>800</text:p>
          </table:table-cell>
          <table:table-cell office:value-type="percentage" office:value="0.2722">
            <text:p>27.2%</text:p>
          </table:table-cell>
          <table:table-cell table:number-columns-repeated="1020"/>
        </table:table-row>
        <table:table-row table:style-name="ro2">
          <table:table-cell office:value-type="string">
            <text:p>John Peter Critchlow</text:p>
          </table:table-cell>
          <table:table-cell office:value-type="string">
            <text:p>UKIP</text:p>
          </table:table-cell>
          <table:table-cell office:value-type="float" office:value="757">
            <text:p>757</text:p>
          </table:table-cell>
          <table:table-cell office:value-type="percentage" office:value="0.2576">
            <text:p>25.8%</text:p>
          </table:table-cell>
          <table:table-cell table:number-columns-repeated="1020"/>
        </table:table-row>
        <table:table-row table:style-name="ro2">
          <table:table-cell office:value-type="string">
            <text:p>Anthony David John Mee</text:p>
          </table:table-cell>
          <table:table-cell office:value-type="string">
            <text:p>LI</text:p>
          </table:table-cell>
          <table:table-cell office:value-type="float" office:value="743">
            <text:p>743</text:p>
          </table:table-cell>
          <table:table-cell table:number-columns-repeated="1021"/>
        </table:table-row>
        <table:table-row table:style-name="ro2">
          <table:table-cell office:value-type="string">
            <text:p>Helen Parkhurst</text:p>
          </table:table-cell>
          <table:table-cell office:value-type="string">
            <text:p>Con</text:p>
          </table:table-cell>
          <table:table-cell office:value-type="float" office:value="664">
            <text:p>664</text:p>
          </table:table-cell>
          <table:table-cell table:number-columns-repeated="1021"/>
        </table:table-row>
        <table:table-row table:style-name="ro2">
          <table:table-cell office:value-type="string">
            <text:p>Josephine Philomena Alderson</text:p>
          </table:table-cell>
          <table:table-cell office:value-type="string">
            <text:p>Lab</text:p>
          </table:table-cell>
          <table:table-cell office:value-type="float" office:value="429">
            <text:p>429</text:p>
          </table:table-cell>
          <table:table-cell office:value-type="percentage" office:value="0.146">
            <text:p>14.6%</text:p>
          </table:table-cell>
          <table:table-cell table:number-columns-repeated="1020"/>
        </table:table-row>
        <table:table-row table:style-name="ro2">
          <table:table-cell office:value-type="string">
            <text:p>Keith Finney</text:p>
          </table:table-cell>
          <table:table-cell office:value-type="string">
            <text:p>Lab</text:p>
          </table:table-cell>
          <table:table-cell office:value-type="float" office:value="298">
            <text:p>29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Tetford and Doning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George Andrews</text:p>
          </table:table-cell>
          <table:table-cell office:value-type="string">
            <text:p>Con</text:p>
          </table:table-cell>
          <table:table-cell office:value-type="float" office:value="480">
            <text:p>480</text:p>
          </table:table-cell>
          <table:table-cell office:value-type="percentage" office:value="0.3366">
            <text:p>33.7%</text:p>
          </table:table-cell>
          <table:table-cell table:number-columns-repeated="1020"/>
        </table:table-row>
        <table:table-row table:style-name="ro2">
          <table:table-cell office:value-type="string">
            <text:p>Daniel Anthony Simpson</text:p>
          </table:table-cell>
          <table:table-cell office:value-type="string">
            <text:p>LI</text:p>
          </table:table-cell>
          <table:table-cell office:value-type="float" office:value="426">
            <text:p>426</text:p>
          </table:table-cell>
          <table:table-cell office:value-type="percentage" office:value="0.2987">
            <text:p>29.9%</text:p>
          </table:table-cell>
          <table:table-cell table:number-columns-repeated="1020"/>
        </table:table-row>
        <table:table-row table:style-name="ro2">
          <table:table-cell office:value-type="string">
            <text:p>Douglas Rodwell</text:p>
          </table:table-cell>
          <table:table-cell office:value-type="string">
            <text:p>Ind</text:p>
          </table:table-cell>
          <table:table-cell office:value-type="float" office:value="270">
            <text:p>270</text:p>
          </table:table-cell>
          <table:table-cell office:value-type="percentage" office:value="0.1893">
            <text:p>18.9%</text:p>
          </table:table-cell>
          <table:table-cell table:number-columns-repeated="1020"/>
        </table:table-row>
        <table:table-row table:style-name="ro2">
          <table:table-cell office:value-type="string">
            <text:p>Andrew Wyatt Truscott</text:p>
          </table:table-cell>
          <table:table-cell office:value-type="string">
            <text:p>UKIP</text:p>
          </table:table-cell>
          <table:table-cell office:value-type="float" office:value="250">
            <text:p>250</text:p>
          </table:table-cell>
          <table:table-cell office:value-type="percentage" office:value="0.1753">
            <text:p>17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etn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uart Watson</text:p>
          </table:table-cell>
          <table:table-cell office:value-type="string">
            <text:p>Con</text:p>
          </table:table-cell>
          <table:table-cell office:value-type="float" office:value="648">
            <text:p>648</text:p>
          </table:table-cell>
          <table:table-cell office:value-type="percentage" office:value="0.529">
            <text:p>52.9%</text:p>
          </table:table-cell>
          <table:table-cell table:number-columns-repeated="1020"/>
        </table:table-row>
        <table:table-row table:style-name="ro2">
          <table:table-cell office:value-type="string">
            <text:p>Blair Keith Maynard</text:p>
          </table:table-cell>
          <table:table-cell office:value-type="string">
            <text:p>Ind</text:p>
          </table:table-cell>
          <table:table-cell office:value-type="float" office:value="577">
            <text:p>577</text:p>
          </table:table-cell>
          <table:table-cell office:value-type="percentage" office:value="0.471">
            <text:p>47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rin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salind Alice Jackson</text:p>
          </table:table-cell>
          <table:table-cell office:value-type="string">
            <text:p>Lab</text:p>
          </table:table-cell>
          <table:table-cell office:value-type="float" office:value="361">
            <text:p>361</text:p>
          </table:table-cell>
          <table:table-cell office:value-type="percentage" office:value="0.3903">
            <text:p>39.0%</text:p>
          </table:table-cell>
          <table:table-cell table:number-columns-repeated="1020"/>
        </table:table-row>
        <table:table-row table:style-name="ro2">
          <table:table-cell office:value-type="string">
            <text:p>Edward George Bell</text:p>
          </table:table-cell>
          <table:table-cell office:value-type="string">
            <text:p>Con</text:p>
          </table:table-cell>
          <table:table-cell office:value-type="float" office:value="234">
            <text:p>234</text:p>
          </table:table-cell>
          <table:table-cell office:value-type="percentage" office:value="0.253">
            <text:p>25.3%</text:p>
          </table:table-cell>
          <table:table-cell table:number-columns-repeated="1020"/>
        </table:table-row>
        <table:table-row table:style-name="ro2">
          <table:table-cell office:value-type="string">
            <text:p>Christopher Burton</text:p>
          </table:table-cell>
          <table:table-cell office:value-type="string">
            <text:p>UKIP</text:p>
          </table:table-cell>
          <table:table-cell office:value-type="float" office:value="195">
            <text:p>195</text:p>
          </table:table-cell>
          <table:table-cell office:value-type="percentage" office:value="0.2108">
            <text:p>21.1%</text:p>
          </table:table-cell>
          <table:table-cell table:number-columns-repeated="1020"/>
        </table:table-row>
        <table:table-row table:style-name="ro2">
          <table:table-cell office:value-type="string">
            <text:p>David Edmund Wing</text:p>
          </table:table-cell>
          <table:table-cell office:value-type="string">
            <text:p>Ind</text:p>
          </table:table-cell>
          <table:table-cell office:value-type="float" office:value="82">
            <text:p>82</text:p>
          </table:table-cell>
          <table:table-cell office:value-type="percentage" office:value="0.0886">
            <text:p>8.9%</text:p>
          </table:table-cell>
          <table:table-cell table:number-columns-repeated="1020"/>
        </table:table-row>
        <table:table-row table:style-name="ro2">
          <table:table-cell office:value-type="string">
            <text:p>Owen Charles Nicholson</text:p>
          </table:table-cell>
          <table:table-cell office:value-type="string">
            <text:p>Ind</text:p>
          </table:table-cell>
          <table:table-cell office:value-type="float" office:value="53">
            <text:p>53</text:p>
          </table:table-cell>
          <table:table-cell office:value-type="percentage" office:value="0.0573">
            <text:p>5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ainfle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endy Bowkett</text:p>
          </table:table-cell>
          <table:table-cell office:value-type="string">
            <text:p>Con</text:p>
          </table:table-cell>
          <table:table-cell office:value-type="float" office:value="447">
            <text:p>447</text:p>
          </table:table-cell>
          <table:table-cell office:value-type="percentage" office:value="0.4131">
            <text:p>41.3%</text:p>
          </table:table-cell>
          <table:table-cell table:number-columns-repeated="1020"/>
        </table:table-row>
        <table:table-row table:style-name="ro2">
          <table:table-cell office:value-type="string">
            <text:p>James Gary Edwards</text:p>
          </table:table-cell>
          <table:table-cell office:value-type="string">
            <text:p>UKIP</text:p>
          </table:table-cell>
          <table:table-cell office:value-type="float" office:value="291">
            <text:p>291</text:p>
          </table:table-cell>
          <table:table-cell office:value-type="percentage" office:value="0.2689">
            <text:p>26.9%</text:p>
          </table:table-cell>
          <table:table-cell table:number-columns-repeated="1020"/>
        </table:table-row>
        <table:table-row table:style-name="ro2">
          <table:table-cell office:value-type="string">
            <text:p>Robert Henry Caudwell</text:p>
          </table:table-cell>
          <table:table-cell office:value-type="string">
            <text:p>Lab</text:p>
          </table:table-cell>
          <table:table-cell office:value-type="float" office:value="191">
            <text:p>191</text:p>
          </table:table-cell>
          <table:table-cell office:value-type="percentage" office:value="0.1765">
            <text:p>17.7%</text:p>
          </table:table-cell>
          <table:table-cell table:number-columns-repeated="1020"/>
        </table:table-row>
        <table:table-row table:style-name="ro2">
          <table:table-cell office:value-type="string">
            <text:p>Chris Pain</text:p>
          </table:table-cell>
          <table:table-cell office:value-type="string">
            <text:p>IfE</text:p>
          </table:table-cell>
          <table:table-cell office:value-type="float" office:value="153">
            <text:p>153</text:p>
          </table:table-cell>
          <table:table-cell office:value-type="percentage" office:value="0.1414">
            <text:p>14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illoughby with Slooth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Alan Vassar</text:p>
          </table:table-cell>
          <table:table-cell office:value-type="string">
            <text:p>Con</text:p>
          </table:table-cell>
          <table:table-cell office:value-type="float" office:value="591">
            <text:p>591</text:p>
          </table:table-cell>
          <table:table-cell table:style-name="ce37" office:value-type="percentage" office:value="0.4474">
            <text:p>44.7%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7" office:value-type="string">
            <text:p>Stephen William Eyre</text:p>
          </table:table-cell>
          <table:table-cell table:style-name="ce19" office:value-type="string">
            <text:p>Ind</text:p>
          </table:table-cell>
          <table:table-cell table:style-name="ce28" office:value-type="float" office:value="563">
            <text:p>563</text:p>
          </table:table-cell>
          <table:table-cell table:style-name="ce37" office:value-type="percentage" office:value="0.4262">
            <text:p>42.6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Rae Rigby</text:p>
          </table:table-cell>
          <table:table-cell table:style-name="ce20" office:value-type="string">
            <text:p>Lab</text:p>
          </table:table-cell>
          <table:table-cell table:style-name="ce28" office:value-type="float" office:value="167">
            <text:p>167</text:p>
          </table:table-cell>
          <table:table-cell table:style-name="ce37" office:value-type="percentage" office:value="0.1264">
            <text:p>12.6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Winthorpe (2 Seats)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Daniel Brookes</text:p>
          </table:table-cell>
          <table:table-cell table:style-name="ce20" office:value-type="string">
            <text:p>UKIP</text:p>
          </table:table-cell>
          <table:table-cell table:style-name="ce28" office:value-type="float" office:value="990">
            <text:p>990</text:p>
          </table:table-cell>
          <table:table-cell table:style-name="ce37" office:value-type="percentage" office:value="0.4472">
            <text:p>44.7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Susan Anita Jane Blackburn</text:p>
          </table:table-cell>
          <table:table-cell table:style-name="ce20" office:value-type="string">
            <text:p>UKIP</text:p>
          </table:table-cell>
          <table:table-cell table:style-name="ce28" office:value-type="float" office:value="922">
            <text:p>922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Carl Stuart Macey</text:p>
          </table:table-cell>
          <table:table-cell table:style-name="ce20" office:value-type="string">
            <text:p>Con</text:p>
          </table:table-cell>
          <table:table-cell table:style-name="ce28" office:value-type="float" office:value="786">
            <text:p>786</text:p>
          </table:table-cell>
          <table:table-cell office:value-type="percentage" office:value="0.355">
            <text:p>35.5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Philip William Gaskell</text:p>
          </table:table-cell>
          <table:table-cell office:value-type="string">
            <text:p>Green</text:p>
          </table:table-cell>
          <table:table-cell office:value-type="float" office:value="345">
            <text:p>345</text:p>
          </table:table-cell>
          <table:table-cell office:value-type="percentage" office:value="0.1558">
            <text:p>15.6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Neil Adrian Woods</text:p>
          </table:table-cell>
          <table:table-cell office:value-type="string">
            <text:p>IfE</text:p>
          </table:table-cell>
          <table:table-cell office:value-type="float" office:value="93">
            <text:p>93</text:p>
          </table:table-cell>
          <table:table-cell office:value-type="percentage" office:value="0.042">
            <text:p>4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ithern and Theddlethorp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ndra Diane Harrison</text:p>
          </table:table-cell>
          <table:table-cell office:value-type="string">
            <text:p>Con</text:p>
          </table:table-cell>
          <table:table-cell table:style-name="ce30" office:value-type="string">
            <text:p>Uncon.</text:p>
          </table:table-cell>
          <table:table-cell table:style-name="ce37"/>
          <table:table-cell table:style-name="ce41"/>
          <table:table-cell table:number-columns-repeated="1019"/>
        </table:table-row>
        <table:table-row table:style-name="ro2">
          <table:table-cell table:style-name="ce11"/>
          <table:table-cell table:style-name="ce19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Woodhall Spa (2 Seats)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Craig James Leyland</text:p>
          </table:table-cell>
          <table:table-cell table:style-name="ce20" office:value-type="string">
            <text:p>Con</text:p>
          </table:table-cell>
          <table:table-cell table:style-name="ce28" office:value-type="float" office:value="1589">
            <text:p>1,589</text:p>
          </table:table-cell>
          <table:table-cell table:style-name="ce37" office:value-type="percentage" office:value="0.6202">
            <text:p>62.0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Susanna Philippa Helen Gorst</text:p>
          </table:table-cell>
          <table:table-cell table:style-name="ce20" office:value-type="string">
            <text:p>Con</text:p>
          </table:table-cell>
          <table:table-cell table:style-name="ce28" office:value-type="float" office:value="1357">
            <text:p>1,357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Harry Richard Wells</text:p>
          </table:table-cell>
          <table:table-cell table:style-name="ce20" office:value-type="string">
            <text:p>Green</text:p>
          </table:table-cell>
          <table:table-cell table:style-name="ce28" office:value-type="float" office:value="499">
            <text:p>499</text:p>
          </table:table-cell>
          <table:table-cell table:style-name="ce37" office:value-type="percentage" office:value="0.1948">
            <text:p>19.5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Martin Roger Yeldham</text:p>
          </table:table-cell>
          <table:table-cell table:style-name="ce20" office:value-type="string">
            <text:p>Lab</text:p>
          </table:table-cell>
          <table:table-cell table:style-name="ce28" office:value-type="float" office:value="474">
            <text:p>474</text:p>
          </table:table-cell>
          <table:table-cell table:style-name="ce37" office:value-type="percentage" office:value="0.185">
            <text:p>18.5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number-columns-repeated="1021"/>
        </table:table-row>
        <table:table-row table:style-name="ro2">
          <table:table-cell table:style-name="ce3" office:value-type="string">
            <text:p>Wrag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>
            <text:p>Nicholas John Guyatt</text:p>
          </table:table-cell>
          <table:table-cell office:value-type="string">
            <text:p>Con</text:p>
          </table:table-cell>
          <table:table-cell office:value-type="float" office:value="731">
            <text:p>731</text:p>
          </table:table-cell>
          <table:table-cell office:value-type="percentage" office:value="0.5567">
            <text:p>55.7%</text:p>
          </table:table-cell>
          <table:table-cell table:number-columns-repeated="1020"/>
        </table:table-row>
        <table:table-row table:style-name="ro4">
          <table:table-cell table:style-name="ce9" office:value-type="string">
            <text:p>Phillip John Grimes</text:p>
          </table:table-cell>
          <table:table-cell office:value-type="string">
            <text:p>Ind</text:p>
          </table:table-cell>
          <table:table-cell office:value-type="float" office:value="582">
            <text:p>582</text:p>
          </table:table-cell>
          <table:table-cell office:value-type="percentage" office:value="0.4433">
            <text:p>44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West Lindsey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6"/>
          <table:table-cell table:style-name="ce23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7"/>
          <table:table-cell table:style-name="ce24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40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6"/>
          <table:table-cell table:style-name="ce25" office:value-type="float" office:value="21857">
            <text:p>21,857</text:p>
          </table:table-cell>
          <table:table-cell table:style-name="ce35" office:value-type="percentage" office:value="0.4452">
            <text:p>44.5%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6"/>
          <table:table-cell table:style-name="ce25" office:value-type="float" office:value="9840">
            <text:p>9,840</text:p>
          </table:table-cell>
          <table:table-cell table:style-name="ce35" office:value-type="percentage" office:value="0.2004">
            <text:p>20.0%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6"/>
          <table:table-cell table:style-name="ce26" office:value-type="float" office:value="7647">
            <text:p>7,647</text:p>
          </table:table-cell>
          <table:table-cell table:style-name="ce35" office:value-type="percentage" office:value="0.1557">
            <text:p>15.6%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6"/>
          <table:table-cell table:style-name="ce26" office:value-type="float" office:value="4822">
            <text:p>4,822</text:p>
          </table:table-cell>
          <table:table-cell table:style-name="ce35" office:value-type="percentage" office:value="0.0982">
            <text:p>9.8%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6"/>
          <table:table-cell table:style-name="ce25" office:value-type="float" office:value="3151">
            <text:p>3,151</text:p>
          </table:table-cell>
          <table:table-cell table:style-name="ce35" office:value-type="percentage" office:value="0.0642">
            <text:p>6.4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ncolnshire Independents</text:p>
          </table:table-cell>
          <table:covered-table-cell table:style-name="ce6"/>
          <table:table-cell table:style-name="ce25" office:value-type="float" office:value="1782">
            <text:p>1,782</text:p>
          </table:table-cell>
          <table:table-cell table:style-name="ce35" office:value-type="percentage" office:value="0.0363">
            <text:p>3.6%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ardn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an Gordon Fleetwood</text:p>
          </table:table-cell>
          <table:table-cell office:value-type="string">
            <text:p>Con</text:p>
          </table:table-cell>
          <table:table-cell office:value-type="float" office:value="715">
            <text:p>715</text:p>
          </table:table-cell>
          <table:table-cell office:value-type="percentage" office:value="0.5316">
            <text:p>53.2%</text:p>
          </table:table-cell>
          <table:table-cell table:number-columns-repeated="1020"/>
        </table:table-row>
        <table:table-row table:style-name="ro2">
          <table:table-cell office:value-type="string">
            <text:p>David Thomas Walton</text:p>
          </table:table-cell>
          <table:table-cell office:value-type="string">
            <text:p>UKIP</text:p>
          </table:table-cell>
          <table:table-cell office:value-type="float" office:value="318">
            <text:p>318</text:p>
          </table:table-cell>
          <table:table-cell office:value-type="percentage" office:value="0.2364">
            <text:p>23.6%</text:p>
          </table:table-cell>
          <table:table-cell table:number-columns-repeated="1020"/>
        </table:table-row>
        <table:table-row table:style-name="ro2">
          <table:table-cell office:value-type="string">
            <text:p>Maurice Bellwood</text:p>
          </table:table-cell>
          <table:table-cell office:value-type="string">
            <text:p>LI</text:p>
          </table:table-cell>
          <table:table-cell office:value-type="float" office:value="221">
            <text:p>221</text:p>
          </table:table-cell>
          <table:table-cell office:value-type="percentage" office:value="0.1643">
            <text:p>16.4%</text:p>
          </table:table-cell>
          <table:table-cell table:number-columns-repeated="1020"/>
        </table:table-row>
        <table:table-row table:style-name="ro2">
          <table:table-cell office:value-type="string">
            <text:p>Chalres William Shaw</text:p>
          </table:table-cell>
          <table:table-cell office:value-type="string">
            <text:p>LDM</text:p>
          </table:table-cell>
          <table:table-cell office:value-type="float" office:value="91">
            <text:p>91</text:p>
          </table:table-cell>
          <table:table-cell office:value-type="percentage" office:value="0.0677">
            <text:p>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istor and Yarboroug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gela Theresa Lawrence</text:p>
          </table:table-cell>
          <table:table-cell office:value-type="string">
            <text:p>Con</text:p>
          </table:table-cell>
          <table:table-cell office:value-type="float" office:value="1175">
            <text:p>1,175</text:p>
          </table:table-cell>
          <table:table-cell office:value-type="percentage" office:value="0.3587">
            <text:p>35.9%</text:p>
          </table:table-cell>
          <table:table-cell table:number-columns-repeated="1020"/>
        </table:table-row>
        <table:table-row table:style-name="ro2">
          <table:table-cell office:value-type="string">
            <text:p>Owen Charles Bierley</text:p>
          </table:table-cell>
          <table:table-cell office:value-type="string">
            <text:p>Con</text:p>
          </table:table-cell>
          <table:table-cell office:value-type="float" office:value="1164">
            <text:p>1,164</text:p>
          </table:table-cell>
          <table:table-cell table:number-columns-repeated="1021"/>
        </table:table-row>
        <table:table-row table:style-name="ro2">
          <table:table-cell office:value-type="string">
            <text:p>Alan David Caine</text:p>
          </table:table-cell>
          <table:table-cell office:value-type="string">
            <text:p>Ind</text:p>
          </table:table-cell>
          <table:table-cell office:value-type="float" office:value="955">
            <text:p>955</text:p>
          </table:table-cell>
          <table:table-cell office:value-type="percentage" office:value="0.2915">
            <text:p>29.2%</text:p>
          </table:table-cell>
          <table:table-cell table:number-columns-repeated="1020"/>
        </table:table-row>
        <table:table-row table:style-name="ro2">
          <table:table-cell office:value-type="string">
            <text:p>John Indian</text:p>
          </table:table-cell>
          <table:table-cell office:value-type="string">
            <text:p>Lab</text:p>
          </table:table-cell>
          <table:table-cell office:value-type="float" office:value="619">
            <text:p>619</text:p>
          </table:table-cell>
          <table:table-cell office:value-type="percentage" office:value="0.1889">
            <text:p>18.9%</text:p>
          </table:table-cell>
          <table:table-cell table:number-columns-repeated="1020"/>
        </table:table-row>
        <table:table-row table:style-name="ro2">
          <table:table-cell office:value-type="string">
            <text:p>Oliver Joseph Jackson</text:p>
          </table:table-cell>
          <table:table-cell office:value-type="string">
            <text:p>Lab</text:p>
          </table:table-cell>
          <table:table-cell office:value-type="float" office:value="545">
            <text:p>545</text:p>
          </table:table-cell>
          <table:table-cell table:number-columns-repeated="1021"/>
        </table:table-row>
        <table:table-row table:style-name="ro2">
          <table:table-cell office:value-type="string">
            <text:p>Nigel John Wright</text:p>
          </table:table-cell>
          <table:table-cell office:value-type="string">
            <text:p>UKIP</text:p>
          </table:table-cell>
          <table:table-cell office:value-type="float" office:value="527">
            <text:p>527</text:p>
          </table:table-cell>
          <table:table-cell office:value-type="percentage" office:value="0.1609">
            <text:p>16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herry Willingham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exander John Bridgwood</text:p>
          </table:table-cell>
          <table:table-cell office:value-type="string">
            <text:p>Con</text:p>
          </table:table-cell>
          <table:table-cell office:value-type="float" office:value="1726">
            <text:p>1,726</text:p>
          </table:table-cell>
          <table:table-cell office:value-type="percentage" office:value="0.3889">
            <text:p>38.9%</text:p>
          </table:table-cell>
          <table:table-cell table:number-columns-repeated="1020"/>
        </table:table-row>
        <table:table-row table:style-name="ro2">
          <table:table-cell office:value-type="string">
            <text:p>Anne Welburn</text:p>
          </table:table-cell>
          <table:table-cell office:value-type="string">
            <text:p>Con</text:p>
          </table:table-cell>
          <table:table-cell office:value-type="float" office:value="1696">
            <text:p>1,696</text:p>
          </table:table-cell>
          <table:table-cell table:number-columns-repeated="1021"/>
        </table:table-row>
        <table:table-row table:style-name="ro2">
          <table:table-cell office:value-type="string">
            <text:p>Christopher John Darcel</text:p>
          </table:table-cell>
          <table:table-cell office:value-type="string">
            <text:p>LI</text:p>
          </table:table-cell>
          <table:table-cell office:value-type="float" office:value="1561">
            <text:p>1,561</text:p>
          </table:table-cell>
          <table:table-cell office:value-type="percentage" office:value="0.3517">
            <text:p>35.2%</text:p>
          </table:table-cell>
          <table:table-cell table:number-columns-repeated="1020"/>
        </table:table-row>
        <table:table-row table:style-name="ro2">
          <table:table-cell office:value-type="string">
            <text:p>Stephen Robert Trevor</text:p>
          </table:table-cell>
          <table:table-cell office:value-type="string">
            <text:p>Con</text:p>
          </table:table-cell>
          <table:table-cell office:value-type="float" office:value="1540">
            <text:p>1,540</text:p>
          </table:table-cell>
          <table:table-cell table:number-columns-repeated="1021"/>
        </table:table-row>
        <table:table-row table:style-name="ro2">
          <table:table-cell office:value-type="string">
            <text:p>Wendy Dawn Beckett</text:p>
          </table:table-cell>
          <table:table-cell office:value-type="string">
            <text:p>Lab</text:p>
          </table:table-cell>
          <table:table-cell office:value-type="float" office:value="1151">
            <text:p>1,151</text:p>
          </table:table-cell>
          <table:table-cell office:value-type="percentage" office:value="0.2594">
            <text:p>25.9%</text:p>
          </table:table-cell>
          <table:table-cell table:number-columns-repeated="1020"/>
        </table:table-row>
        <table:table-row table:style-name="ro2">
          <table:table-cell office:value-type="string">
            <text:p>Brian Ellis Gulliver</text:p>
          </table:table-cell>
          <table:table-cell office:value-type="string">
            <text:p>Lab</text:p>
          </table:table-cell>
          <table:table-cell office:value-type="float" office:value="997">
            <text:p>99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unholme and Wel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England</text:p>
          </table:table-cell>
          <table:table-cell office:value-type="string">
            <text:p>Con</text:p>
          </table:table-cell>
          <table:table-cell office:value-type="float" office:value="2228">
            <text:p>2,228</text:p>
          </table:table-cell>
          <table:table-cell office:value-type="percentage" office:value="0.4302">
            <text:p>43.0%</text:p>
          </table:table-cell>
          <table:table-cell table:number-columns-repeated="1020"/>
        </table:table-row>
        <table:table-row table:style-name="ro2">
          <table:table-cell office:value-type="string">
            <text:p>Malcolm James William Parish</text:p>
          </table:table-cell>
          <table:table-cell office:value-type="string">
            <text:p>Con</text:p>
          </table:table-cell>
          <table:table-cell office:value-type="float" office:value="2072">
            <text:p>2,072</text:p>
          </table:table-cell>
          <table:table-cell table:number-columns-repeated="1021"/>
        </table:table-row>
        <table:table-row table:style-name="ro2">
          <table:table-cell office:value-type="string">
            <text:p>Diana Meriel Rodgers</text:p>
          </table:table-cell>
          <table:table-cell office:value-type="string">
            <text:p>Ind</text:p>
          </table:table-cell>
          <table:table-cell office:value-type="float" office:value="1820">
            <text:p>1,820</text:p>
          </table:table-cell>
          <table:table-cell office:value-type="percentage" office:value="0.3514">
            <text:p>35.1%</text:p>
          </table:table-cell>
          <table:table-cell table:number-columns-repeated="1020"/>
        </table:table-row>
        <table:table-row table:style-name="ro2">
          <table:table-cell office:value-type="string">
            <text:p>Anjum Nitu Sawhney</text:p>
          </table:table-cell>
          <table:table-cell office:value-type="string">
            <text:p>Con</text:p>
          </table:table-cell>
          <table:table-cell office:value-type="float" office:value="1588">
            <text:p>1,588</text:p>
          </table:table-cell>
          <table:table-cell table:number-columns-repeated="1021"/>
        </table:table-row>
        <table:table-row table:style-name="ro2">
          <table:table-cell office:value-type="string">
            <text:p>Stephen Bunney</text:p>
          </table:table-cell>
          <table:table-cell office:value-type="string">
            <text:p>LDM</text:p>
          </table:table-cell>
          <table:table-cell office:value-type="float" office:value="1131">
            <text:p>1,131</text:p>
          </table:table-cell>
          <table:table-cell office:value-type="percentage" office:value="0.2184">
            <text:p>21.8%</text:p>
          </table:table-cell>
          <table:table-cell table:number-columns-repeated="1020"/>
        </table:table-row>
        <table:table-row table:style-name="ro2">
          <table:table-cell office:value-type="string">
            <text:p>Julie Eve Taylor</text:p>
          </table:table-cell>
          <table:table-cell office:value-type="string">
            <text:p>LDM</text:p>
          </table:table-cell>
          <table:table-cell office:value-type="float" office:value="1118">
            <text:p>1,11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ainsborough Ea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Devine</text:p>
          </table:table-cell>
          <table:table-cell office:value-type="string">
            <text:p>Lab</text:p>
          </table:table-cell>
          <table:table-cell office:value-type="float" office:value="885">
            <text:p>885</text:p>
          </table:table-cell>
          <table:table-cell office:value-type="percentage" office:value="0.3843">
            <text:p>38.4%</text:p>
          </table:table-cell>
          <table:table-cell table:number-columns-repeated="1020"/>
        </table:table-row>
        <table:table-row table:style-name="ro2">
          <table:table-cell office:value-type="string">
            <text:p>Richard William Oaks</text:p>
          </table:table-cell>
          <table:table-cell office:value-type="string">
            <text:p>Lab</text:p>
          </table:table-cell>
          <table:table-cell office:value-type="float" office:value="829">
            <text:p>829</text:p>
          </table:table-cell>
          <table:table-cell table:number-columns-repeated="1021"/>
        </table:table-row>
        <table:table-row table:style-name="ro2">
          <table:table-cell office:value-type="string">
            <text:p>David Patrick Bond</text:p>
          </table:table-cell>
          <table:table-cell office:value-type="string">
            <text:p>Lab</text:p>
          </table:table-cell>
          <table:table-cell office:value-type="float" office:value="772">
            <text:p>772</text:p>
          </table:table-cell>
          <table:table-cell table:number-columns-repeated="1021"/>
        </table:table-row>
        <table:table-row table:style-name="ro2">
          <table:table-cell office:value-type="string">
            <text:p>Clio Lyndon Perraton-Williams</text:p>
          </table:table-cell>
          <table:table-cell office:value-type="string">
            <text:p>Con</text:p>
          </table:table-cell>
          <table:table-cell office:value-type="float" office:value="587">
            <text:p>587</text:p>
          </table:table-cell>
          <table:table-cell office:value-type="percentage" office:value="0.2549">
            <text:p>25.5%</text:p>
          </table:table-cell>
          <table:table-cell table:number-columns-repeated="1020"/>
        </table:table-row>
        <table:table-row table:style-name="ro2">
          <table:table-cell office:value-type="string">
            <text:p>Joshua Anthony Jones</text:p>
          </table:table-cell>
          <table:table-cell office:value-type="string">
            <text:p>Con</text:p>
          </table:table-cell>
          <table:table-cell office:value-type="float" office:value="564">
            <text:p>564</text:p>
          </table:table-cell>
          <table:table-cell office:value-type="percentage" office:value="0.2175">
            <text:p>21.8%</text:p>
          </table:table-cell>
          <table:table-cell table:number-columns-repeated="1020"/>
        </table:table-row>
        <table:table-row table:style-name="ro2">
          <table:table-cell office:value-type="string">
            <text:p>Kenneth Donald Woolley</text:p>
          </table:table-cell>
          <table:table-cell office:value-type="string">
            <text:p>LDM</text:p>
          </table:table-cell>
          <table:table-cell office:value-type="float" office:value="501">
            <text:p>501</text:p>
          </table:table-cell>
          <table:table-cell office:value-type="percentage" office:value="0.2175">
            <text:p>21.8%</text:p>
          </table:table-cell>
          <table:table-cell table:number-columns-repeated="1020"/>
        </table:table-row>
        <table:table-row table:style-name="ro2">
          <table:table-cell office:value-type="string">
            <text:p>David Paul Dobbie</text:p>
          </table:table-cell>
          <table:table-cell office:value-type="string">
            <text:p>LDM</text:p>
          </table:table-cell>
          <table:table-cell office:value-type="float" office:value="489">
            <text:p>489</text:p>
          </table:table-cell>
          <table:table-cell table:number-columns-repeated="1021"/>
        </table:table-row>
        <table:table-row table:style-name="ro2">
          <table:table-cell office:value-type="string">
            <text:p>Vaughan Olsson Hughes</text:p>
          </table:table-cell>
          <table:table-cell office:value-type="string">
            <text:p>LDM</text:p>
          </table:table-cell>
          <table:table-cell office:value-type="float" office:value="489">
            <text:p>489</text:p>
          </table:table-cell>
          <table:table-cell table:number-columns-repeated="1021"/>
        </table:table-row>
        <table:table-row table:style-name="ro2">
          <table:table-cell office:value-type="string">
            <text:p>Peter Francis Mcneill</text:p>
          </table:table-cell>
          <table:table-cell office:value-type="string">
            <text:p>Con</text:p>
          </table:table-cell>
          <table:table-cell office:value-type="float" office:value="482">
            <text:p>482</text:p>
          </table:table-cell>
          <table:table-cell table:number-columns-repeated="1021"/>
        </table:table-row>
        <table:table-row table:style-name="ro2">
          <table:table-cell office:value-type="string">
            <text:p>Michael Tinker</text:p>
          </table:table-cell>
          <table:table-cell office:value-type="string">
            <text:p>Ind</text:p>
          </table:table-cell>
          <table:table-cell office:value-type="float" office:value="330">
            <text:p>330</text:p>
          </table:table-cell>
          <table:table-cell office:value-type="percentage" office:value="0.1433">
            <text:p>14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ainsborough Nort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illian Florence Bardsley</text:p>
          </table:table-cell>
          <table:table-cell office:value-type="string">
            <text:p>Con</text:p>
          </table:table-cell>
          <table:table-cell office:value-type="float" office:value="1047">
            <text:p>1,047</text:p>
          </table:table-cell>
          <table:table-cell office:value-type="percentage" office:value="0.3875">
            <text:p>38.8%</text:p>
          </table:table-cell>
          <table:table-cell table:number-columns-repeated="1020"/>
        </table:table-row>
        <table:table-row table:style-name="ro2">
          <table:table-cell office:value-type="string">
            <text:p>Matthew David Boles</text:p>
          </table:table-cell>
          <table:table-cell office:value-type="string">
            <text:p>LDM</text:p>
          </table:table-cell>
          <table:table-cell office:value-type="float" office:value="964">
            <text:p>964</text:p>
          </table:table-cell>
          <table:table-cell office:value-type="percentage" office:value="0.3568">
            <text:p>35.7%</text:p>
          </table:table-cell>
          <table:table-cell table:number-columns-repeated="1020"/>
        </table:table-row>
        <table:table-row table:style-name="ro2">
          <table:table-cell office:value-type="string">
            <text:p>Shelia Christine Bibb</text:p>
          </table:table-cell>
          <table:table-cell office:value-type="string">
            <text:p>Con</text:p>
          </table:table-cell>
          <table:table-cell office:value-type="float" office:value="764">
            <text:p>764</text:p>
          </table:table-cell>
          <table:table-cell table:number-columns-repeated="1021"/>
        </table:table-row>
        <table:table-row table:style-name="ro2">
          <table:table-cell office:value-type="string">
            <text:p>Ashley John Perraton-Williams</text:p>
          </table:table-cell>
          <table:table-cell office:value-type="string">
            <text:p>Con</text:p>
          </table:table-cell>
          <table:table-cell office:value-type="float" office:value="710">
            <text:p>710</text:p>
          </table:table-cell>
          <table:table-cell table:number-columns-repeated="1021"/>
        </table:table-row>
        <table:table-row table:style-name="ro2">
          <table:table-cell office:value-type="string">
            <text:p>Robert Andrew Adderley</text:p>
          </table:table-cell>
          <table:table-cell office:value-type="string">
            <text:p>Lab</text:p>
          </table:table-cell>
          <table:table-cell office:value-type="float" office:value="691">
            <text:p>691</text:p>
          </table:table-cell>
          <table:table-cell office:value-type="percentage" office:value="0.2557">
            <text:p>25.6%</text:p>
          </table:table-cell>
          <table:table-cell table:number-columns-repeated="1020"/>
        </table:table-row>
        <table:table-row table:style-name="ro2">
          <table:table-cell office:value-type="string">
            <text:p>Robert John Frederick Methuen</text:p>
          </table:table-cell>
          <table:table-cell office:value-type="string">
            <text:p>Lab</text:p>
          </table:table-cell>
          <table:table-cell office:value-type="float" office:value="689">
            <text:p>689</text:p>
          </table:table-cell>
          <table:table-cell table:number-columns-repeated="1021"/>
        </table:table-row>
        <table:table-row table:style-name="ro2">
          <table:table-cell office:value-type="string">
            <text:p>Charmaine Lisa Bowers</text:p>
          </table:table-cell>
          <table:table-cell office:value-type="string">
            <text:p>Lab</text:p>
          </table:table-cell>
          <table:table-cell office:value-type="float" office:value="623">
            <text:p>623</text:p>
          </table:table-cell>
          <table:table-cell table:number-columns-repeated="1021"/>
        </table:table-row>
        <table:table-row table:style-name="ro2">
          <table:table-cell office:value-type="string">
            <text:p>Keith Richard Panter</text:p>
          </table:table-cell>
          <table:table-cell office:value-type="string">
            <text:p>LDM</text:p>
          </table:table-cell>
          <table:table-cell office:value-type="float" office:value="555">
            <text:p>555</text:p>
          </table:table-cell>
          <table:table-cell table:number-columns-repeated="1021"/>
        </table:table-row>
        <table:table-row table:style-name="ro2">
          <table:table-cell office:value-type="string">
            <text:p>Richard John Craig</text:p>
          </table:table-cell>
          <table:table-cell office:value-type="string">
            <text:p>LDM</text:p>
          </table:table-cell>
          <table:table-cell office:value-type="float" office:value="549">
            <text:p>54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ainsborough South-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dith Ann Rainsforth</text:p>
          </table:table-cell>
          <table:table-cell office:value-type="string">
            <text:p>LDM</text:p>
          </table:table-cell>
          <table:table-cell office:value-type="float" office:value="712">
            <text:p>712</text:p>
          </table:table-cell>
          <table:table-cell office:value-type="percentage" office:value="0.4069">
            <text:p>40.7%</text:p>
          </table:table-cell>
          <table:table-cell table:number-columns-repeated="1020"/>
        </table:table-row>
        <table:table-row table:style-name="ro2">
          <table:table-cell office:value-type="string">
            <text:p>Trevor Victor Young</text:p>
          </table:table-cell>
          <table:table-cell office:value-type="string">
            <text:p>LDM</text:p>
          </table:table-cell>
          <table:table-cell office:value-type="float" office:value="701">
            <text:p>701</text:p>
          </table:table-cell>
          <table:table-cell table:number-columns-repeated="1021"/>
        </table:table-row>
        <table:table-row table:style-name="ro2">
          <table:table-cell office:value-type="string">
            <text:p>Casper Francis Hammond</text:p>
          </table:table-cell>
          <table:table-cell office:value-type="string">
            <text:p>Lab</text:p>
          </table:table-cell>
          <table:table-cell office:value-type="float" office:value="475">
            <text:p>475</text:p>
          </table:table-cell>
          <table:table-cell office:value-type="percentage" office:value="0.2714">
            <text:p>27.1%</text:p>
          </table:table-cell>
          <table:table-cell table:number-columns-repeated="1020"/>
        </table:table-row>
        <table:table-row table:style-name="ro2">
          <table:table-cell office:value-type="string">
            <text:p>Julia Wallis-Martin</text:p>
          </table:table-cell>
          <table:table-cell office:value-type="string">
            <text:p>Lab</text:p>
          </table:table-cell>
          <table:table-cell office:value-type="float" office:value="471">
            <text:p>471</text:p>
          </table:table-cell>
          <table:table-cell table:number-columns-repeated="1021"/>
        </table:table-row>
        <table:table-row table:style-name="ro2">
          <table:table-cell office:value-type="string">
            <text:p>Deborah Jane Barker</text:p>
          </table:table-cell>
          <table:table-cell office:value-type="string">
            <text:p>Con</text:p>
          </table:table-cell>
          <table:table-cell office:value-type="float" office:value="366">
            <text:p>366</text:p>
          </table:table-cell>
          <table:table-cell office:value-type="percentage" office:value="0.2091">
            <text:p>20.9%</text:p>
          </table:table-cell>
          <table:table-cell table:number-columns-repeated="1020"/>
        </table:table-row>
        <table:table-row table:style-name="ro2">
          <table:table-cell office:value-type="string">
            <text:p>Henry Miles Guthorm Speer</text:p>
          </table:table-cell>
          <table:table-cell office:value-type="string">
            <text:p>Con</text:p>
          </table:table-cell>
          <table:table-cell office:value-type="float" office:value="344">
            <text:p>344</text:p>
          </table:table-cell>
          <table:table-cell table:number-columns-repeated="1021"/>
        </table:table-row>
        <table:table-row table:style-name="ro2">
          <table:table-cell office:value-type="string">
            <text:p>Timothy Mark Davies</text:p>
          </table:table-cell>
          <table:table-cell office:value-type="string">
            <text:p>Ind</text:p>
          </table:table-cell>
          <table:table-cell office:value-type="float" office:value="197">
            <text:p>197</text:p>
          </table:table-cell>
          <table:table-cell office:value-type="percentage" office:value="0.1126">
            <text:p>11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emswe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David John Howitt-Cowan</text:p>
          </table:table-cell>
          <table:table-cell office:value-type="string">
            <text:p>Con</text:p>
          </table:table-cell>
          <table:table-cell office:value-type="float" office:value="818">
            <text:p>818</text:p>
          </table:table-cell>
          <table:table-cell office:value-type="percentage" office:value="0.5839">
            <text:p>58.4%</text:p>
          </table:table-cell>
          <table:table-cell table:number-columns-repeated="1020"/>
        </table:table-row>
        <table:table-row table:style-name="ro2">
          <table:table-cell office:value-type="string">
            <text:p>Anthony Brian Wells</text:p>
          </table:table-cell>
          <table:table-cell office:value-type="string">
            <text:p>UKIP</text:p>
          </table:table-cell>
          <table:table-cell office:value-type="float" office:value="251">
            <text:p>251</text:p>
          </table:table-cell>
          <table:table-cell office:value-type="percentage" office:value="0.1792">
            <text:p>17.9%</text:p>
          </table:table-cell>
          <table:table-cell table:number-columns-repeated="1020"/>
        </table:table-row>
        <table:table-row table:style-name="ro2">
          <table:table-cell office:value-type="string">
            <text:p>Spencer David Geoffrey Armitage</text:p>
          </table:table-cell>
          <table:table-cell office:value-type="string">
            <text:p>Lab</text:p>
          </table:table-cell>
          <table:table-cell office:value-type="float" office:value="214">
            <text:p>214</text:p>
          </table:table-cell>
          <table:table-cell office:value-type="percentage" office:value="0.1527">
            <text:p>15.3%</text:p>
          </table:table-cell>
          <table:table-cell table:number-columns-repeated="1020"/>
        </table:table-row>
        <table:table-row table:style-name="ro2">
          <table:table-cell office:value-type="string">
            <text:p>Cynthia Margaret Isherwood</text:p>
          </table:table-cell>
          <table:table-cell office:value-type="string">
            <text:p>LDM</text:p>
          </table:table-cell>
          <table:table-cell office:value-type="float" office:value="118">
            <text:p>118</text:p>
          </table:table-cell>
          <table:table-cell office:value-type="percentage" office:value="0.0842">
            <text:p>8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els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arles Lewis Strange</text:p>
          </table:table-cell>
          <table:table-cell office:value-type="string">
            <text:p>Con</text:p>
          </table:table-cell>
          <table:table-cell office:value-type="float" office:value="1009">
            <text:p>1,009</text:p>
          </table:table-cell>
          <table:table-cell office:value-type="percentage" office:value="0.6334">
            <text:p>63.3%</text:p>
          </table:table-cell>
          <table:table-cell table:number-columns-repeated="1020"/>
        </table:table-row>
        <table:table-row table:style-name="ro2">
          <table:table-cell office:value-type="string">
            <text:p>Michael John Ranby</text:p>
          </table:table-cell>
          <table:table-cell office:value-type="string">
            <text:p>UKIP</text:p>
          </table:table-cell>
          <table:table-cell office:value-type="float" office:value="283">
            <text:p>283</text:p>
          </table:table-cell>
          <table:table-cell office:value-type="percentage" office:value="0.1777">
            <text:p>17.8%</text:p>
          </table:table-cell>
          <table:table-cell table:number-columns-repeated="1020"/>
        </table:table-row>
        <table:table-row table:style-name="ro2">
          <table:table-cell office:value-type="string">
            <text:p>Janet Susannah Tierney</text:p>
          </table:table-cell>
          <table:table-cell office:value-type="string">
            <text:p>Lab</text:p>
          </table:table-cell>
          <table:table-cell office:value-type="float" office:value="194">
            <text:p>194</text:p>
          </table:table-cell>
          <table:table-cell office:value-type="percentage" office:value="0.1218">
            <text:p>12.2%</text:p>
          </table:table-cell>
          <table:table-cell table:number-columns-repeated="1020"/>
        </table:table-row>
        <table:table-row table:style-name="ro2">
          <table:table-cell office:value-type="string">
            <text:p>Neil Taylor</text:p>
          </table:table-cell>
          <table:table-cell office:value-type="string">
            <text:p>LDM</text:p>
          </table:table-cell>
          <table:table-cell office:value-type="float" office:value="107">
            <text:p>107</text:p>
          </table:table-cell>
          <table:table-cell office:value-type="percentage" office:value="0.0672">
            <text:p>6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e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ssie Brenda Milne</text:p>
          </table:table-cell>
          <table:table-cell office:value-type="string">
            <text:p>Con</text:p>
          </table:table-cell>
          <table:table-cell office:value-type="float" office:value="783">
            <text:p>783</text:p>
          </table:table-cell>
          <table:table-cell office:value-type="percentage" office:value="0.6413">
            <text:p>64.1%</text:p>
          </table:table-cell>
          <table:table-cell table:number-columns-repeated="1020"/>
        </table:table-row>
        <table:table-row table:style-name="ro2">
          <table:table-cell office:value-type="string">
            <text:p>Samuel George Wardle</text:p>
          </table:table-cell>
          <table:table-cell office:value-type="string">
            <text:p>UKIP</text:p>
          </table:table-cell>
          <table:table-cell office:value-type="float" office:value="230">
            <text:p>230</text:p>
          </table:table-cell>
          <table:table-cell office:value-type="percentage" office:value="0.1884">
            <text:p>18.8%</text:p>
          </table:table-cell>
          <table:table-cell table:number-columns-repeated="1020"/>
        </table:table-row>
        <table:table-row table:style-name="ro2">
          <table:table-cell office:value-type="string">
            <text:p>Rebecca Geraldine Carmichael</text:p>
          </table:table-cell>
          <table:table-cell office:value-type="string">
            <text:p>Lab</text:p>
          </table:table-cell>
          <table:table-cell office:value-type="float" office:value="208">
            <text:p>208</text:p>
          </table:table-cell>
          <table:table-cell office:value-type="percentage" office:value="0.1704">
            <text:p>17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arket Rase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arles Edward Hugo Marfleet</text:p>
          </table:table-cell>
          <table:table-cell office:value-type="string">
            <text:p>Con</text:p>
          </table:table-cell>
          <table:table-cell office:value-type="float" office:value="1920">
            <text:p>1,920</text:p>
          </table:table-cell>
          <table:table-cell office:value-type="percentage" office:value="0.3685">
            <text:p>36.9%</text:p>
          </table:table-cell>
          <table:table-cell table:number-columns-repeated="1020"/>
        </table:table-row>
        <table:table-row table:style-name="ro2">
          <table:table-cell office:value-type="string">
            <text:p>John Carl McNeill</text:p>
          </table:table-cell>
          <table:table-cell office:value-type="string">
            <text:p>Con</text:p>
          </table:table-cell>
          <table:table-cell office:value-type="float" office:value="1872">
            <text:p>1,872</text:p>
          </table:table-cell>
          <table:table-cell table:number-columns-repeated="1021"/>
        </table:table-row>
        <table:table-row table:style-name="ro2">
          <table:table-cell office:value-type="string">
            <text:p>Thomas Jacob Neil Smith</text:p>
          </table:table-cell>
          <table:table-cell office:value-type="string">
            <text:p>Con</text:p>
          </table:table-cell>
          <table:table-cell office:value-type="float" office:value="1524">
            <text:p>1,524</text:p>
          </table:table-cell>
          <table:table-cell table:number-columns-repeated="1021"/>
        </table:table-row>
        <table:table-row table:style-name="ro2">
          <table:table-cell office:value-type="string">
            <text:p>Kenneth Michael Bridger</text:p>
          </table:table-cell>
          <table:table-cell office:value-type="string">
            <text:p>LDM</text:p>
          </table:table-cell>
          <table:table-cell office:value-type="float" office:value="1094">
            <text:p>1,094</text:p>
          </table:table-cell>
          <table:table-cell office:value-type="percentage" office:value="0.21">
            <text:p>21.0%</text:p>
          </table:table-cell>
          <table:table-cell table:number-columns-repeated="1020"/>
        </table:table-row>
        <table:table-row table:style-name="ro2">
          <table:table-cell office:value-type="string">
            <text:p>Howard Thompson</text:p>
          </table:table-cell>
          <table:table-cell office:value-type="string">
            <text:p>UKIP</text:p>
          </table:table-cell>
          <table:table-cell office:value-type="float" office:value="1075">
            <text:p>1,075</text:p>
          </table:table-cell>
          <table:table-cell office:value-type="percentage" office:value="0.2063">
            <text:p>20.6%</text:p>
          </table:table-cell>
          <table:table-cell table:number-columns-repeated="1020"/>
        </table:table-row>
        <table:table-row table:style-name="ro2">
          <table:table-cell office:value-type="string">
            <text:p>Guy Edward Donald Grainger</text:p>
          </table:table-cell>
          <table:table-cell office:value-type="string">
            <text:p>LDM</text:p>
          </table:table-cell>
          <table:table-cell office:value-type="float" office:value="898">
            <text:p>898</text:p>
          </table:table-cell>
          <table:table-cell table:number-columns-repeated="1021"/>
        </table:table-row>
        <table:table-row table:style-name="ro2">
          <table:table-cell office:value-type="string">
            <text:p>Elaine Margaret Whitfield</text:p>
          </table:table-cell>
          <table:table-cell office:value-type="string">
            <text:p>LDM</text:p>
          </table:table-cell>
          <table:table-cell office:value-type="float" office:value="795">
            <text:p>795</text:p>
          </table:table-cell>
          <table:table-cell table:number-columns-repeated="1021"/>
        </table:table-row>
        <table:table-row table:style-name="ro2">
          <table:table-cell office:value-type="string">
            <text:p>Ian Edward Sharp</text:p>
          </table:table-cell>
          <table:table-cell office:value-type="string">
            <text:p>Lab</text:p>
          </table:table-cell>
          <table:table-cell office:value-type="float" office:value="737">
            <text:p>737</text:p>
          </table:table-cell>
          <table:table-cell office:value-type="percentage" office:value="0.1415">
            <text:p>14.2%</text:p>
          </table:table-cell>
          <table:table-cell table:number-columns-repeated="1020"/>
        </table:table-row>
        <table:table-row table:style-name="ro2">
          <table:table-cell office:value-type="string">
            <text:p>Elizabeth Louise Webster</text:p>
          </table:table-cell>
          <table:table-cell office:value-type="string">
            <text:p>Lab</text:p>
          </table:table-cell>
          <table:table-cell office:value-type="float" office:value="649">
            <text:p>649</text:p>
          </table:table-cell>
          <table:table-cell table:number-columns-repeated="1021"/>
        </table:table-row>
        <table:table-row table:style-name="ro2">
          <table:table-cell office:value-type="string">
            <text:p>Geoffrey Martyn</text:p>
          </table:table-cell>
          <table:table-cell office:value-type="string">
            <text:p>Ind</text:p>
          </table:table-cell>
          <table:table-cell office:value-type="float" office:value="384">
            <text:p>384</text:p>
          </table:table-cell>
          <table:table-cell office:value-type="percentage" office:value="0.0737">
            <text:p>7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Nettleham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iles Patrick McNeill</text:p>
          </table:table-cell>
          <table:table-cell office:value-type="string">
            <text:p>Con</text:p>
          </table:table-cell>
          <table:table-cell office:value-type="float" office:value="1337">
            <text:p>1,337</text:p>
          </table:table-cell>
          <table:table-cell office:value-type="percentage" office:value="0.5569">
            <text:p>55.7%</text:p>
          </table:table-cell>
          <table:table-cell table:number-columns-repeated="1020"/>
        </table:table-row>
        <table:table-row table:style-name="ro2">
          <table:table-cell office:value-type="string">
            <text:p>Angela May White</text:p>
          </table:table-cell>
          <table:table-cell office:value-type="string">
            <text:p>LDM</text:p>
          </table:table-cell>
          <table:table-cell office:value-type="float" office:value="1064">
            <text:p>1,064</text:p>
          </table:table-cell>
          <table:table-cell table:style-name="ce39" office:value-type="percentage" office:value="0.4431">
            <text:p>44.3%</text:p>
          </table:table-cell>
          <table:table-cell table:number-columns-repeated="1020"/>
        </table:table-row>
        <table:table-row table:style-name="ro2">
          <table:table-cell office:value-type="string">
            <text:p>Maureen Florence Palmer</text:p>
          </table:table-cell>
          <table:table-cell office:value-type="string">
            <text:p>Con</text:p>
          </table:table-cell>
          <table:table-cell office:value-type="float" office:value="984">
            <text:p>984</text:p>
          </table:table-cell>
          <table:table-cell table:number-columns-repeated="1021"/>
        </table:table-row>
        <table:table-row table:style-name="ro2">
          <table:table-cell office:value-type="string">
            <text:p>Roger Anthony Sharp</text:p>
          </table:table-cell>
          <table:table-cell office:value-type="string">
            <text:p>LDM</text:p>
          </table:table-cell>
          <table:table-cell office:value-type="float" office:value="983">
            <text:p>98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axilb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cqueline Brockway</text:p>
          </table:table-cell>
          <table:table-cell office:value-type="string">
            <text:p>Con</text:p>
          </table:table-cell>
          <table:table-cell office:value-type="float" office:value="1898">
            <text:p>1,898</text:p>
          </table:table-cell>
          <table:table-cell office:value-type="percentage" office:value="0.4707">
            <text:p>47.1%</text:p>
          </table:table-cell>
          <table:table-cell table:number-columns-repeated="1020"/>
        </table:table-row>
        <table:table-row table:style-name="ro2">
          <table:table-cell office:value-type="string">
            <text:p>David John Cotton</text:p>
          </table:table-cell>
          <table:table-cell office:value-type="string">
            <text:p>LDM</text:p>
          </table:table-cell>
          <table:table-cell office:value-type="float" office:value="1168">
            <text:p>1,168</text:p>
          </table:table-cell>
          <table:table-cell office:value-type="percentage" office:value="0.2897">
            <text:p>29.0%</text:p>
          </table:table-cell>
          <table:table-cell table:number-columns-repeated="1020"/>
        </table:table-row>
        <table:table-row table:style-name="ro2">
          <table:table-cell office:value-type="string">
            <text:p>Jenine Emilie Butroid</text:p>
          </table:table-cell>
          <table:table-cell office:value-type="string">
            <text:p>Con</text:p>
          </table:table-cell>
          <table:table-cell office:value-type="float" office:value="953">
            <text:p>953</text:p>
          </table:table-cell>
          <table:table-cell table:number-columns-repeated="1021"/>
        </table:table-row>
        <table:table-row table:style-name="ro2">
          <table:table-cell office:value-type="string">
            <text:p>Robert Henry Tubman</text:p>
          </table:table-cell>
          <table:table-cell office:value-type="string">
            <text:p>Lab</text:p>
          </table:table-cell>
          <table:table-cell office:value-type="float" office:value="499">
            <text:p>499</text:p>
          </table:table-cell>
          <table:table-cell office:value-type="percentage" office:value="0.1238">
            <text:p>12.4%</text:p>
          </table:table-cell>
          <table:table-cell table:number-columns-repeated="1020"/>
        </table:table-row>
        <table:table-row table:style-name="ro2">
          <table:table-cell office:value-type="string">
            <text:p>Michael McLintock</text:p>
          </table:table-cell>
          <table:table-cell office:value-type="string">
            <text:p>UKIP</text:p>
          </table:table-cell>
          <table:table-cell office:value-type="float" office:value="467">
            <text:p>467</text:p>
          </table:table-cell>
          <table:table-cell office:value-type="percentage" office:value="0.1158">
            <text:p>11.6%</text:p>
          </table:table-cell>
          <table:table-cell table:number-columns-repeated="1020"/>
        </table:table-row>
        <table:table-row table:style-name="ro2">
          <table:table-cell office:value-type="string">
            <text:p>Barry Charles Coward</text:p>
          </table:table-cell>
          <table:table-cell office:value-type="string">
            <text:p>LDM</text:p>
          </table:table-cell>
          <table:table-cell office:value-type="float" office:value="231">
            <text:p>23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camp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ger Michael Patterson</text:p>
          </table:table-cell>
          <table:table-cell office:value-type="string">
            <text:p>Con</text:p>
          </table:table-cell>
          <table:table-cell office:value-type="float" office:value="971">
            <text:p>971</text:p>
          </table:table-cell>
          <table:table-cell office:value-type="percentage" office:value="0.653">
            <text:p>65.3%</text:p>
          </table:table-cell>
          <table:table-cell table:number-columns-repeated="1020"/>
        </table:table-row>
        <table:table-row table:style-name="ro2">
          <table:table-cell office:value-type="string">
            <text:p>Rachel Heskins</text:p>
          </table:table-cell>
          <table:table-cell office:value-type="string">
            <text:p>Lab</text:p>
          </table:table-cell>
          <table:table-cell office:value-type="float" office:value="516">
            <text:p>516</text:p>
          </table:table-cell>
          <table:table-cell office:value-type="percentage" office:value="0.347">
            <text:p>34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cotter and Bly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tricia Anne Mewis</text:p>
          </table:table-cell>
          <table:table-cell office:value-type="string">
            <text:p>Con</text:p>
          </table:table-cell>
          <table:table-cell office:value-type="float" office:value="1752">
            <text:p>1,752</text:p>
          </table:table-cell>
          <table:table-cell office:value-type="percentage" office:value="0.3507">
            <text:p>35.1%</text:p>
          </table:table-cell>
          <table:table-cell table:number-columns-repeated="1020"/>
        </table:table-row>
        <table:table-row table:style-name="ro2">
          <table:table-cell office:value-type="string">
            <text:p>Lesley Anne Rollings</text:p>
          </table:table-cell>
          <table:table-cell office:value-type="string">
            <text:p>LDM</text:p>
          </table:table-cell>
          <table:table-cell office:value-type="float" office:value="1314">
            <text:p>1,314</text:p>
          </table:table-cell>
          <table:table-cell office:value-type="percentage" office:value="0.263">
            <text:p>26.3%</text:p>
          </table:table-cell>
          <table:table-cell table:number-columns-repeated="1020"/>
        </table:table-row>
        <table:table-row table:style-name="ro2">
          <table:table-cell office:value-type="string">
            <text:p>Adam Matthew Duguid</text:p>
          </table:table-cell>
          <table:table-cell office:value-type="string">
            <text:p>Con</text:p>
          </table:table-cell>
          <table:table-cell office:value-type="float" office:value="1281">
            <text:p>1,281</text:p>
          </table:table-cell>
          <table:table-cell table:number-columns-repeated="1021"/>
        </table:table-row>
        <table:table-row table:style-name="ro4">
          <table:table-cell office:value-type="string">
            <text:p>Christopher Peter Day</text:p>
          </table:table-cell>
          <table:table-cell office:value-type="string">
            <text:p>Ind</text:p>
          </table:table-cell>
          <table:table-cell office:value-type="float" office:value="1136">
            <text:p>1,136</text:p>
          </table:table-cell>
          <table:table-cell table:style-name="ce37" office:value-type="percentage" office:value="0.2274">
            <text:p>22.7%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7" office:value-type="string">
            <text:p>Edward Graham Cockcroft Rouse</text:p>
          </table:table-cell>
          <table:table-cell table:style-name="ce19" office:value-type="string">
            <text:p>Con</text:p>
          </table:table-cell>
          <table:table-cell table:style-name="ce28" office:value-type="float" office:value="1134">
            <text:p>1,134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Elizabeth Ann Clews</text:p>
          </table:table-cell>
          <table:table-cell table:style-name="ce20" office:value-type="string">
            <text:p>LDM</text:p>
          </table:table-cell>
          <table:table-cell table:style-name="ce28" office:value-type="float" office:value="999">
            <text:p>999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William Edward Rodgers</text:p>
          </table:table-cell>
          <table:table-cell table:style-name="ce20" office:value-type="string">
            <text:p>Lab</text:p>
          </table:table-cell>
          <table:table-cell table:style-name="ce28" office:value-type="float" office:value="794">
            <text:p>794</text:p>
          </table:table-cell>
          <table:table-cell table:style-name="ce37" office:value-type="percentage" office:value="0.1589">
            <text:p>15.9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Sally Pamela Loates</text:p>
          </table:table-cell>
          <table:table-cell table:style-name="ce20" office:value-type="string">
            <text:p>LDM</text:p>
          </table:table-cell>
          <table:table-cell table:style-name="ce28" office:value-type="float" office:value="725">
            <text:p>725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Mabel Tallulah Dunbar</text:p>
          </table:table-cell>
          <table:table-cell table:style-name="ce20" office:value-type="string">
            <text:p>Lab</text:p>
          </table:table-cell>
          <table:table-cell table:style-name="ce28" office:value-type="float" office:value="583">
            <text:p>583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Stow</text:p>
          </table:table-cell>
          <table:table-cell table:style-name="ce20"/>
          <table:table-cell table:style-name="ce28"/>
          <table:table-cell table:number-columns-repeated="1021"/>
        </table:table-row>
        <table:table-row table:style-name="ro2">
          <table:table-cell table:style-name="ce9"/>
          <table:table-cell table:number-columns-repeated="1023"/>
        </table:table-row>
        <table:table-row table:style-name="ro4">
          <table:table-cell table:style-name="ce9" office:value-type="string">
            <text:p>Reginald Alan Shore</text:p>
          </table:table-cell>
          <table:table-cell office:value-type="string">
            <text:p>LDM</text:p>
          </table:table-cell>
          <table:table-cell office:value-type="float" office:value="858">
            <text:p>858</text:p>
          </table:table-cell>
          <table:table-cell office:value-type="percentage" office:value="0.6245">
            <text:p>62.5%</text:p>
          </table:table-cell>
          <table:table-cell table:number-columns-repeated="1020"/>
        </table:table-row>
        <table:table-row table:style-name="ro4">
          <table:table-cell table:style-name="ce9" office:value-type="string">
            <text:p>Richard David Butroid</text:p>
          </table:table-cell>
          <table:table-cell office:value-type="string">
            <text:p>Con</text:p>
          </table:table-cell>
          <table:table-cell office:value-type="float" office:value="516">
            <text:p>516</text:p>
          </table:table-cell>
          <table:table-cell office:value-type="percentage" office:value="0.3755">
            <text:p>37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dbrook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uart Curtis</text:p>
          </table:table-cell>
          <table:table-cell office:value-type="string">
            <text:p>Con</text:p>
          </table:table-cell>
          <table:table-cell office:value-type="float" office:value="1121">
            <text:p>1,121</text:p>
          </table:table-cell>
          <table:table-cell office:value-type="percentage" office:value="0.6894">
            <text:p>68.9%</text:p>
          </table:table-cell>
          <table:table-cell table:number-columns-repeated="1020"/>
        </table:table-row>
        <table:table-row table:style-name="ro2">
          <table:table-cell office:value-type="string">
            <text:p>Melanie Louisa Tointon</text:p>
          </table:table-cell>
          <table:table-cell office:value-type="string">
            <text:p>Lab</text:p>
          </table:table-cell>
          <table:table-cell office:value-type="float" office:value="324">
            <text:p>324</text:p>
          </table:table-cell>
          <table:table-cell office:value-type="percentage" office:value="0.1993">
            <text:p>19.9%</text:p>
          </table:table-cell>
          <table:table-cell table:number-columns-repeated="1020"/>
        </table:table-row>
        <table:table-row table:style-name="ro2">
          <table:table-cell office:value-type="string">
            <text:p>Mavis Patricia Sharp</text:p>
          </table:table-cell>
          <table:table-cell office:value-type="string">
            <text:p>LDM</text:p>
          </table:table-cell>
          <table:table-cell office:value-type="float" office:value="181">
            <text:p>181</text:p>
          </table:table-cell>
          <table:table-cell office:value-type="percentage" office:value="0.1113">
            <text:p>11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rksey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string">
            <text:p>Stuart Kinch</text:p>
          </table:table-cell>
          <table:table-cell office:value-type="string">
            <text:p>Con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addingham and Spit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ffrey John Summers</text:p>
          </table:table-cell>
          <table:table-cell office:value-type="string">
            <text:p>Con</text:p>
          </table:table-cell>
          <table:table-cell office:value-type="float" office:value="1089">
            <text:p>1,089</text:p>
          </table:table-cell>
          <table:table-cell office:value-type="percentage" office:value="0.7568">
            <text:p>75.7%</text:p>
          </table:table-cell>
          <table:table-cell table:number-columns-repeated="1020"/>
        </table:table-row>
        <table:table-row table:style-name="ro2">
          <table:table-cell office:value-type="string">
            <text:p>Joseph John Whitfield</text:p>
          </table:table-cell>
          <table:table-cell office:value-type="string">
            <text:p>LDM</text:p>
          </table:table-cell>
          <table:table-cell office:value-type="float" office:value="350">
            <text:p>350</text:p>
          </table:table-cell>
          <table:table-cell office:value-type="percentage" office:value="0.2432">
            <text:p>24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ld Vi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homas James Regis</text:p>
          </table:table-cell>
          <table:table-cell office:value-type="string">
            <text:p>Con</text:p>
          </table:table-cell>
          <table:table-cell office:value-type="float" office:value="799">
            <text:p>799</text:p>
          </table:table-cell>
          <table:table-cell office:value-type="percentage" office:value="0.6026">
            <text:p>60.3%</text:p>
          </table:table-cell>
          <table:table-cell table:number-columns-repeated="1020"/>
        </table:table-row>
        <table:table-row table:style-name="ro2">
          <table:table-cell office:value-type="string">
            <text:p>Mary Elizabeth Teresia Dunton</text:p>
          </table:table-cell>
          <table:table-cell office:value-type="string">
            <text:p>Lab</text:p>
          </table:table-cell>
          <table:table-cell office:value-type="float" office:value="340">
            <text:p>340</text:p>
          </table:table-cell>
          <table:table-cell office:value-type="percentage" office:value="0.2564">
            <text:p>25.6%</text:p>
          </table:table-cell>
          <table:table-cell table:number-columns-repeated="1020"/>
        </table:table-row>
        <table:table-row table:style-name="ro2">
          <table:table-cell office:value-type="string">
            <text:p>Geoffrey Morris</text:p>
          </table:table-cell>
          <table:table-cell office:value-type="string">
            <text:p>LDM</text:p>
          </table:table-cell>
          <table:table-cell office:value-type="float" office:value="187">
            <text:p>187</text:p>
          </table:table-cell>
          <table:table-cell office:value-type="percentage" office:value="0.141">
            <text:p>14.1%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1" office:value-type="string">
            <text:p>Lincoln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6"/>
          <table:table-cell table:style-name="ce23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7"/>
          <table:table-cell table:style-name="ce24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40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6"/>
          <table:table-cell table:style-name="ce25"/>
          <table:table-cell table:style-name="ce35"/>
          <table:table-cell table:number-columns-repeated="1020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6"/>
          <table:table-cell table:style-name="ce25"/>
          <table:table-cell table:style-name="ce35"/>
          <table:table-cell table:number-columns-repeated="1020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6"/>
          <table:table-cell table:style-name="ce26"/>
          <table:table-cell table:style-name="ce35"/>
          <table:table-cell table:number-columns-repeated="1020"/>
        </table:table-row>
        <table:table-row table:style-name="ro3">
          <table:table-cell table:style-name="ce5" office:value-type="string" table:number-columns-spanned="2" table:number-rows-spanned="1">
            <text:p>Liberal Democrat</text:p>
          </table:table-cell>
          <table:covered-table-cell table:style-name="ce6"/>
          <table:table-cell table:style-name="ce26"/>
          <table:table-cell table:style-name="ce35"/>
          <table:table-cell table:number-columns-repeated="1020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6"/>
          <table:table-cell table:style-name="ce25"/>
          <table:table-cell table:style-name="ce35"/>
          <table:table-cell table:number-columns-repeated="1020"/>
        </table:table-row>
        <table:table-row table:style-name="ro3">
          <table:table-cell table:style-name="ce5" office:value-type="string" table:number-columns-spanned="2" table:number-rows-spanned="1">
            <text:p>Trade Unionist and Socialist Coalition</text:p>
          </table:table-cell>
          <table:covered-table-cell table:style-name="ce6"/>
          <table:table-cell table:style-name="ce25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bb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ay Smith</text:p>
          </table:table-cell>
          <table:table-cell office:value-type="string">
            <text:p>Lab</text:p>
          </table:table-cell>
          <table:table-cell office:value-type="float" office:value="1730">
            <text:p>1,730</text:p>
          </table:table-cell>
          <table:table-cell office:value-type="percentage" office:value="0.4293">
            <text:p>42.9%</text:p>
          </table:table-cell>
          <table:table-cell table:number-columns-repeated="1020"/>
        </table:table-row>
        <table:table-row table:style-name="ro2">
          <table:table-cell office:value-type="string">
            <text:p>Yaroslav Pustarnakov</text:p>
          </table:table-cell>
          <table:table-cell office:value-type="string">
            <text:p>Con</text:p>
          </table:table-cell>
          <table:table-cell office:value-type="float" office:value="1034">
            <text:p>1,034</text:p>
          </table:table-cell>
          <table:table-cell office:value-type="percentage" office:value="0.2566">
            <text:p>25.7%</text:p>
          </table:table-cell>
          <table:table-cell table:number-columns-repeated="1020"/>
        </table:table-row>
        <table:table-row table:style-name="ro2">
          <table:table-cell office:value-type="string">
            <text:p>Chris Butler</text:p>
          </table:table-cell>
          <table:table-cell office:value-type="string">
            <text:p>UKIP</text:p>
          </table:table-cell>
          <table:table-cell office:value-type="float" office:value="568">
            <text:p>568</text:p>
          </table:table-cell>
          <table:table-cell office:value-type="percentage" office:value="0.1409">
            <text:p>14.1%</text:p>
          </table:table-cell>
          <table:table-cell table:number-columns-repeated="1020"/>
        </table:table-row>
        <table:table-row table:style-name="ro2">
          <table:table-cell office:value-type="string">
            <text:p>James Bird</text:p>
          </table:table-cell>
          <table:table-cell office:value-type="string">
            <text:p>Green</text:p>
          </table:table-cell>
          <table:table-cell office:value-type="float" office:value="417">
            <text:p>417</text:p>
          </table:table-cell>
          <table:table-cell office:value-type="percentage" office:value="0.1035">
            <text:p>10.4%</text:p>
          </table:table-cell>
          <table:table-cell table:number-columns-repeated="1020"/>
        </table:table-row>
        <table:table-row table:style-name="ro2">
          <table:table-cell office:value-type="string">
            <text:p>Aarron Smith</text:p>
          </table:table-cell>
          <table:table-cell office:value-type="string">
            <text:p>LDM</text:p>
          </table:table-cell>
          <table:table-cell office:value-type="float" office:value="207">
            <text:p>207</text:p>
          </table:table-cell>
          <table:table-cell office:value-type="percentage" office:value="0.0514">
            <text:p>5.1%</text:p>
          </table:table-cell>
          <table:table-cell table:number-columns-repeated="1020"/>
        </table:table-row>
        <table:table-row table:style-name="ro2">
          <table:table-cell office:value-type="string">
            <text:p>Danny Wilkinson</text:p>
          </table:table-cell>
          <table:table-cell office:value-type="string">
            <text:p>TUSC</text:p>
          </table:table-cell>
          <table:table-cell office:value-type="float" office:value="74">
            <text:p>74</text:p>
          </table:table-cell>
          <table:table-cell office:value-type="percentage" office:value="0.0184">
            <text:p>1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irchwoo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ddie Strengiel</text:p>
          </table:table-cell>
          <table:table-cell office:value-type="string">
            <text:p>Con</text:p>
          </table:table-cell>
          <table:table-cell office:value-type="float" office:value="1409">
            <text:p>1,409</text:p>
          </table:table-cell>
          <table:table-cell office:value-type="percentage" office:value="0.4219">
            <text:p>42.2%</text:p>
          </table:table-cell>
          <table:table-cell table:number-columns-repeated="1020"/>
        </table:table-row>
        <table:table-row table:style-name="ro2">
          <table:table-cell office:value-type="string">
            <text:p>Paul Gowen</text:p>
          </table:table-cell>
          <table:table-cell office:value-type="string">
            <text:p>Lab</text:p>
          </table:table-cell>
          <table:table-cell office:value-type="float" office:value="1185">
            <text:p>1,185</text:p>
          </table:table-cell>
          <table:table-cell office:value-type="percentage" office:value="0.3548">
            <text:p>35.5%</text:p>
          </table:table-cell>
          <table:table-cell table:number-columns-repeated="1020"/>
        </table:table-row>
        <table:table-row table:style-name="ro2">
          <table:table-cell office:value-type="string">
            <text:p>Tony Wells</text:p>
          </table:table-cell>
          <table:table-cell office:value-type="string">
            <text:p>UKIP</text:p>
          </table:table-cell>
          <table:table-cell office:value-type="float" office:value="599">
            <text:p>599</text:p>
          </table:table-cell>
          <table:table-cell office:value-type="percentage" office:value="0.1793">
            <text:p>17.9%</text:p>
          </table:table-cell>
          <table:table-cell table:number-columns-repeated="1020"/>
        </table:table-row>
        <table:table-row table:style-name="ro2">
          <table:table-cell office:value-type="string">
            <text:p>John Radford</text:p>
          </table:table-cell>
          <table:table-cell office:value-type="string">
            <text:p>Green</text:p>
          </table:table-cell>
          <table:table-cell office:value-type="float" office:value="147">
            <text:p>147</text:p>
          </table:table-cell>
          <table:table-cell office:value-type="percentage" office:value="0.044">
            <text:p>4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oult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ary Hewson</text:p>
          </table:table-cell>
          <table:table-cell office:value-type="string">
            <text:p>Lab</text:p>
          </table:table-cell>
          <table:table-cell office:value-type="float" office:value="1596">
            <text:p>1,596</text:p>
          </table:table-cell>
          <table:table-cell office:value-type="percentage" office:value="0.4476">
            <text:p>44.8%</text:p>
          </table:table-cell>
          <table:table-cell table:number-columns-repeated="1020"/>
        </table:table-row>
        <table:table-row table:style-name="ro2">
          <table:table-cell office:value-type="string">
            <text:p>Christopher Reid</text:p>
          </table:table-cell>
          <table:table-cell office:value-type="string">
            <text:p>Con</text:p>
          </table:table-cell>
          <table:table-cell office:value-type="float" office:value="1110">
            <text:p>1,110</text:p>
          </table:table-cell>
          <table:table-cell office:value-type="percentage" office:value="0.3113">
            <text:p>31.1%</text:p>
          </table:table-cell>
          <table:table-cell table:number-columns-repeated="1020"/>
        </table:table-row>
        <table:table-row table:style-name="ro2">
          <table:table-cell office:value-type="string">
            <text:p>Tim Richens</text:p>
          </table:table-cell>
          <table:table-cell office:value-type="string">
            <text:p>UKIP</text:p>
          </table:table-cell>
          <table:table-cell office:value-type="float" office:value="516">
            <text:p>516</text:p>
          </table:table-cell>
          <table:table-cell table:style-name="ce39" office:value-type="percentage" office:value="0.1447">
            <text:p>14.5%</text:p>
          </table:table-cell>
          <table:table-cell table:number-columns-repeated="1020"/>
        </table:table-row>
        <table:table-row table:style-name="ro2">
          <table:table-cell office:value-type="string">
            <text:p>Ryan Brown</text:p>
          </table:table-cell>
          <table:table-cell office:value-type="string">
            <text:p>Green</text:p>
          </table:table-cell>
          <table:table-cell office:value-type="float" office:value="184">
            <text:p>184</text:p>
          </table:table-cell>
          <table:table-cell office:value-type="percentage" office:value="0.0516">
            <text:p>5.2%</text:p>
          </table:table-cell>
          <table:table-cell table:number-columns-repeated="1020"/>
        </table:table-row>
        <table:table-row table:style-name="ro2">
          <table:table-cell office:value-type="string">
            <text:p>Lynn Pepper</text:p>
          </table:table-cell>
          <table:table-cell office:value-type="string">
            <text:p>LDM</text:p>
          </table:table-cell>
          <table:table-cell office:value-type="float" office:value="160">
            <text:p>160</text:p>
          </table:table-cell>
          <table:table-cell office:value-type="percentage" office:value="0.0449">
            <text:p>4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acebrid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tthew Wilson</text:p>
          </table:table-cell>
          <table:table-cell office:value-type="string">
            <text:p>Con</text:p>
          </table:table-cell>
          <table:table-cell office:value-type="float" office:value="1603">
            <text:p>1,603</text:p>
          </table:table-cell>
          <table:table-cell office:value-type="percentage" office:value="0.4117">
            <text:p>41.2%</text:p>
          </table:table-cell>
          <table:table-cell table:number-columns-repeated="1020"/>
        </table:table-row>
        <table:table-row table:style-name="ro4">
          <table:table-cell office:value-type="string">
            <text:p>Jane Loffhagen</text:p>
          </table:table-cell>
          <table:table-cell office:value-type="string">
            <text:p>Lab</text:p>
          </table:table-cell>
          <table:table-cell office:value-type="float" office:value="1220">
            <text:p>1,220</text:p>
          </table:table-cell>
          <table:table-cell table:style-name="ce37" office:value-type="percentage" office:value="0.3133">
            <text:p>31.3%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7" office:value-type="string">
            <text:p>Barry Stonham</text:p>
          </table:table-cell>
          <table:table-cell table:style-name="ce19" office:value-type="string">
            <text:p>UKIP</text:p>
          </table:table-cell>
          <table:table-cell table:style-name="ce28" office:value-type="float" office:value="666">
            <text:p>666</text:p>
          </table:table-cell>
          <table:table-cell table:style-name="ce37" office:value-type="percentage" office:value="0.171">
            <text:p>17.1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David Gaskell</text:p>
          </table:table-cell>
          <table:table-cell table:style-name="ce20" office:value-type="string">
            <text:p>LDM</text:p>
          </table:table-cell>
          <table:table-cell table:style-name="ce28" office:value-type="float" office:value="236">
            <text:p>236</text:p>
          </table:table-cell>
          <table:table-cell table:style-name="ce37" office:value-type="percentage" office:value="0.0606">
            <text:p>6.1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Lee Thomas</text:p>
          </table:table-cell>
          <table:table-cell table:style-name="ce20" office:value-type="string">
            <text:p>Green</text:p>
          </table:table-cell>
          <table:table-cell table:style-name="ce28" office:value-type="float" office:value="169">
            <text:p>169</text:p>
          </table:table-cell>
          <table:table-cell table:style-name="ce37" office:value-type="percentage" office:value="0.0434">
            <text:p>4.3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Carholme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Neil Murray</text:p>
          </table:table-cell>
          <table:table-cell table:style-name="ce20" office:value-type="string">
            <text:p>Lab</text:p>
          </table:table-cell>
          <table:table-cell table:style-name="ce28" office:value-type="float" office:value="2436">
            <text:p>2,436</text:p>
          </table:table-cell>
          <table:table-cell table:style-name="ce37" office:value-type="percentage" office:value="0.443">
            <text:p>44.3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Jamie Bartch</text:p>
          </table:table-cell>
          <table:table-cell table:style-name="ce20" office:value-type="string">
            <text:p>Con</text:p>
          </table:table-cell>
          <table:table-cell table:style-name="ce28" office:value-type="float" office:value="1466">
            <text:p>1,466</text:p>
          </table:table-cell>
          <table:table-cell office:value-type="percentage" office:value="0.2666">
            <text:p>26.7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Judith Coops</text:p>
          </table:table-cell>
          <table:table-cell office:value-type="string">
            <text:p>Green</text:p>
          </table:table-cell>
          <table:table-cell office:value-type="float" office:value="713">
            <text:p>713</text:p>
          </table:table-cell>
          <table:table-cell office:value-type="percentage" office:value="0.1297">
            <text:p>13.0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Mike Wilkinson</text:p>
          </table:table-cell>
          <table:table-cell office:value-type="string">
            <text:p>UKIP</text:p>
          </table:table-cell>
          <table:table-cell office:value-type="float" office:value="437">
            <text:p>437</text:p>
          </table:table-cell>
          <table:table-cell office:value-type="percentage" office:value="0.0795">
            <text:p>8.0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Natasha Chapman</text:p>
          </table:table-cell>
          <table:table-cell office:value-type="string">
            <text:p>LDM</text:p>
          </table:table-cell>
          <table:table-cell office:value-type="float" office:value="356">
            <text:p>356</text:p>
          </table:table-cell>
          <table:table-cell office:value-type="percentage" office:value="0.0647">
            <text:p>6.5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Nick Parker</text:p>
          </table:table-cell>
          <table:table-cell office:value-type="string">
            <text:p>TUSC</text:p>
          </table:table-cell>
          <table:table-cell office:value-type="float" office:value="91">
            <text:p>91</text:p>
          </table:table-cell>
          <table:table-cell office:value-type="percentage" office:value="0.0165">
            <text:p>1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Cast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onald Nannestad</text:p>
          </table:table-cell>
          <table:table-cell office:value-type="string">
            <text:p>Lab</text:p>
          </table:table-cell>
          <table:table-cell office:value-type="float" office:value="1553">
            <text:p>1,553</text:p>
          </table:table-cell>
          <table:table-cell office:value-type="percentage" office:value="0.4124">
            <text:p>41.2%</text:p>
          </table:table-cell>
          <table:table-cell table:number-columns-repeated="1020"/>
        </table:table-row>
        <table:table-row table:style-name="ro2">
          <table:table-cell office:value-type="string">
            <text:p>Alex Hanney</text:p>
          </table:table-cell>
          <table:table-cell office:value-type="string">
            <text:p>Con</text:p>
          </table:table-cell>
          <table:table-cell office:value-type="float" office:value="1191">
            <text:p>1,191</text:p>
          </table:table-cell>
          <table:table-cell office:value-type="percentage" office:value="0.3163">
            <text:p>31.6%</text:p>
          </table:table-cell>
          <table:table-cell table:number-columns-repeated="1020"/>
        </table:table-row>
        <table:table-row table:style-name="ro2">
          <table:table-cell office:value-type="string">
            <text:p>David Warde</text:p>
          </table:table-cell>
          <table:table-cell office:value-type="string">
            <text:p>UKIP</text:p>
          </table:table-cell>
          <table:table-cell office:value-type="float" office:value="498">
            <text:p>498</text:p>
          </table:table-cell>
          <table:table-cell office:value-type="percentage" office:value="0.1322">
            <text:p>13.2%</text:p>
          </table:table-cell>
          <table:table-cell table:number-columns-repeated="1020"/>
        </table:table-row>
        <table:table-row table:style-name="ro2">
          <table:table-cell office:value-type="string">
            <text:p>Richard Leedham-Green</text:p>
          </table:table-cell>
          <table:table-cell office:value-type="string">
            <text:p>Green</text:p>
          </table:table-cell>
          <table:table-cell office:value-type="float" office:value="283">
            <text:p>283</text:p>
          </table:table-cell>
          <table:table-cell office:value-type="percentage" office:value="0.0751">
            <text:p>7.5%</text:p>
          </table:table-cell>
          <table:table-cell table:number-columns-repeated="1020"/>
        </table:table-row>
        <table:table-row table:style-name="ro2">
          <table:table-cell office:value-type="string">
            <text:p>Charles Shaw</text:p>
          </table:table-cell>
          <table:table-cell office:value-type="string">
            <text:p>LDM</text:p>
          </table:table-cell>
          <table:table-cell office:value-type="float" office:value="190">
            <text:p>190</text:p>
          </table:table-cell>
          <table:table-cell office:value-type="percentage" office:value="0.0505">
            <text:p>5.1%</text:p>
          </table:table-cell>
          <table:table-cell table:number-columns-repeated="1020"/>
        </table:table-row>
        <table:table-row table:style-name="ro2">
          <table:table-cell office:value-type="string">
            <text:p>Michael Hancock</text:p>
          </table:table-cell>
          <table:table-cell office:value-type="string">
            <text:p>TUSC</text:p>
          </table:table-cell>
          <table:table-cell office:value-type="float" office:value="51">
            <text:p>51</text:p>
          </table:table-cell>
          <table:table-cell office:value-type="percentage" office:value="0.0135">
            <text:p>1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leb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trick Vaughan</text:p>
          </table:table-cell>
          <table:table-cell office:value-type="string">
            <text:p>Lab</text:p>
          </table:table-cell>
          <table:table-cell office:value-type="float" office:value="1205">
            <text:p>1,205</text:p>
          </table:table-cell>
          <table:table-cell office:value-type="percentage" office:value="0.4019">
            <text:p>40.2%</text:p>
          </table:table-cell>
          <table:table-cell table:number-columns-repeated="1020"/>
        </table:table-row>
        <table:table-row table:style-name="ro2">
          <table:table-cell office:value-type="string">
            <text:p>Yvonne Bodger</text:p>
          </table:table-cell>
          <table:table-cell office:value-type="string">
            <text:p>Con</text:p>
          </table:table-cell>
          <table:table-cell office:value-type="float" office:value="1049">
            <text:p>1,049</text:p>
          </table:table-cell>
          <table:table-cell office:value-type="percentage" office:value="0.3499">
            <text:p>35.0%</text:p>
          </table:table-cell>
          <table:table-cell table:number-columns-repeated="1020"/>
        </table:table-row>
        <table:table-row table:style-name="ro2">
          <table:table-cell office:value-type="string">
            <text:p>Max Smith</text:p>
          </table:table-cell>
          <table:table-cell office:value-type="string">
            <text:p>UKIP</text:p>
          </table:table-cell>
          <table:table-cell office:value-type="float" office:value="439">
            <text:p>439</text:p>
          </table:table-cell>
          <table:table-cell office:value-type="percentage" office:value="0.1464">
            <text:p>14.6%</text:p>
          </table:table-cell>
          <table:table-cell table:number-columns-repeated="1020"/>
        </table:table-row>
        <table:table-row table:style-name="ro2">
          <table:table-cell office:value-type="string">
            <text:p>Norman Haigh</text:p>
          </table:table-cell>
          <table:table-cell office:value-type="string">
            <text:p>Green</text:p>
          </table:table-cell>
          <table:table-cell office:value-type="float" office:value="141">
            <text:p>141</text:p>
          </table:table-cell>
          <table:table-cell office:value-type="percentage" office:value="0.047">
            <text:p>4.7%</text:p>
          </table:table-cell>
          <table:table-cell table:number-columns-repeated="1020"/>
        </table:table-row>
        <table:table-row table:style-name="ro2">
          <table:table-cell office:value-type="string">
            <text:p>Adam Carnie</text:p>
          </table:table-cell>
          <table:table-cell office:value-type="string">
            <text:p>LDM</text:p>
          </table:table-cell>
          <table:table-cell office:value-type="float" office:value="122">
            <text:p>122</text:p>
          </table:table-cell>
          <table:table-cell office:value-type="percentage" office:value="0.0407">
            <text:p>4.1%</text:p>
          </table:table-cell>
          <table:table-cell table:number-columns-repeated="1020"/>
        </table:table-row>
        <table:table-row table:style-name="ro2">
          <table:table-cell office:value-type="string">
            <text:p>Keri Lowe</text:p>
          </table:table-cell>
          <table:table-cell office:value-type="string">
            <text:p>TUSC</text:p>
          </table:table-cell>
          <table:table-cell office:value-type="float" office:value="42">
            <text:p>42</text:p>
          </table:table-cell>
          <table:table-cell office:value-type="percentage" office:value="0.014">
            <text:p>1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artsholm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n Hills</text:p>
          </table:table-cell>
          <table:table-cell office:value-type="string">
            <text:p>Con</text:p>
          </table:table-cell>
          <table:table-cell office:value-type="float" office:value="1642">
            <text:p>1,642</text:p>
          </table:table-cell>
          <table:table-cell office:value-type="percentage" office:value="0.4659">
            <text:p>46.6%</text:p>
          </table:table-cell>
          <table:table-cell table:number-columns-repeated="1020"/>
        </table:table-row>
        <table:table-row table:style-name="ro2">
          <table:table-cell office:value-type="string">
            <text:p>Biff Bean</text:p>
          </table:table-cell>
          <table:table-cell office:value-type="string">
            <text:p>Lab</text:p>
          </table:table-cell>
          <table:table-cell office:value-type="float" office:value="1065">
            <text:p>1,065</text:p>
          </table:table-cell>
          <table:table-cell office:value-type="percentage" office:value="0.3022">
            <text:p>30.2%</text:p>
          </table:table-cell>
          <table:table-cell table:number-columns-repeated="1020"/>
        </table:table-row>
        <table:table-row table:style-name="ro2">
          <table:table-cell office:value-type="string">
            <text:p>Nicola Smith</text:p>
          </table:table-cell>
          <table:table-cell office:value-type="string">
            <text:p>UKIP</text:p>
          </table:table-cell>
          <table:table-cell office:value-type="float" office:value="566">
            <text:p>566</text:p>
          </table:table-cell>
          <table:table-cell office:value-type="percentage" office:value="0.1606">
            <text:p>16.1%</text:p>
          </table:table-cell>
          <table:table-cell table:number-columns-repeated="1020"/>
        </table:table-row>
        <table:table-row table:style-name="ro2">
          <table:table-cell office:value-type="string">
            <text:p>Benjamin Atkinson</text:p>
          </table:table-cell>
          <table:table-cell office:value-type="string">
            <text:p>LDM</text:p>
          </table:table-cell>
          <table:table-cell office:value-type="float" office:value="137">
            <text:p>137</text:p>
          </table:table-cell>
          <table:table-cell office:value-type="percentage" office:value="0.0389">
            <text:p>3.9%</text:p>
          </table:table-cell>
          <table:table-cell table:number-columns-repeated="1020"/>
        </table:table-row>
        <table:table-row table:style-name="ro2">
          <table:table-cell office:value-type="string">
            <text:p>Peaceful Warrior</text:p>
          </table:table-cell>
          <table:table-cell office:value-type="string">
            <text:p>Green</text:p>
          </table:table-cell>
          <table:table-cell office:value-type="float" office:value="114">
            <text:p>114</text:p>
          </table:table-cell>
          <table:table-cell office:value-type="percentage" office:value="0.0323">
            <text:p>3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inster [Lab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ol Daniel</text:p>
          </table:table-cell>
          <table:table-cell office:value-type="string">
            <text:p>Lab</text:p>
          </table:table-cell>
          <table:table-cell office:value-type="float" office:value="1497">
            <text:p>1,497</text:p>
          </table:table-cell>
          <table:table-cell office:value-type="percentage" office:value="0.4039">
            <text:p>40.4%</text:p>
          </table:table-cell>
          <table:table-cell table:number-columns-repeated="1020"/>
        </table:table-row>
        <table:table-row table:style-name="ro2">
          <table:table-cell office:value-type="string">
            <text:p>David Gratrick</text:p>
          </table:table-cell>
          <table:table-cell office:value-type="string">
            <text:p>Con</text:p>
          </table:table-cell>
          <table:table-cell office:value-type="float" office:value="1426">
            <text:p>1,426</text:p>
          </table:table-cell>
          <table:table-cell office:value-type="percentage" office:value="0.3848">
            <text:p>38.5%</text:p>
          </table:table-cell>
          <table:table-cell table:number-columns-repeated="1020"/>
        </table:table-row>
        <table:table-row table:style-name="ro2">
          <table:table-cell office:value-type="string">
            <text:p>Elaine Warde</text:p>
          </table:table-cell>
          <table:table-cell office:value-type="string">
            <text:p>UKIP</text:p>
          </table:table-cell>
          <table:table-cell office:value-type="float" office:value="486">
            <text:p>486</text:p>
          </table:table-cell>
          <table:table-cell office:value-type="percentage" office:value="0.1311">
            <text:p>13.1%</text:p>
          </table:table-cell>
          <table:table-cell table:number-columns-repeated="1020"/>
        </table:table-row>
        <table:table-row table:style-name="ro2">
          <table:table-cell office:value-type="string">
            <text:p>Timothy Taylor</text:p>
          </table:table-cell>
          <table:table-cell office:value-type="string">
            <text:p>Green</text:p>
          </table:table-cell>
          <table:table-cell office:value-type="float" office:value="262">
            <text:p>262</text:p>
          </table:table-cell>
          <table:table-cell office:value-type="percentage" office:value="0.0707">
            <text:p>7.1%</text:p>
          </table:table-cell>
          <table:table-cell table:number-columns-repeated="1020"/>
        </table:table-row>
        <table:table-row table:style-name="ro2">
          <table:table-cell office:value-type="string">
            <text:p>Gavyn Graham</text:p>
          </table:table-cell>
          <table:table-cell office:value-type="string">
            <text:p>TUSC</text:p>
          </table:table-cell>
          <table:table-cell office:value-type="float" office:value="35">
            <text:p>35</text:p>
          </table:table-cell>
          <table:table-cell office:value-type="percentage" office:value="0.0094">
            <text:p>0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oorla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b Bushell</text:p>
          </table:table-cell>
          <table:table-cell office:value-type="string">
            <text:p>Lab</text:p>
          </table:table-cell>
          <table:table-cell office:value-type="float" office:value="1403">
            <text:p>1,403</text:p>
          </table:table-cell>
          <table:table-cell office:value-type="percentage" office:value="0.4172">
            <text:p>41.7%</text:p>
          </table:table-cell>
          <table:table-cell table:number-columns-repeated="1020"/>
        </table:table-row>
        <table:table-row table:style-name="ro2">
          <table:table-cell office:value-type="string">
            <text:p>David Denman</text:p>
          </table:table-cell>
          <table:table-cell office:value-type="string">
            <text:p>Con</text:p>
          </table:table-cell>
          <table:table-cell office:value-type="float" office:value="1200">
            <text:p>1,200</text:p>
          </table:table-cell>
          <table:table-cell office:value-type="percentage" office:value="0.3568">
            <text:p>35.7%</text:p>
          </table:table-cell>
          <table:table-cell table:number-columns-repeated="1020"/>
        </table:table-row>
        <table:table-row table:style-name="ro2">
          <table:table-cell office:value-type="string">
            <text:p>Kevin Harrington</text:p>
          </table:table-cell>
          <table:table-cell office:value-type="string">
            <text:p>UKIP</text:p>
          </table:table-cell>
          <table:table-cell office:value-type="float" office:value="501">
            <text:p>501</text:p>
          </table:table-cell>
          <table:table-cell office:value-type="percentage" office:value="0.149">
            <text:p>14.9%</text:p>
          </table:table-cell>
          <table:table-cell table:number-columns-repeated="1020"/>
        </table:table-row>
        <table:table-row table:style-name="ro2">
          <table:table-cell office:value-type="string">
            <text:p>James Grigg</text:p>
          </table:table-cell>
          <table:table-cell office:value-type="string">
            <text:p>Green</text:p>
          </table:table-cell>
          <table:table-cell office:value-type="float" office:value="134">
            <text:p>134</text:p>
          </table:table-cell>
          <table:table-cell office:value-type="percentage" office:value="0.0398">
            <text:p>4.0%</text:p>
          </table:table-cell>
          <table:table-cell table:number-columns-repeated="1020"/>
        </table:table-row>
        <table:table-row table:style-name="ro2">
          <table:table-cell office:value-type="string">
            <text:p>Ross Pepper</text:p>
          </table:table-cell>
          <table:table-cell office:value-type="string">
            <text:p>LDM</text:p>
          </table:table-cell>
          <table:table-cell office:value-type="float" office:value="125">
            <text:p>125</text:p>
          </table:table-cell>
          <table:table-cell office:value-type="percentage" office:value="0.0372">
            <text:p>3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ar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 Burke</text:p>
          </table:table-cell>
          <table:table-cell office:value-type="string">
            <text:p>Lab</text:p>
          </table:table-cell>
          <table:table-cell office:value-type="float" office:value="1321">
            <text:p>1,321</text:p>
          </table:table-cell>
          <table:table-cell office:value-type="percentage" office:value="0.4439">
            <text:p>44.4%</text:p>
          </table:table-cell>
          <table:table-cell table:number-columns-repeated="1020"/>
        </table:table-row>
        <table:table-row table:style-name="ro2">
          <table:table-cell office:value-type="string">
            <text:p>Tracy Talavia</text:p>
          </table:table-cell>
          <table:table-cell office:value-type="string">
            <text:p>Con</text:p>
          </table:table-cell>
          <table:table-cell office:value-type="float" office:value="725">
            <text:p>725</text:p>
          </table:table-cell>
          <table:table-cell office:value-type="percentage" office:value="0.2436">
            <text:p>24.4%</text:p>
          </table:table-cell>
          <table:table-cell table:number-columns-repeated="1020"/>
        </table:table-row>
        <table:table-row table:style-name="ro2">
          <table:table-cell office:value-type="string">
            <text:p>Hannah Smith</text:p>
          </table:table-cell>
          <table:table-cell office:value-type="string">
            <text:p>UKIP</text:p>
          </table:table-cell>
          <table:table-cell office:value-type="float" office:value="442">
            <text:p>442</text:p>
          </table:table-cell>
          <table:table-cell office:value-type="percentage" office:value="0.1485">
            <text:p>14.9%</text:p>
          </table:table-cell>
          <table:table-cell table:number-columns-repeated="1020"/>
        </table:table-row>
        <table:table-row table:style-name="ro2">
          <table:table-cell office:value-type="string">
            <text:p>Kenneth Yates</text:p>
          </table:table-cell>
          <table:table-cell office:value-type="string">
            <text:p>Green</text:p>
          </table:table-cell>
          <table:table-cell office:value-type="float" office:value="273">
            <text:p>273</text:p>
          </table:table-cell>
          <table:table-cell office:value-type="percentage" office:value="0.0917">
            <text:p>9.2%</text:p>
          </table:table-cell>
          <table:table-cell table:number-columns-repeated="1020"/>
        </table:table-row>
        <table:table-row table:style-name="ro2">
          <table:table-cell office:value-type="string">
            <text:p>Iain Baker</text:p>
          </table:table-cell>
          <table:table-cell office:value-type="string">
            <text:p>LDM</text:p>
          </table:table-cell>
          <table:table-cell office:value-type="float" office:value="178">
            <text:p>178</text:p>
          </table:table-cell>
          <table:table-cell office:value-type="percentage" office:value="0.0598">
            <text:p>6.0%</text:p>
          </table:table-cell>
          <table:table-cell table:number-columns-repeated="1020"/>
        </table:table-row>
        <table:table-row table:style-name="ro2">
          <table:table-cell office:value-type="string">
            <text:p>Vince Williams</text:p>
          </table:table-cell>
          <table:table-cell office:value-type="string">
            <text:p>TUSC</text:p>
          </table:table-cell>
          <table:table-cell office:value-type="float" office:value="37">
            <text:p>37</text:p>
          </table:table-cell>
          <table:table-cell office:value-type="percentage" office:value="0.0124">
            <text:p>1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North Kesteven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6"/>
          <table:table-cell table:style-name="ce23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7"/>
          <table:table-cell table:style-name="ce24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40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6"/>
          <table:table-cell table:style-name="ce25" office:value-type="float" office:value="27752">
            <text:p>27,752</text:p>
          </table:table-cell>
          <table:table-cell table:style-name="ce35" office:value-type="percentage" office:value="0.5066">
            <text:p>50.7%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ncolnshire Independents</text:p>
          </table:table-cell>
          <table:covered-table-cell table:style-name="ce6"/>
          <table:table-cell table:style-name="ce25" office:value-type="float" office:value="13705">
            <text:p>13,705</text:p>
          </table:table-cell>
          <table:table-cell table:style-name="ce35" office:value-type="percentage" office:value="0.2502">
            <text:p>25.0%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6"/>
          <table:table-cell table:style-name="ce26" office:value-type="float" office:value="5153">
            <text:p>5,153</text:p>
          </table:table-cell>
          <table:table-cell table:style-name="ce35" office:value-type="percentage" office:value="0.0941">
            <text:p>9.4%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6"/>
          <table:table-cell table:style-name="ce26" office:value-type="float" office:value="4499">
            <text:p>4,499</text:p>
          </table:table-cell>
          <table:table-cell table:style-name="ce35" office:value-type="percentage" office:value="0.0821">
            <text:p>8.2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6"/>
          <table:table-cell table:style-name="ce25" office:value-type="float" office:value="1514">
            <text:p>1,514</text:p>
          </table:table-cell>
          <table:table-cell table:style-name="ce35" office:value-type="percentage" office:value="0.0276">
            <text:p>2.8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Hykenham Independents</text:p>
          </table:table-cell>
          <table:covered-table-cell table:style-name="ce6"/>
          <table:table-cell table:style-name="ce25" office:value-type="float" office:value="1108">
            <text:p>1,108</text:p>
          </table:table-cell>
          <table:table-cell table:style-name="ce35" office:value-type="percentage" office:value="0.0202">
            <text:p>2.0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6"/>
          <table:table-cell table:style-name="ce25" office:value-type="float" office:value="618">
            <text:p>618</text:p>
          </table:table-cell>
          <table:table-cell table:style-name="ce35" office:value-type="percentage" office:value="0.0113">
            <text:p>1.1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6"/>
          <table:table-cell table:style-name="ce25" office:value-type="float" office:value="270">
            <text:p>270</text:p>
          </table:table-cell>
          <table:table-cell table:style-name="ce35" office:value-type="percentage" office:value="0.0049">
            <text:p>0.5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Trade Unionist and Socialists Against Cuts</text:p>
          </table:table-cell>
          <table:covered-table-cell table:style-name="ce6"/>
          <table:table-cell table:style-name="ce25" office:value-type="float" office:value="162">
            <text:p>162</text:p>
          </table:table-cell>
          <table:table-cell table:style-name="ce35" office:value-type="percentage" office:value="0.003">
            <text:p>0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shby de la Launde and Cranwel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rah Catherine Pearse</text:p>
          </table:table-cell>
          <table:table-cell office:value-type="string">
            <text:p>Con</text:p>
          </table:table-cell>
          <table:table-cell office:value-type="float" office:value="1789">
            <text:p>1,789</text:p>
          </table:table-cell>
          <table:table-cell office:value-type="percentage" office:value="0.6726">
            <text:p>67.3%</text:p>
          </table:table-cell>
          <table:table-cell table:number-columns-repeated="1020"/>
        </table:table-row>
        <table:table-row table:style-name="ro2">
          <table:table-cell office:value-type="string">
            <text:p>Geoffrey Gordon Whittle</text:p>
          </table:table-cell>
          <table:table-cell office:value-type="string">
            <text:p>Con</text:p>
          </table:table-cell>
          <table:table-cell office:value-type="float" office:value="1504">
            <text:p>1,504</text:p>
          </table:table-cell>
          <table:table-cell table:number-columns-repeated="1021"/>
        </table:table-row>
        <table:table-row table:style-name="ro2">
          <table:table-cell office:value-type="string">
            <text:p>Luke Mitchell</text:p>
          </table:table-cell>
          <table:table-cell office:value-type="string">
            <text:p>Ind</text:p>
          </table:table-cell>
          <table:table-cell office:value-type="float" office:value="871">
            <text:p>871</text:p>
          </table:table-cell>
          <table:table-cell office:value-type="percentage" office:value="0.3274">
            <text:p>32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assingham and Brant Brough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e Howe</text:p>
          </table:table-cell>
          <table:table-cell office:value-type="string">
            <text:p>Con</text:p>
          </table:table-cell>
          <table:table-cell office:value-type="float" office:value="1645">
            <text:p>1,645</text:p>
          </table:table-cell>
          <table:table-cell office:value-type="percentage" office:value="0.5364">
            <text:p>53.6%</text:p>
          </table:table-cell>
          <table:table-cell table:number-columns-repeated="1020"/>
        </table:table-row>
        <table:table-row table:style-name="ro2">
          <table:table-cell office:value-type="string">
            <text:p>Pat Woodman</text:p>
          </table:table-cell>
          <table:table-cell office:value-type="string">
            <text:p>Con</text:p>
          </table:table-cell>
          <table:table-cell office:value-type="float" office:value="1592">
            <text:p>1,592</text:p>
          </table:table-cell>
          <table:table-cell table:number-columns-repeated="1021"/>
        </table:table-row>
        <table:table-row table:style-name="ro2">
          <table:table-cell office:value-type="string">
            <text:p>Jonathan McKenzie Scott Pessol</text:p>
          </table:table-cell>
          <table:table-cell office:value-type="string">
            <text:p>LI</text:p>
          </table:table-cell>
          <table:table-cell office:value-type="float" office:value="775">
            <text:p>775</text:p>
          </table:table-cell>
          <table:table-cell office:value-type="percentage" office:value="0.2527">
            <text:p>25.3%</text:p>
          </table:table-cell>
          <table:table-cell table:number-columns-repeated="1020"/>
        </table:table-row>
        <table:table-row table:style-name="ro2">
          <table:table-cell office:value-type="string">
            <text:p>John Dilks</text:p>
          </table:table-cell>
          <table:table-cell office:value-type="string">
            <text:p>UKIP</text:p>
          </table:table-cell>
          <table:table-cell office:value-type="float" office:value="647">
            <text:p>647</text:p>
          </table:table-cell>
          <table:table-cell office:value-type="percentage" office:value="0.211">
            <text:p>21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illinghay, Martin and North Kym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ill Ogden</text:p>
          </table:table-cell>
          <table:table-cell office:value-type="string">
            <text:p>Con</text:p>
          </table:table-cell>
          <table:table-cell office:value-type="float" office:value="1379">
            <text:p>1,379</text:p>
          </table:table-cell>
          <table:table-cell office:value-type="percentage" office:value="0.4273">
            <text:p>42.7%</text:p>
          </table:table-cell>
          <table:table-cell table:number-columns-repeated="1020"/>
        </table:table-row>
        <table:table-row table:style-name="ro2">
          <table:table-cell office:value-type="string">
            <text:p>Susanna Mariam Matthan</text:p>
          </table:table-cell>
          <table:table-cell office:value-type="string">
            <text:p>LI</text:p>
          </table:table-cell>
          <table:table-cell office:value-type="float" office:value="713">
            <text:p>713</text:p>
          </table:table-cell>
          <table:table-cell office:value-type="percentage" office:value="0.2209">
            <text:p>22.1%</text:p>
          </table:table-cell>
          <table:table-cell table:number-columns-repeated="1020"/>
        </table:table-row>
        <table:table-row table:style-name="ro2">
          <table:table-cell office:value-type="string">
            <text:p>Michael Terrance Powell</text:p>
          </table:table-cell>
          <table:table-cell office:value-type="string">
            <text:p>Ind</text:p>
          </table:table-cell>
          <table:table-cell office:value-type="float" office:value="587">
            <text:p>587</text:p>
          </table:table-cell>
          <table:table-cell office:value-type="percentage" office:value="0.1819">
            <text:p>18.2%</text:p>
          </table:table-cell>
          <table:table-cell table:number-columns-repeated="1020"/>
        </table:table-row>
        <table:table-row table:style-name="ro2">
          <table:table-cell office:value-type="string">
            <text:p>John Robert Sharman</text:p>
          </table:table-cell>
          <table:table-cell office:value-type="string">
            <text:p>Lab</text:p>
          </table:table-cell>
          <table:table-cell office:value-type="float" office:value="548">
            <text:p>548</text:p>
          </table:table-cell>
          <table:table-cell office:value-type="percentage" office:value="0.1698">
            <text:p>17.0%</text:p>
          </table:table-cell>
          <table:table-cell table:number-columns-repeated="1020"/>
        </table:table-row>
        <table:table-row table:style-name="ro2">
          <table:table-cell office:value-type="string">
            <text:p>Robert Charles Greetham</text:p>
          </table:table-cell>
          <table:table-cell office:value-type="string">
            <text:p>Ind</text:p>
          </table:table-cell>
          <table:table-cell office:value-type="float" office:value="369">
            <text:p>36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acebridge Heath and Waddington Eas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Richard Burley</text:p>
          </table:table-cell>
          <table:table-cell office:value-type="string">
            <text:p>Con</text:p>
          </table:table-cell>
          <table:table-cell office:value-type="float" office:value="2105">
            <text:p>2,105</text:p>
          </table:table-cell>
          <table:table-cell office:value-type="percentage" office:value="0.4157">
            <text:p>41.6%</text:p>
          </table:table-cell>
          <table:table-cell table:number-columns-repeated="1020"/>
        </table:table-row>
        <table:table-row table:style-name="ro2">
          <table:table-cell office:value-type="string">
            <text:p>Mike Gallagher</text:p>
          </table:table-cell>
          <table:table-cell office:value-type="string">
            <text:p>Con</text:p>
          </table:table-cell>
          <table:table-cell office:value-type="float" office:value="1979">
            <text:p>1,979</text:p>
          </table:table-cell>
          <table:table-cell table:number-columns-repeated="1021"/>
        </table:table-row>
        <table:table-row table:style-name="ro2">
          <table:table-cell office:value-type="string">
            <text:p>Lindsey Ann Cawrey</text:p>
          </table:table-cell>
          <table:table-cell office:value-type="string">
            <text:p>Con</text:p>
          </table:table-cell>
          <table:table-cell office:value-type="float" office:value="1960">
            <text:p>1,960</text:p>
          </table:table-cell>
          <table:table-cell table:number-columns-repeated="1021"/>
        </table:table-row>
        <table:table-row table:style-name="ro2">
          <table:table-cell office:value-type="string">
            <text:p>Funmi Adeyemi</text:p>
          </table:table-cell>
          <table:table-cell office:value-type="string">
            <text:p>Lab</text:p>
          </table:table-cell>
          <table:table-cell office:value-type="float" office:value="966">
            <text:p>966</text:p>
          </table:table-cell>
          <table:table-cell office:value-type="percentage" office:value="0.1908">
            <text:p>19.1%</text:p>
          </table:table-cell>
          <table:table-cell table:number-columns-repeated="1020"/>
        </table:table-row>
        <table:table-row table:style-name="ro2">
          <table:table-cell office:value-type="string">
            <text:p>Paul Basnett</text:p>
          </table:table-cell>
          <table:table-cell office:value-type="string">
            <text:p>UKIP</text:p>
          </table:table-cell>
          <table:table-cell office:value-type="float" office:value="821">
            <text:p>821</text:p>
          </table:table-cell>
          <table:table-cell office:value-type="percentage" office:value="0.1621">
            <text:p>16.2%</text:p>
          </table:table-cell>
          <table:table-cell table:number-columns-repeated="1020"/>
        </table:table-row>
        <table:table-row table:style-name="ro2">
          <table:table-cell office:value-type="string">
            <text:p>Alex Macdonald</text:p>
          </table:table-cell>
          <table:table-cell office:value-type="string">
            <text:p>UKIP</text:p>
          </table:table-cell>
          <table:table-cell office:value-type="float" office:value="740">
            <text:p>740</text:p>
          </table:table-cell>
          <table:table-cell table:number-columns-repeated="1021"/>
        </table:table-row>
        <table:table-row table:style-name="ro2">
          <table:table-cell office:value-type="string">
            <text:p>Darren Michael Parr</text:p>
          </table:table-cell>
          <table:table-cell office:value-type="string">
            <text:p>UKIP</text:p>
          </table:table-cell>
          <table:table-cell office:value-type="float" office:value="676">
            <text:p>676</text:p>
          </table:table-cell>
          <table:table-cell table:number-columns-repeated="1021"/>
        </table:table-row>
        <table:table-row table:style-name="ro2">
          <table:table-cell office:value-type="string">
            <text:p>Peter Overton</text:p>
          </table:table-cell>
          <table:table-cell office:value-type="string">
            <text:p>LI</text:p>
          </table:table-cell>
          <table:table-cell office:value-type="float" office:value="558">
            <text:p>558</text:p>
          </table:table-cell>
          <table:table-cell office:value-type="percentage" office:value="0.1102">
            <text:p>11.0%</text:p>
          </table:table-cell>
          <table:table-cell table:number-columns-repeated="1020"/>
        </table:table-row>
        <table:table-row table:style-name="ro2">
          <table:table-cell office:value-type="string">
            <text:p>Tony Richardson</text:p>
          </table:table-cell>
          <table:table-cell office:value-type="string">
            <text:p>LDM</text:p>
          </table:table-cell>
          <table:table-cell office:value-type="float" office:value="452">
            <text:p>452</text:p>
          </table:table-cell>
          <table:table-cell office:value-type="percentage" office:value="0.0893">
            <text:p>8.9%</text:p>
          </table:table-cell>
          <table:table-cell table:number-columns-repeated="1020"/>
        </table:table-row>
        <table:table-row table:style-name="ro2">
          <table:table-cell office:value-type="string">
            <text:p>Elaine Smith</text:p>
          </table:table-cell>
          <table:table-cell office:value-type="string">
            <text:p>TUSC</text:p>
          </table:table-cell>
          <table:table-cell office:value-type="float" office:value="162">
            <text:p>162</text:p>
          </table:table-cell>
          <table:table-cell office:value-type="percentage" office:value="0.032">
            <text:p>3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anston (2 Seats) [1 LI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ay Cucksey</text:p>
          </table:table-cell>
          <table:table-cell office:value-type="string">
            <text:p>Con</text:p>
          </table:table-cell>
          <table:table-cell office:value-type="float" office:value="1526">
            <text:p>1,526</text:p>
          </table:table-cell>
          <table:table-cell office:value-type="percentage" office:value="0.5643">
            <text:p>56.4%</text:p>
          </table:table-cell>
          <table:table-cell table:number-columns-repeated="1020"/>
        </table:table-row>
        <table:table-row table:style-name="ro2">
          <table:table-cell office:value-type="string">
            <text:p>Peter Charles Lundgren</text:p>
          </table:table-cell>
          <table:table-cell office:value-type="string">
            <text:p>LI</text:p>
          </table:table-cell>
          <table:table-cell office:value-type="float" office:value="1178">
            <text:p>1,178</text:p>
          </table:table-cell>
          <table:table-cell office:value-type="percentage" office:value="0.4357">
            <text:p>43.6%</text:p>
          </table:table-cell>
          <table:table-cell table:number-columns-repeated="1020"/>
        </table:table-row>
        <table:table-row table:style-name="ro2">
          <table:table-cell office:value-type="string">
            <text:p>Adrian Paul Hollidge</text:p>
          </table:table-cell>
          <table:table-cell office:value-type="string">
            <text:p>LI</text:p>
          </table:table-cell>
          <table:table-cell office:value-type="float" office:value="1052">
            <text:p>1,052</text:p>
          </table:table-cell>
          <table:table-cell table:number-columns-repeated="1021"/>
        </table:table-row>
        <table:table-row table:style-name="ro2">
          <table:table-cell office:value-type="string">
            <text:p>Joyce Morag Frost</text:p>
          </table:table-cell>
          <table:table-cell office:value-type="string">
            <text:p>Con</text:p>
          </table:table-cell>
          <table:table-cell office:value-type="float" office:value="1043">
            <text:p>1,04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Cliff Village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ianne Jane Overton</text:p>
          </table:table-cell>
          <table:table-cell office:value-type="string">
            <text:p>LI</text:p>
          </table:table-cell>
          <table:table-cell office:value-type="float" office:value="2083">
            <text:p>2,083</text:p>
          </table:table-cell>
          <table:table-cell office:value-type="percentage" office:value="0.6413">
            <text:p>64.1%</text:p>
          </table:table-cell>
          <table:table-cell table:number-columns-repeated="1020"/>
        </table:table-row>
        <table:table-row table:style-name="ro2">
          <table:table-cell office:value-type="string">
            <text:p>Laura Louise Conway</text:p>
          </table:table-cell>
          <table:table-cell office:value-type="string">
            <text:p>LI</text:p>
          </table:table-cell>
          <table:table-cell office:value-type="float" office:value="1623">
            <text:p>1,623</text:p>
          </table:table-cell>
          <table:table-cell table:number-columns-repeated="1021"/>
        </table:table-row>
        <table:table-row table:style-name="ro2">
          <table:table-cell office:value-type="string">
            <text:p>Christine-Anne Talbot</text:p>
          </table:table-cell>
          <table:table-cell office:value-type="string">
            <text:p>Con</text:p>
          </table:table-cell>
          <table:table-cell office:value-type="float" office:value="1165">
            <text:p>1,165</text:p>
          </table:table-cell>
          <table:table-cell office:value-type="percentage" office:value="0.3587">
            <text:p>35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gle, Swinderby and Witham St Hugh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lly Appleby</text:p>
          </table:table-cell>
          <table:table-cell office:value-type="string">
            <text:p>Con</text:p>
          </table:table-cell>
          <table:table-cell table:style-name="ce30" office:value-type="string">
            <text:p>Uncon.</text:p>
          </table:table-cell>
          <table:table-cell table:style-name="ce37"/>
          <table:table-cell table:style-name="ce41"/>
          <table:table-cell table:number-columns-repeated="1019"/>
        </table:table-row>
        <table:table-row table:style-name="ro4">
          <table:table-cell table:style-name="ce7" office:value-type="string">
            <text:p>Barbara Wells</text:p>
          </table:table-cell>
          <table:table-cell table:style-name="ce19" office:value-type="string">
            <text:p>Ind</text:p>
          </table:table-cell>
          <table:table-cell table:style-name="ce30" office:value-type="string">
            <text:p>Uncon.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Heckington Rural (2 Seats)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3">
          <table:table-cell table:style-name="ce8" office:value-type="string">
            <text:p>Sally Claire Tarry</text:p>
          </table:table-cell>
          <table:table-cell table:style-name="ce20" office:value-type="string">
            <text:p>Con</text:p>
          </table:table-cell>
          <table:table-cell table:style-name="ce28" office:value-type="float" office:value="1514">
            <text:p>1,514</text:p>
          </table:table-cell>
          <table:table-cell table:style-name="ce37" office:value-type="percentage" office:value="0.4482">
            <text:p>44.8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Stewart Duncan Ogden</text:p>
          </table:table-cell>
          <table:table-cell table:style-name="ce20" office:value-type="string">
            <text:p>Con</text:p>
          </table:table-cell>
          <table:table-cell table:style-name="ce28" office:value-type="float" office:value="1464">
            <text:p>1,464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Roger William Doughty</text:p>
          </table:table-cell>
          <table:table-cell table:style-name="ce20" office:value-type="string">
            <text:p>UKIP</text:p>
          </table:table-cell>
          <table:table-cell table:style-name="ce28" office:value-type="float" office:value="1066">
            <text:p>1,066</text:p>
          </table:table-cell>
          <table:table-cell table:style-name="ce37" office:value-type="percentage" office:value="0.3156">
            <text:p>31.6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Liz Peto</text:p>
          </table:table-cell>
          <table:table-cell table:style-name="ce20" office:value-type="string">
            <text:p>LI</text:p>
          </table:table-cell>
          <table:table-cell table:style-name="ce28" office:value-type="float" office:value="798">
            <text:p>798</text:p>
          </table:table-cell>
          <table:table-cell table:style-name="ce37" office:value-type="percentage" office:value="0.2362">
            <text:p>23.6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12" office:value-type="string">
            <text:p>Heighington and Washingborough (3 Seats)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number-columns-repeated="1021"/>
        </table:table-row>
        <table:table-row table:style-name="ro4">
          <table:table-cell table:style-name="ce9" office:value-type="string">
            <text:p>Ron Oxby</text:p>
          </table:table-cell>
          <table:table-cell office:value-type="string">
            <text:p>Con</text:p>
          </table:table-cell>
          <table:table-cell office:value-type="float" office:value="2382">
            <text:p>2,382</text:p>
          </table:table-cell>
          <table:table-cell office:value-type="percentage" office:value="0.675">
            <text:p>67.5%</text:p>
          </table:table-cell>
          <table:table-cell table:number-columns-repeated="1020"/>
        </table:table-row>
        <table:table-row table:style-name="ro4">
          <table:table-cell table:style-name="ce9" office:value-type="string">
            <text:p>Marion Helen Brighton</text:p>
          </table:table-cell>
          <table:table-cell office:value-type="string">
            <text:p>Con</text:p>
          </table:table-cell>
          <table:table-cell office:value-type="float" office:value="2136">
            <text:p>2,136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Ian David Carrington</text:p>
          </table:table-cell>
          <table:table-cell office:value-type="string">
            <text:p>Con</text:p>
          </table:table-cell>
          <table:table-cell office:value-type="float" office:value="1683">
            <text:p>1,683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Jim Draper</text:p>
          </table:table-cell>
          <table:table-cell office:value-type="string">
            <text:p>UKIP</text:p>
          </table:table-cell>
          <table:table-cell office:value-type="float" office:value="1147">
            <text:p>1,147</text:p>
          </table:table-cell>
          <table:table-cell office:value-type="percentage" office:value="0.325">
            <text:p>32.5%</text:p>
          </table:table-cell>
          <table:table-cell table:number-columns-repeated="1020"/>
        </table:table-row>
        <table:table-row table:style-name="ro2">
          <table:table-cell table:style-name="ce9"/>
          <table:table-cell table:number-columns-repeated="1023"/>
        </table:table-row>
        <table:table-row table:style-name="ro4">
          <table:table-cell table:style-name="ce10" office:value-type="string">
            <text:p>Kirkby la Thorpe and South Kyme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4">
          <table:table-cell table:style-name="ce8" office:value-type="string">
            <text:p>Julia Harrison</text:p>
          </table:table-cell>
          <table:table-cell office:value-type="string">
            <text:p>Con</text:p>
          </table:table-cell>
          <table:table-cell office:value-type="float" office:value="838">
            <text:p>838</text:p>
          </table:table-cell>
          <table:table-cell office:value-type="percentage" office:value="0.6446">
            <text:p>64.5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Ann Mear</text:p>
          </table:table-cell>
          <table:table-cell office:value-type="string">
            <text:p>LI</text:p>
          </table:table-cell>
          <table:table-cell office:value-type="float" office:value="462">
            <text:p>462</text:p>
          </table:table-cell>
          <table:table-cell office:value-type="percentage" office:value="0.3554">
            <text:p>35.5%</text:p>
          </table:table-cell>
          <table:table-cell table:number-columns-repeated="1020"/>
        </table:table-row>
        <table:table-row table:style-name="ro2">
          <table:table-cell table:style-name="ce9"/>
          <table:table-cell table:number-columns-repeated="1023"/>
        </table:table-row>
        <table:table-row table:style-name="ro4">
          <table:table-cell table:style-name="ce10" office:value-type="string">
            <text:p>Leasingham and Rauce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>
            <text:p>Susan Waring</text:p>
          </table:table-cell>
          <table:table-cell office:value-type="string">
            <text:p>Con</text:p>
          </table:table-cell>
          <table:table-cell office:value-type="float" office:value="799">
            <text:p>799</text:p>
          </table:table-cell>
          <table:table-cell office:value-type="percentage" office:value="0.599">
            <text:p>59.9%</text:p>
          </table:table-cell>
          <table:table-cell table:number-columns-repeated="1020"/>
        </table:table-row>
        <table:table-row table:style-name="ro4">
          <table:table-cell table:style-name="ce9" office:value-type="string">
            <text:p>Jan Mathieson</text:p>
          </table:table-cell>
          <table:table-cell office:value-type="string">
            <text:p>LI</text:p>
          </table:table-cell>
          <table:table-cell office:value-type="float" office:value="535">
            <text:p>535</text:p>
          </table:table-cell>
          <table:table-cell office:value-type="percentage" office:value="0.401">
            <text:p>40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etheringham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 Kendrick</text:p>
          </table:table-cell>
          <table:table-cell office:value-type="string">
            <text:p>Con</text:p>
          </table:table-cell>
          <table:table-cell office:value-type="float" office:value="1641">
            <text:p>1,641</text:p>
          </table:table-cell>
          <table:table-cell office:value-type="percentage" office:value="0.5512">
            <text:p>55.1%</text:p>
          </table:table-cell>
          <table:table-cell table:number-columns-repeated="1020"/>
        </table:table-row>
        <table:table-row table:style-name="ro2">
          <table:table-cell office:value-type="string">
            <text:p>John Frank Money</text:p>
          </table:table-cell>
          <table:table-cell office:value-type="string">
            <text:p>Con</text:p>
          </table:table-cell>
          <table:table-cell office:value-type="float" office:value="1340">
            <text:p>1,340</text:p>
          </table:table-cell>
          <table:table-cell table:number-columns-repeated="1021"/>
        </table:table-row>
        <table:table-row table:style-name="ro2">
          <table:table-cell office:value-type="string">
            <text:p>Nick Byatt</text:p>
          </table:table-cell>
          <table:table-cell office:value-type="string">
            <text:p>LI</text:p>
          </table:table-cell>
          <table:table-cell office:value-type="float" office:value="1336">
            <text:p>1,336</text:p>
          </table:table-cell>
          <table:table-cell office:value-type="percentage" office:value="0.4488">
            <text:p>4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orth Hykeham Forum [1 HI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ay Barrett</text:p>
          </table:table-cell>
          <table:table-cell office:value-type="string">
            <text:p>HI</text:p>
          </table:table-cell>
          <table:table-cell office:value-type="float" office:value="658">
            <text:p>658</text:p>
          </table:table-cell>
          <table:table-cell office:value-type="percentage" office:value="0.5161">
            <text:p>51.6%</text:p>
          </table:table-cell>
          <table:table-cell table:number-columns-repeated="1020"/>
        </table:table-row>
        <table:table-row table:style-name="ro2">
          <table:table-cell office:value-type="string">
            <text:p>Eddy Rigby</text:p>
          </table:table-cell>
          <table:table-cell office:value-type="string">
            <text:p>Con</text:p>
          </table:table-cell>
          <table:table-cell office:value-type="float" office:value="617">
            <text:p>617</text:p>
          </table:table-cell>
          <table:table-cell office:value-type="percentage" office:value="0.4839">
            <text:p>48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orth Hykeham Memorial [1 Ind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allace Lee</text:p>
          </table:table-cell>
          <table:table-cell office:value-type="string">
            <text:p>Ind</text:p>
          </table:table-cell>
          <table:table-cell office:value-type="float" office:value="689">
            <text:p>689</text:p>
          </table:table-cell>
          <table:table-cell office:value-type="percentage" office:value="0.504">
            <text:p>50.4%</text:p>
          </table:table-cell>
          <table:table-cell table:number-columns-repeated="1020"/>
        </table:table-row>
        <table:table-row table:style-name="ro2">
          <table:table-cell office:value-type="string">
            <text:p>Nick Clarke</text:p>
          </table:table-cell>
          <table:table-cell office:value-type="string">
            <text:p>Con</text:p>
          </table:table-cell>
          <table:table-cell office:value-type="float" office:value="678">
            <text:p>678</text:p>
          </table:table-cell>
          <table:table-cell office:value-type="percentage" office:value="0.496">
            <text:p>49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orth Hykeham Mill [1 LI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rea Louise Clarke</text:p>
          </table:table-cell>
          <table:table-cell office:value-type="string">
            <text:p>Con</text:p>
          </table:table-cell>
          <table:table-cell office:value-type="float" office:value="1478">
            <text:p>1,478</text:p>
          </table:table-cell>
          <table:table-cell office:value-type="percentage" office:value="0.5933">
            <text:p>59.3%</text:p>
          </table:table-cell>
          <table:table-cell table:number-columns-repeated="1020"/>
        </table:table-row>
        <table:table-row table:style-name="ro2">
          <table:table-cell office:value-type="string">
            <text:p>Jill Marie Wilson</text:p>
          </table:table-cell>
          <table:table-cell office:value-type="string">
            <text:p>LI</text:p>
          </table:table-cell>
          <table:table-cell office:value-type="float" office:value="1013">
            <text:p>1,013</text:p>
          </table:table-cell>
          <table:table-cell office:value-type="percentage" office:value="0.4067">
            <text:p>40.7%</text:p>
          </table:table-cell>
          <table:table-cell table:number-columns-repeated="1020"/>
        </table:table-row>
        <table:table-row table:style-name="ro2">
          <table:table-cell office:value-type="string">
            <text:p>Mike Clarke</text:p>
          </table:table-cell>
          <table:table-cell office:value-type="string">
            <text:p>Con</text:p>
          </table:table-cell>
          <table:table-cell office:value-type="float" office:value="1005">
            <text:p>1,00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North Hykeham Moor [1 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m Whittaker</text:p>
          </table:table-cell>
          <table:table-cell office:value-type="string">
            <text:p>Con</text:p>
          </table:table-cell>
          <table:table-cell office:value-type="float" office:value="603">
            <text:p>603</text:p>
          </table:table-cell>
          <table:table-cell office:value-type="percentage" office:value="0.4558">
            <text:p>45.6%</text:p>
          </table:table-cell>
          <table:table-cell table:number-columns-repeated="1020"/>
        </table:table-row>
        <table:table-row table:style-name="ro2">
          <table:table-cell office:value-type="string">
            <text:p>John Bishop</text:p>
          </table:table-cell>
          <table:table-cell office:value-type="string">
            <text:p>HI</text:p>
          </table:table-cell>
          <table:table-cell office:value-type="float" office:value="450">
            <text:p>450</text:p>
          </table:table-cell>
          <table:table-cell office:value-type="percentage" office:value="0.3401">
            <text:p>34.0%</text:p>
          </table:table-cell>
          <table:table-cell table:number-columns-repeated="1020"/>
        </table:table-row>
        <table:table-row table:style-name="ro2">
          <table:table-cell office:value-type="string">
            <text:p>Fabio Tartarini</text:p>
          </table:table-cell>
          <table:table-cell office:value-type="string">
            <text:p>Green</text:p>
          </table:table-cell>
          <table:table-cell office:value-type="float" office:value="270">
            <text:p>270</text:p>
          </table:table-cell>
          <table:table-cell office:value-type="percentage" office:value="0.2041">
            <text:p>20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orth Hykeham Wit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ss Anthony Little</text:p>
          </table:table-cell>
          <table:table-cell office:value-type="string">
            <text:p>Con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sbournby [1 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ate Cook</text:p>
          </table:table-cell>
          <table:table-cell office:value-type="string">
            <text:p>Con</text:p>
          </table:table-cell>
          <table:table-cell office:value-type="float" office:value="948">
            <text:p>948</text:p>
          </table:table-cell>
          <table:table-cell office:value-type="percentage" office:value="0.682">
            <text:p>68.2%</text:p>
          </table:table-cell>
          <table:table-cell table:number-columns-repeated="1020"/>
        </table:table-row>
        <table:table-row table:style-name="ro2">
          <table:table-cell office:value-type="string">
            <text:p>Fay Carol Cooper</text:p>
          </table:table-cell>
          <table:table-cell office:value-type="string">
            <text:p>LI</text:p>
          </table:table-cell>
          <table:table-cell office:value-type="float" office:value="442">
            <text:p>442</text:p>
          </table:table-cell>
          <table:table-cell office:value-type="percentage" office:value="0.318">
            <text:p>31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uskington (2 Con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Andrew Wright</text:p>
          </table:table-cell>
          <table:table-cell office:value-type="string">
            <text:p>Con</text:p>
          </table:table-cell>
          <table:table-cell office:value-type="float" office:value="1760">
            <text:p>1,760</text:p>
          </table:table-cell>
          <table:table-cell office:value-type="percentage" office:value="0.6109">
            <text:p>61.1%</text:p>
          </table:table-cell>
          <table:table-cell table:number-columns-repeated="1020"/>
        </table:table-row>
        <table:table-row table:style-name="ro2">
          <table:table-cell office:value-type="string">
            <text:p>Terry Boston</text:p>
          </table:table-cell>
          <table:table-cell office:value-type="string">
            <text:p>Con</text:p>
          </table:table-cell>
          <table:table-cell office:value-type="float" office:value="1639">
            <text:p>1,639</text:p>
          </table:table-cell>
          <table:table-cell table:number-columns-repeated="1021"/>
        </table:table-row>
        <table:table-row table:style-name="ro2">
          <table:table-cell office:value-type="string">
            <text:p>Alan Woodhead</text:p>
          </table:table-cell>
          <table:table-cell office:value-type="string">
            <text:p>LI</text:p>
          </table:table-cell>
          <table:table-cell office:value-type="float" office:value="1121">
            <text:p>1,121</text:p>
          </table:table-cell>
          <table:table-cell office:value-type="percentage" office:value="0.3891">
            <text:p>38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kellingthorp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topher William Goldson</text:p>
          </table:table-cell>
          <table:table-cell office:value-type="string">
            <text:p>Ind</text:p>
          </table:table-cell>
          <table:table-cell office:value-type="float" office:value="1181">
            <text:p>1,181</text:p>
          </table:table-cell>
          <table:table-cell office:value-type="percentage" office:value="0.4979">
            <text:p>49.8%</text:p>
          </table:table-cell>
          <table:table-cell table:number-columns-repeated="1020"/>
        </table:table-row>
        <table:table-row table:style-name="ro2">
          <table:table-cell office:value-type="string">
            <text:p>Shirley Sybil Flint</text:p>
          </table:table-cell>
          <table:table-cell office:value-type="string">
            <text:p>Ind</text:p>
          </table:table-cell>
          <table:table-cell office:value-type="float" office:value="860">
            <text:p>860</text:p>
          </table:table-cell>
          <table:table-cell table:number-columns-repeated="1021"/>
        </table:table-row>
        <table:table-row table:style-name="ro2">
          <table:table-cell office:value-type="string">
            <text:p>Mike Thompson</text:p>
          </table:table-cell>
          <table:table-cell office:value-type="string">
            <text:p>Con</text:p>
          </table:table-cell>
          <table:table-cell office:value-type="float" office:value="682">
            <text:p>682</text:p>
          </table:table-cell>
          <table:table-cell office:value-type="percentage" office:value="0.2875">
            <text:p>28.8%</text:p>
          </table:table-cell>
          <table:table-cell table:number-columns-repeated="1020"/>
        </table:table-row>
        <table:table-row table:style-name="ro2">
          <table:table-cell office:value-type="string">
            <text:p>James William Estall</text:p>
          </table:table-cell>
          <table:table-cell office:value-type="string">
            <text:p>UKIP</text:p>
          </table:table-cell>
          <table:table-cell office:value-type="float" office:value="343">
            <text:p>343</text:p>
          </table:table-cell>
          <table:table-cell office:value-type="percentage" office:value="0.1446">
            <text:p>14.5%</text:p>
          </table:table-cell>
          <table:table-cell table:number-columns-repeated="1020"/>
        </table:table-row>
        <table:table-row table:style-name="ro2">
          <table:table-cell office:value-type="string">
            <text:p>Ben Atkinson</text:p>
          </table:table-cell>
          <table:table-cell office:value-type="string">
            <text:p>LDM</text:p>
          </table:table-cell>
          <table:table-cell office:value-type="float" office:value="166">
            <text:p>166</text:p>
          </table:table-cell>
          <table:table-cell office:value-type="percentage" office:value="0.07">
            <text:p>7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leaford Cast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ith John Dolby</text:p>
          </table:table-cell>
          <table:table-cell office:value-type="string">
            <text:p>Ind</text:p>
          </table:table-cell>
          <table:table-cell office:value-type="float" office:value="678">
            <text:p>678</text:p>
          </table:table-cell>
          <table:table-cell office:value-type="percentage" office:value="0.6005">
            <text:p>60.1%</text:p>
          </table:table-cell>
          <table:table-cell table:number-columns-repeated="1020"/>
        </table:table-row>
        <table:table-row table:style-name="ro2">
          <table:table-cell office:value-type="string">
            <text:p>Becky Dunbar-Beckford</text:p>
          </table:table-cell>
          <table:table-cell office:value-type="string">
            <text:p>Con</text:p>
          </table:table-cell>
          <table:table-cell office:value-type="float" office:value="451">
            <text:p>451</text:p>
          </table:table-cell>
          <table:table-cell office:value-type="percentage" office:value="0.3995">
            <text:p>40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leaford Holdingham [1 LI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renville Jackson</text:p>
          </table:table-cell>
          <table:table-cell office:value-type="string">
            <text:p>LI</text:p>
          </table:table-cell>
          <table:table-cell office:value-type="float" office:value="513">
            <text:p>513</text:p>
          </table:table-cell>
          <table:table-cell office:value-type="percentage" office:value="0.4411">
            <text:p>44.1%</text:p>
          </table:table-cell>
          <table:table-cell table:number-columns-repeated="1020"/>
        </table:table-row>
        <table:table-row table:style-name="ro2">
          <table:table-cell office:value-type="string">
            <text:p>Stephen Shanahan-Kluth</text:p>
          </table:table-cell>
          <table:table-cell office:value-type="string">
            <text:p>Con</text:p>
          </table:table-cell>
          <table:table-cell office:value-type="float" office:value="413">
            <text:p>413</text:p>
          </table:table-cell>
          <table:table-cell office:value-type="percentage" office:value="0.3551">
            <text:p>35.5%</text:p>
          </table:table-cell>
          <table:table-cell table:number-columns-repeated="1020"/>
        </table:table-row>
        <table:table-row table:style-name="ro2">
          <table:table-cell office:value-type="string">
            <text:p>Kenneth Joaquim Paul Fernandes</text:p>
          </table:table-cell>
          <table:table-cell office:value-type="string">
            <text:p>Ind</text:p>
          </table:table-cell>
          <table:table-cell office:value-type="float" office:value="237">
            <text:p>237</text:p>
          </table:table-cell>
          <table:table-cell office:value-type="percentage" office:value="0.2038">
            <text:p>20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leaford Navigation [1 Ind gain from LI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Suiter</text:p>
          </table:table-cell>
          <table:table-cell office:value-type="string">
            <text:p>Ind</text:p>
          </table:table-cell>
          <table:table-cell office:value-type="float" office:value="714">
            <text:p>714</text:p>
          </table:table-cell>
          <table:table-cell office:value-type="percentage" office:value="0.6364">
            <text:p>63.6%</text:p>
          </table:table-cell>
          <table:table-cell table:number-columns-repeated="1020"/>
        </table:table-row>
        <table:table-row table:style-name="ro2">
          <table:table-cell office:value-type="string">
            <text:p>Eric Moss-Wright</text:p>
          </table:table-cell>
          <table:table-cell office:value-type="string">
            <text:p>Con</text:p>
          </table:table-cell>
          <table:table-cell office:value-type="float" office:value="408">
            <text:p>408</text:p>
          </table:table-cell>
          <table:table-cell office:value-type="percentage" office:value="0.3636">
            <text:p>36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leaford Quarrington and Mareham (3 Seats) [1 LI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off Hazelwood</text:p>
          </table:table-cell>
          <table:table-cell office:value-type="string">
            <text:p>Con</text:p>
          </table:table-cell>
          <table:table-cell table:style-name="ce31" office:value-type="float" office:value="1884">
            <text:p>1884</text:p>
          </table:table-cell>
          <table:table-cell office:value-type="percentage" office:value="0.5431">
            <text:p>54.3%</text:p>
          </table:table-cell>
          <table:table-cell table:number-columns-repeated="1020"/>
        </table:table-row>
        <table:table-row table:style-name="ro2">
          <table:table-cell office:value-type="string">
            <text:p>Tim Conning</text:p>
          </table:table-cell>
          <table:table-cell office:value-type="string">
            <text:p>Con</text:p>
          </table:table-cell>
          <table:table-cell table:style-name="ce31" office:value-type="float" office:value="1625">
            <text:p>1625</text:p>
          </table:table-cell>
          <table:table-cell table:number-columns-repeated="1021"/>
        </table:table-row>
        <table:table-row table:style-name="ro2">
          <table:table-cell office:value-type="string">
            <text:p>Mark Robert Arthur Suffield</text:p>
          </table:table-cell>
          <table:table-cell office:value-type="string">
            <text:p>LI</text:p>
          </table:table-cell>
          <table:table-cell table:style-name="ce31" office:value-type="float" office:value="1585">
            <text:p>1585</text:p>
          </table:table-cell>
          <table:table-cell office:value-type="percentage" office:value="0.4569">
            <text:p>45.7%</text:p>
          </table:table-cell>
          <table:table-cell table:number-columns-repeated="1020"/>
        </table:table-row>
        <table:table-row table:style-name="ro2">
          <table:table-cell office:value-type="string">
            <text:p>Mark Guy Allan</text:p>
          </table:table-cell>
          <table:table-cell office:value-type="string">
            <text:p>LI</text:p>
          </table:table-cell>
          <table:table-cell table:style-name="ce31" office:value-type="float" office:value="1547">
            <text:p>1547</text:p>
          </table:table-cell>
          <table:table-cell table:number-columns-repeated="1021"/>
        </table:table-row>
        <table:table-row table:style-name="ro2">
          <table:table-cell office:value-type="string">
            <text:p>Adrian Snookes</text:p>
          </table:table-cell>
          <table:table-cell office:value-type="string">
            <text:p>LI</text:p>
          </table:table-cell>
          <table:table-cell table:style-name="ce31" office:value-type="float" office:value="1505">
            <text:p>1505</text:p>
          </table:table-cell>
          <table:table-cell table:style-name="ce31"/>
          <table:table-cell table:number-columns-repeated="1020"/>
        </table:table-row>
        <table:table-row table:style-name="ro2">
          <table:table-cell table:number-columns-repeated="2"/>
          <table:table-cell table:style-name="ce31"/>
          <table:table-cell table:style-name="ce29"/>
          <table:table-cell table:style-name="ce38"/>
          <table:table-cell table:number-columns-repeated="1019"/>
        </table:table-row>
        <table:table-row table:style-name="ro2">
          <table:table-cell table:style-name="ce3" office:value-type="string">
            <text:p>Sleaford Westholme [1 LI gain from Ind]</text:p>
          </table:table-cell>
          <table:table-cell table:number-columns-repeated="2"/>
          <table:table-cell table:style-name="ce2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 Fields</text:p>
          </table:table-cell>
          <table:table-cell office:value-type="string">
            <text:p>LI</text:p>
          </table:table-cell>
          <table:table-cell office:value-type="float" office:value="593">
            <text:p>593</text:p>
          </table:table-cell>
          <table:table-cell office:value-type="percentage" office:value="0.5391">
            <text:p>53.9%</text:p>
          </table:table-cell>
          <table:table-cell table:number-columns-repeated="1020"/>
        </table:table-row>
        <table:table-row table:style-name="ro2">
          <table:table-cell office:value-type="string">
            <text:p>Melody Shanahan-Kluth</text:p>
          </table:table-cell>
          <table:table-cell office:value-type="string">
            <text:p>Con</text:p>
          </table:table-cell>
          <table:table-cell office:value-type="float" office:value="311">
            <text:p>311</text:p>
          </table:table-cell>
          <table:table-cell office:value-type="percentage" office:value="0.2827">
            <text:p>28.3%</text:p>
          </table:table-cell>
          <table:table-cell table:number-columns-repeated="1020"/>
        </table:table-row>
        <table:table-row table:style-name="ro4">
          <table:table-cell office:value-type="string">
            <text:p>Heather Katherine Lorimer</text:p>
          </table:table-cell>
          <table:table-cell office:value-type="string">
            <text:p>Ind</text:p>
          </table:table-cell>
          <table:table-cell office:value-type="float" office:value="196">
            <text:p>196</text:p>
          </table:table-cell>
          <table:table-cell table:style-name="ce37" office:value-type="percentage" office:value="0.1782">
            <text:p>17.8%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11"/>
          <table:table-cell table:style-name="ce19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Waddington West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Lance Pennell</text:p>
          </table:table-cell>
          <table:table-cell table:style-name="ce20" office:value-type="string">
            <text:p>Con</text:p>
          </table:table-cell>
          <table:table-cell table:style-name="ce28" office:value-type="float" office:value="736">
            <text:p>736</text:p>
          </table:table-cell>
          <table:table-cell table:style-name="ce37" office:value-type="percentage" office:value="0.6078">
            <text:p>60.8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Helena Elizabeth Pigott</text:p>
          </table:table-cell>
          <table:table-cell table:style-name="ce20" office:value-type="string">
            <text:p>UKIP</text:p>
          </table:table-cell>
          <table:table-cell table:style-name="ce28" office:value-type="float" office:value="475">
            <text:p>475</text:p>
          </table:table-cell>
          <table:table-cell table:style-name="ce37" office:value-type="percentage" office:value="0.3922">
            <text:p>39.2%</text:p>
          </table:table-cell>
          <table:table-cell table:number-columns-repeated="1020"/>
        </table:table-row>
        <table:table-row table:style-name="ro5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1">
          <table:table-cell table:style-name="ce1" office:value-type="string">
            <text:p>South Kesteven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6"/>
          <table:table-cell table:style-name="ce23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7"/>
          <table:table-cell table:style-name="ce24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40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6"/>
          <table:table-cell table:style-name="ce25" office:value-type="float" office:value="31650">
            <text:p>31,650</text:p>
          </table:table-cell>
          <table:table-cell table:style-name="ce35" office:value-type="percentage" office:value="0.4665">
            <text:p>46.7%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6"/>
          <table:table-cell table:style-name="ce25" office:value-type="float" office:value="10281">
            <text:p>10,281</text:p>
          </table:table-cell>
          <table:table-cell table:style-name="ce35" office:value-type="percentage" office:value="0.1515">
            <text:p>15.2%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6"/>
          <table:table-cell table:style-name="ce26" office:value-type="float" office:value="9052">
            <text:p>9,052</text:p>
          </table:table-cell>
          <table:table-cell table:style-name="ce35" office:value-type="percentage" office:value="0.1334">
            <text:p>13.3%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6"/>
          <table:table-cell table:style-name="ce26" office:value-type="float" office:value="8255">
            <text:p>8,255</text:p>
          </table:table-cell>
          <table:table-cell table:style-name="ce35" office:value-type="percentage" office:value="0.1217">
            <text:p>12.2%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ncolnshire Independents</text:p>
          </table:table-cell>
          <table:covered-table-cell table:style-name="ce6"/>
          <table:table-cell table:style-name="ce25" office:value-type="float" office:value="3013">
            <text:p>3,013</text:p>
          </table:table-cell>
          <table:table-cell table:style-name="ce35" office:value-type="percentage" office:value="0.0444">
            <text:p>4.4%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Stamford Group Independents</text:p>
          </table:table-cell>
          <table:covered-table-cell table:style-name="ce6"/>
          <table:table-cell table:style-name="ce25" office:value-type="float" office:value="2614">
            <text:p>2,614</text:p>
          </table:table-cell>
          <table:table-cell table:style-name="ce35" office:value-type="percentage" office:value="0.0385">
            <text:p>3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6"/>
          <table:table-cell table:style-name="ce25" office:value-type="float" office:value="1661">
            <text:p>1,661</text:p>
          </table:table-cell>
          <table:table-cell table:style-name="ce35" office:value-type="percentage" office:value="0.0245">
            <text:p>2.5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6"/>
          <table:table-cell table:style-name="ce25" office:value-type="float" office:value="1318">
            <text:p>1,318</text:p>
          </table:table-cell>
          <table:table-cell table:style-name="ce35" office:value-type="percentage" office:value="0.0194">
            <text:p>1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vela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James Moseley</text:p>
          </table:table-cell>
          <table:table-cell office:value-type="string">
            <text:p>Con</text:p>
          </table:table-cell>
          <table:table-cell office:value-type="float" office:value="1114">
            <text:p>1,114</text:p>
          </table:table-cell>
          <table:table-cell office:value-type="percentage" office:value="0.7731">
            <text:p>77.3%</text:p>
          </table:table-cell>
          <table:table-cell table:number-columns-repeated="1020"/>
        </table:table-row>
        <table:table-row table:style-name="ro2">
          <table:table-cell office:value-type="string">
            <text:p>Muriel Anne Sowden</text:p>
          </table:table-cell>
          <table:table-cell office:value-type="string">
            <text:p>Lab</text:p>
          </table:table-cell>
          <table:table-cell office:value-type="float" office:value="327">
            <text:p>327</text:p>
          </table:table-cell>
          <table:table-cell office:value-type="percentage" office:value="0.2269">
            <text:p>22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lmon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orge Charles Roy Chivers</text:p>
          </table:table-cell>
          <table:table-cell office:value-type="string">
            <text:p>Con</text:p>
          </table:table-cell>
          <table:table-cell office:value-type="float" office:value="1350">
            <text:p>1,350</text:p>
          </table:table-cell>
          <table:table-cell office:value-type="percentage" office:value="0.665">
            <text:p>66.5%</text:p>
          </table:table-cell>
          <table:table-cell table:number-columns-repeated="1020"/>
        </table:table-row>
        <table:table-row table:style-name="ro2">
          <table:table-cell office:value-type="string">
            <text:p>Nicholas Paul Graft</text:p>
          </table:table-cell>
          <table:table-cell office:value-type="string">
            <text:p>Con</text:p>
          </table:table-cell>
          <table:table-cell office:value-type="float" office:value="1192">
            <text:p>1,192</text:p>
          </table:table-cell>
          <table:table-cell table:number-columns-repeated="1021"/>
        </table:table-row>
        <table:table-row table:style-name="ro2">
          <table:table-cell office:value-type="string">
            <text:p>Richard John Galvin</text:p>
          </table:table-cell>
          <table:table-cell office:value-type="string">
            <text:p>Lab</text:p>
          </table:table-cell>
          <table:table-cell office:value-type="float" office:value="680">
            <text:p>680</text:p>
          </table:table-cell>
          <table:table-cell office:value-type="percentage" office:value="0.335">
            <text:p>33.5%</text:p>
          </table:table-cell>
          <table:table-cell table:number-columns-repeated="1020"/>
        </table:table-row>
        <table:table-row table:style-name="ro2">
          <table:table-cell office:value-type="string">
            <text:p>Victoria Smith</text:p>
          </table:table-cell>
          <table:table-cell office:value-type="string">
            <text:p>Lab</text:p>
          </table:table-cell>
          <table:table-cell office:value-type="float" office:value="641">
            <text:p>64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elvoir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mela Bosworth</text:p>
          </table:table-cell>
          <table:table-cell office:value-type="string">
            <text:p>Con</text:p>
          </table:table-cell>
          <table:table-cell office:value-type="float" office:value="1749">
            <text:p>1,749</text:p>
          </table:table-cell>
          <table:table-cell office:value-type="percentage" office:value="0.6963">
            <text:p>69.6%</text:p>
          </table:table-cell>
          <table:table-cell table:number-columns-repeated="1020"/>
        </table:table-row>
        <table:table-row table:style-name="ro2">
          <table:table-cell office:value-type="string">
            <text:p>Thomas John Webster</text:p>
          </table:table-cell>
          <table:table-cell office:value-type="string">
            <text:p>Con</text:p>
          </table:table-cell>
          <table:table-cell office:value-type="float" office:value="1570">
            <text:p>1,570</text:p>
          </table:table-cell>
          <table:table-cell table:number-columns-repeated="1021"/>
        </table:table-row>
        <table:table-row table:style-name="ro2">
          <table:table-cell office:value-type="string">
            <text:p>Jonathan Robert Wacey</text:p>
          </table:table-cell>
          <table:table-cell office:value-type="string">
            <text:p>Lab</text:p>
          </table:table-cell>
          <table:table-cell office:value-type="float" office:value="763">
            <text:p>763</text:p>
          </table:table-cell>
          <table:table-cell office:value-type="percentage" office:value="0.3037">
            <text:p>30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ourne Austerb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uncan Michael Ashwell</text:p>
          </table:table-cell>
          <table:table-cell office:value-type="string">
            <text:p>Con</text:p>
          </table:table-cell>
          <table:table-cell office:value-type="float" office:value="1523">
            <text:p>1,523</text:p>
          </table:table-cell>
          <table:table-cell office:value-type="percentage" office:value="0.428">
            <text:p>42.8%</text:p>
          </table:table-cell>
          <table:table-cell table:number-columns-repeated="1020"/>
        </table:table-row>
        <table:table-row table:style-name="ro2">
          <table:table-cell office:value-type="string">
            <text:p>Jane Kingman</text:p>
          </table:table-cell>
          <table:table-cell office:value-type="string">
            <text:p>Con</text:p>
          </table:table-cell>
          <table:table-cell office:value-type="float" office:value="1459">
            <text:p>1,459</text:p>
          </table:table-cell>
          <table:table-cell table:number-columns-repeated="1021"/>
        </table:table-row>
        <table:table-row table:style-name="ro2">
          <table:table-cell office:value-type="string">
            <text:p>Robert Philip Harry Reid</text:p>
          </table:table-cell>
          <table:table-cell office:value-type="string">
            <text:p>Con</text:p>
          </table:table-cell>
          <table:table-cell office:value-type="float" office:value="1190">
            <text:p>1,190</text:p>
          </table:table-cell>
          <table:table-cell table:number-columns-repeated="1021"/>
        </table:table-row>
        <table:table-row table:style-name="ro2">
          <table:table-cell office:value-type="string">
            <text:p>Paul David Fellows</text:p>
          </table:table-cell>
          <table:table-cell office:value-type="string">
            <text:p>Ind</text:p>
          </table:table-cell>
          <table:table-cell office:value-type="float" office:value="746">
            <text:p>746</text:p>
          </table:table-cell>
          <table:table-cell office:value-type="percentage" office:value="0.2097">
            <text:p>21.0%</text:p>
          </table:table-cell>
          <table:table-cell table:number-columns-repeated="1020"/>
        </table:table-row>
        <table:table-row table:style-name="ro2">
          <table:table-cell office:value-type="string">
            <text:p>James Andrew Thomas Marsden</text:p>
          </table:table-cell>
          <table:table-cell office:value-type="string">
            <text:p>Lab</text:p>
          </table:table-cell>
          <table:table-cell office:value-type="float" office:value="647">
            <text:p>647</text:p>
          </table:table-cell>
          <table:table-cell office:value-type="percentage" office:value="0.1818">
            <text:p>18.2%</text:p>
          </table:table-cell>
          <table:table-cell table:number-columns-repeated="1020"/>
        </table:table-row>
        <table:table-row table:style-name="ro2">
          <table:table-cell office:value-type="string">
            <text:p>John Bernard Ireland</text:p>
          </table:table-cell>
          <table:table-cell office:value-type="string">
            <text:p>LI</text:p>
          </table:table-cell>
          <table:table-cell office:value-type="float" office:value="642">
            <text:p>642</text:p>
          </table:table-cell>
          <table:table-cell office:value-type="percentage" office:value="0.1804">
            <text:p>18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ourne Ea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ert Gideon Thomson Russell</text:p>
          </table:table-cell>
          <table:table-cell office:value-type="string">
            <text:p>Con</text:p>
          </table:table-cell>
          <table:table-cell office:value-type="float" office:value="1153">
            <text:p>1,153</text:p>
          </table:table-cell>
          <table:table-cell office:value-type="percentage" office:value="0.4506">
            <text:p>45.1%</text:p>
          </table:table-cell>
          <table:table-cell table:number-columns-repeated="1020"/>
        </table:table-row>
        <table:table-row table:style-name="ro2">
          <table:table-cell office:value-type="string">
            <text:p>Judith Smith</text:p>
          </table:table-cell>
          <table:table-cell office:value-type="string">
            <text:p>Con</text:p>
          </table:table-cell>
          <table:table-cell office:value-type="float" office:value="1126">
            <text:p>1,126</text:p>
          </table:table-cell>
          <table:table-cell table:number-columns-repeated="1021"/>
        </table:table-row>
        <table:table-row table:style-name="ro2">
          <table:table-cell office:value-type="string">
            <text:p>Roger Woodbridge</text:p>
          </table:table-cell>
          <table:table-cell office:value-type="string">
            <text:p>UKIP</text:p>
          </table:table-cell>
          <table:table-cell office:value-type="float" office:value="715">
            <text:p>715</text:p>
          </table:table-cell>
          <table:table-cell office:value-type="percentage" office:value="0.2794">
            <text:p>27.9%</text:p>
          </table:table-cell>
          <table:table-cell table:number-columns-repeated="1020"/>
        </table:table-row>
        <table:table-row table:style-name="ro2">
          <table:table-cell office:value-type="string">
            <text:p>Lisa Holmes</text:p>
          </table:table-cell>
          <table:table-cell office:value-type="string">
            <text:p>Lab</text:p>
          </table:table-cell>
          <table:table-cell office:value-type="float" office:value="691">
            <text:p>691</text:p>
          </table:table-cell>
          <table:table-cell office:value-type="percentage" office:value="0.27">
            <text:p>27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ourne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Stanley Mapp</text:p>
          </table:table-cell>
          <table:table-cell office:value-type="string">
            <text:p>Con</text:p>
          </table:table-cell>
          <table:table-cell office:value-type="float" office:value="1518">
            <text:p>1,518</text:p>
          </table:table-cell>
          <table:table-cell office:value-type="percentage" office:value="0.3844">
            <text:p>38.4%</text:p>
          </table:table-cell>
          <table:table-cell table:number-columns-repeated="1020"/>
        </table:table-row>
        <table:table-row table:style-name="ro2">
          <table:table-cell office:value-type="string">
            <text:p>Helen Nunziatina Joan Powell</text:p>
          </table:table-cell>
          <table:table-cell office:value-type="string">
            <text:p>LI</text:p>
          </table:table-cell>
          <table:table-cell office:value-type="float" office:value="940">
            <text:p>940</text:p>
          </table:table-cell>
          <table:table-cell office:value-type="percentage" office:value="0.238">
            <text:p>23.8%</text:p>
          </table:table-cell>
          <table:table-cell table:number-columns-repeated="1020"/>
        </table:table-row>
        <table:table-row table:style-name="ro2">
          <table:table-cell office:value-type="string">
            <text:p>William Arthur John Learoyd</text:p>
          </table:table-cell>
          <table:table-cell office:value-type="string">
            <text:p>UKIP</text:p>
          </table:table-cell>
          <table:table-cell office:value-type="float" office:value="837">
            <text:p>837</text:p>
          </table:table-cell>
          <table:table-cell office:value-type="percentage" office:value="0.212">
            <text:p>21.2%</text:p>
          </table:table-cell>
          <table:table-cell table:number-columns-repeated="1020"/>
        </table:table-row>
        <table:table-row table:style-name="ro2">
          <table:table-cell office:value-type="string">
            <text:p>Hannah Juliette Westropp</text:p>
          </table:table-cell>
          <table:table-cell office:value-type="string">
            <text:p>Con</text:p>
          </table:table-cell>
          <table:table-cell office:value-type="float" office:value="821">
            <text:p>821</text:p>
          </table:table-cell>
          <table:table-cell table:number-columns-repeated="1021"/>
        </table:table-row>
        <table:table-row table:style-name="ro2">
          <table:table-cell office:value-type="string">
            <text:p>Roberta May Britton</text:p>
          </table:table-cell>
          <table:table-cell office:value-type="string">
            <text:p>Lab</text:p>
          </table:table-cell>
          <table:table-cell office:value-type="float" office:value="654">
            <text:p>654</text:p>
          </table:table-cell>
          <table:table-cell office:value-type="percentage" office:value="0.1656">
            <text:p>16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sewick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lham Cooke</text:p>
          </table:table-cell>
          <table:table-cell office:value-type="string">
            <text:p>Con</text:p>
          </table:table-cell>
          <table:table-cell office:value-type="float" office:value="1743">
            <text:p>1,743</text:p>
          </table:table-cell>
          <table:table-cell office:value-type="percentage" office:value="0.5943">
            <text:p>59.4%</text:p>
          </table:table-cell>
          <table:table-cell table:number-columns-repeated="1020"/>
        </table:table-row>
        <table:table-row table:style-name="ro2">
          <table:table-cell office:value-type="string">
            <text:p>Rosemary Helen Woolley</text:p>
          </table:table-cell>
          <table:table-cell office:value-type="string">
            <text:p>Con</text:p>
          </table:table-cell>
          <table:table-cell office:value-type="float" office:value="1646">
            <text:p>1,646</text:p>
          </table:table-cell>
          <table:table-cell table:number-columns-repeated="1021"/>
        </table:table-row>
        <table:table-row table:style-name="ro2">
          <table:table-cell office:value-type="string">
            <text:p>Elizabeth Margaret Channell</text:p>
          </table:table-cell>
          <table:table-cell office:value-type="string">
            <text:p>Ind</text:p>
          </table:table-cell>
          <table:table-cell office:value-type="float" office:value="722">
            <text:p>722</text:p>
          </table:table-cell>
          <table:table-cell office:value-type="percentage" office:value="0.2462">
            <text:p>24.6%</text:p>
          </table:table-cell>
          <table:table-cell table:number-columns-repeated="1020"/>
        </table:table-row>
        <table:table-row table:style-name="ro2">
          <table:table-cell office:value-type="string">
            <text:p>Thomas Graham Butterfield</text:p>
          </table:table-cell>
          <table:table-cell office:value-type="string">
            <text:p>Ind</text:p>
          </table:table-cell>
          <table:table-cell office:value-type="float" office:value="699">
            <text:p>699</text:p>
          </table:table-cell>
          <table:table-cell table:number-columns-repeated="1021"/>
        </table:table-row>
        <table:table-row table:style-name="ro2">
          <table:table-cell office:value-type="string">
            <text:p>Justin Rowley Alan Mackenzie</text:p>
          </table:table-cell>
          <table:table-cell office:value-type="string">
            <text:p>LI</text:p>
          </table:table-cell>
          <table:table-cell office:value-type="float" office:value="468">
            <text:p>468</text:p>
          </table:table-cell>
          <table:table-cell office:value-type="percentage" office:value="0.1596">
            <text:p>16.0%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style-name="ce3" office:value-type="string">
            <text:p>Cast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holas John Robins</text:p>
          </table:table-cell>
          <table:table-cell office:value-type="string">
            <text:p>Con</text:p>
          </table:table-cell>
          <table:table-cell office:value-type="float" office:value="842">
            <text:p>842</text:p>
          </table:table-cell>
          <table:table-cell office:value-type="percentage" office:value="0.5819">
            <text:p>58.2%</text:p>
          </table:table-cell>
          <table:table-cell table:number-columns-repeated="1020"/>
        </table:table-row>
        <table:table-row table:style-name="ro2">
          <table:table-cell office:value-type="string">
            <text:p>Jean Joyce</text:p>
          </table:table-cell>
          <table:table-cell office:value-type="string">
            <text:p>Lab</text:p>
          </table:table-cell>
          <table:table-cell office:value-type="float" office:value="319">
            <text:p>319</text:p>
          </table:table-cell>
          <table:table-cell office:value-type="percentage" office:value="0.2205">
            <text:p>22.1%</text:p>
          </table:table-cell>
          <table:table-cell table:number-columns-repeated="1020"/>
        </table:table-row>
        <table:table-row table:style-name="ro2">
          <table:table-cell office:value-type="string">
            <text:p>David Colin Plowright</text:p>
          </table:table-cell>
          <table:table-cell office:value-type="string">
            <text:p>UKIP</text:p>
          </table:table-cell>
          <table:table-cell office:value-type="float" office:value="286">
            <text:p>286</text:p>
          </table:table-cell>
          <table:table-cell office:value-type="percentage" office:value="0.1977">
            <text:p>19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eping St Jame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air Deal Phil Deaks</text:p>
          </table:table-cell>
          <table:table-cell office:value-type="string">
            <text:p>Lab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Leigh Anthony Johnson</text:p>
          </table:table-cell>
          <table:table-cell office:value-type="string">
            <text:p>Con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Judy Deanne Stevens</text:p>
          </table:table-cell>
          <table:table-cell office:value-type="string">
            <text:p>Ind</text:p>
          </table:table-cell>
          <table:table-cell table:style-name="ce30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ole Woo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ry Martin Dobson</text:p>
          </table:table-cell>
          <table:table-cell office:value-type="string">
            <text:p>Con</text:p>
          </table:table-cell>
          <table:table-cell office:value-type="float" office:value="893">
            <text:p>893</text:p>
          </table:table-cell>
          <table:table-cell office:value-type="percentage" office:value="0.6171">
            <text:p>61.7%</text:p>
          </table:table-cell>
          <table:table-cell table:number-columns-repeated="1020"/>
        </table:table-row>
        <table:table-row table:style-name="ro2">
          <table:table-cell office:value-type="string">
            <text:p>Anthony John Smith</text:p>
          </table:table-cell>
          <table:table-cell office:value-type="string">
            <text:p>LI</text:p>
          </table:table-cell>
          <table:table-cell office:value-type="float" office:value="554">
            <text:p>554</text:p>
          </table:table-cell>
          <table:table-cell office:value-type="percentage" office:value="0.3829">
            <text:p>38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l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Paul Wilkins</text:p>
          </table:table-cell>
          <table:table-cell office:value-type="string">
            <text:p>Con</text:p>
          </table:table-cell>
          <table:table-cell office:value-type="float" office:value="951">
            <text:p>951</text:p>
          </table:table-cell>
          <table:table-cell office:value-type="percentage" office:value="0.6926">
            <text:p>69.3%</text:p>
          </table:table-cell>
          <table:table-cell table:number-columns-repeated="1020"/>
        </table:table-row>
        <table:table-row table:style-name="ro2">
          <table:table-cell office:value-type="string">
            <text:p>Patrick Beese</text:p>
          </table:table-cell>
          <table:table-cell office:value-type="string">
            <text:p>UKIP</text:p>
          </table:table-cell>
          <table:table-cell office:value-type="float" office:value="422">
            <text:p>422</text:p>
          </table:table-cell>
          <table:table-cell office:value-type="percentage" office:value="0.3074">
            <text:p>30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rantham Arnoldfield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len Goral</text:p>
          </table:table-cell>
          <table:table-cell office:value-type="string">
            <text:p>Con</text:p>
          </table:table-cell>
          <table:table-cell office:value-type="float" office:value="1203">
            <text:p>1,203</text:p>
          </table:table-cell>
          <table:table-cell office:value-type="percentage" office:value="0.4938">
            <text:p>49.4%</text:p>
          </table:table-cell>
          <table:table-cell table:number-columns-repeated="1020"/>
        </table:table-row>
        <table:table-row table:style-name="ro2">
          <table:table-cell office:value-type="string">
            <text:p>Dean Anthony William Ward</text:p>
          </table:table-cell>
          <table:table-cell office:value-type="string">
            <text:p>Con</text:p>
          </table:table-cell>
          <table:table-cell office:value-type="float" office:value="886">
            <text:p>886</text:p>
          </table:table-cell>
          <table:table-cell table:number-columns-repeated="1021"/>
        </table:table-row>
        <table:table-row table:style-name="ro2">
          <table:table-cell office:value-type="string">
            <text:p>Michael David Taylor</text:p>
          </table:table-cell>
          <table:table-cell office:value-type="string">
            <text:p>UKIP</text:p>
          </table:table-cell>
          <table:table-cell office:value-type="float" office:value="516">
            <text:p>516</text:p>
          </table:table-cell>
          <table:table-cell office:value-type="percentage" office:value="0.2118">
            <text:p>21.2%</text:p>
          </table:table-cell>
          <table:table-cell table:number-columns-repeated="1020"/>
        </table:table-row>
        <table:table-row table:style-name="ro2">
          <table:table-cell office:value-type="string">
            <text:p>Jean Patricia Taylor</text:p>
          </table:table-cell>
          <table:table-cell office:value-type="string">
            <text:p>UKIP</text:p>
          </table:table-cell>
          <table:table-cell office:value-type="float" office:value="483">
            <text:p>483</text:p>
          </table:table-cell>
          <table:table-cell table:number-columns-repeated="1021"/>
        </table:table-row>
        <table:table-row table:style-name="ro2">
          <table:table-cell office:value-type="string">
            <text:p>Cash Carraway</text:p>
          </table:table-cell>
          <table:table-cell office:value-type="string">
            <text:p>Lab</text:p>
          </table:table-cell>
          <table:table-cell office:value-type="float" office:value="382">
            <text:p>382</text:p>
          </table:table-cell>
          <table:table-cell office:value-type="percentage" office:value="0.1568">
            <text:p>15.7%</text:p>
          </table:table-cell>
          <table:table-cell table:number-columns-repeated="1020"/>
        </table:table-row>
        <table:table-row table:style-name="ro2">
          <table:table-cell office:value-type="string">
            <text:p>Tanwir M. O. Rahman Chowdhury</text:p>
          </table:table-cell>
          <table:table-cell office:value-type="string">
            <text:p>Lab</text:p>
          </table:table-cell>
          <table:table-cell office:value-type="float" office:value="349">
            <text:p>349</text:p>
          </table:table-cell>
          <table:table-cell table:number-columns-repeated="1021"/>
        </table:table-row>
        <table:table-row table:style-name="ro2">
          <table:table-cell office:value-type="string">
            <text:p>Alfred William Kent</text:p>
          </table:table-cell>
          <table:table-cell office:value-type="string">
            <text:p>Ind</text:p>
          </table:table-cell>
          <table:table-cell office:value-type="float" office:value="335">
            <text:p>335</text:p>
          </table:table-cell>
          <table:table-cell office:value-type="percentage" office:value="0.1375">
            <text:p>13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rantham Barrowby Gat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ynda Mary Coutts</text:p>
          </table:table-cell>
          <table:table-cell office:value-type="string">
            <text:p>Con</text:p>
          </table:table-cell>
          <table:table-cell office:value-type="float" office:value="1095">
            <text:p>1,095</text:p>
          </table:table-cell>
          <table:table-cell office:value-type="percentage" office:value="0.3985">
            <text:p>39.9%</text:p>
          </table:table-cell>
          <table:table-cell table:number-columns-repeated="1020"/>
        </table:table-row>
        <table:table-row table:style-name="ro2">
          <table:table-cell office:value-type="string">
            <text:p>Frank Austin Turner</text:p>
          </table:table-cell>
          <table:table-cell office:value-type="string">
            <text:p>Con</text:p>
          </table:table-cell>
          <table:table-cell office:value-type="float" office:value="842">
            <text:p>842</text:p>
          </table:table-cell>
          <table:table-cell table:number-columns-repeated="1021"/>
        </table:table-row>
        <table:table-row table:style-name="ro2">
          <table:table-cell office:value-type="string">
            <text:p>John Andrew Allan</text:p>
          </table:table-cell>
          <table:table-cell office:value-type="string">
            <text:p>UKIP</text:p>
          </table:table-cell>
          <table:table-cell office:value-type="float" office:value="576">
            <text:p>576</text:p>
          </table:table-cell>
          <table:table-cell office:value-type="percentage" office:value="0.2096">
            <text:p>21.0%</text:p>
          </table:table-cell>
          <table:table-cell table:number-columns-repeated="1020"/>
        </table:table-row>
        <table:table-row table:style-name="ro2">
          <table:table-cell office:value-type="string">
            <text:p>Simon Howard Finch</text:p>
          </table:table-cell>
          <table:table-cell office:value-type="string">
            <text:p>UKIP</text:p>
          </table:table-cell>
          <table:table-cell office:value-type="float" office:value="523">
            <text:p>523</text:p>
          </table:table-cell>
          <table:table-cell table:number-columns-repeated="1021"/>
        </table:table-row>
        <table:table-row table:style-name="ro2">
          <table:table-cell office:value-type="string">
            <text:p>Elizabeth Anne Ropson</text:p>
          </table:table-cell>
          <table:table-cell office:value-type="string">
            <text:p>Lab</text:p>
          </table:table-cell>
          <table:table-cell office:value-type="float" office:value="474">
            <text:p>474</text:p>
          </table:table-cell>
          <table:table-cell office:value-type="percentage" office:value="0.1725">
            <text:p>17.3%</text:p>
          </table:table-cell>
          <table:table-cell table:number-columns-repeated="1020"/>
        </table:table-row>
        <table:table-row table:style-name="ro2">
          <table:table-cell office:value-type="string">
            <text:p>David Julian Simpson</text:p>
          </table:table-cell>
          <table:table-cell office:value-type="string">
            <text:p>Lab</text:p>
          </table:table-cell>
          <table:table-cell office:value-type="float" office:value="395">
            <text:p>395</text:p>
          </table:table-cell>
          <table:table-cell table:number-columns-repeated="1021"/>
        </table:table-row>
        <table:table-row table:style-name="ro2">
          <table:table-cell office:value-type="string">
            <text:p>Ian Nicholas Mihill</text:p>
          </table:table-cell>
          <table:table-cell office:value-type="string">
            <text:p>Ind</text:p>
          </table:table-cell>
          <table:table-cell office:value-type="float" office:value="354">
            <text:p>354</text:p>
          </table:table-cell>
          <table:table-cell office:value-type="percentage" office:value="0.1288">
            <text:p>12.9%</text:p>
          </table:table-cell>
          <table:table-cell table:number-columns-repeated="1020"/>
        </table:table-row>
        <table:table-row table:style-name="ro2">
          <table:table-cell office:value-type="string">
            <text:p>Samuel Joseph Hadlow</text:p>
          </table:table-cell>
          <table:table-cell office:value-type="string">
            <text:p>Green</text:p>
          </table:table-cell>
          <table:table-cell office:value-type="float" office:value="249">
            <text:p>249</text:p>
          </table:table-cell>
          <table:table-cell office:value-type="percentage" office:value="0.0906">
            <text:p>9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rantham Earlesfield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elicity Margaret Mary Cunningham</text:p>
          </table:table-cell>
          <table:table-cell office:value-type="string">
            <text:p>UKIP</text:p>
          </table:table-cell>
          <table:table-cell office:value-type="float" office:value="903">
            <text:p>903</text:p>
          </table:table-cell>
          <table:table-cell office:value-type="percentage" office:value="0.5259">
            <text:p>52.6%</text:p>
          </table:table-cell>
          <table:table-cell table:number-columns-repeated="1020"/>
        </table:table-row>
        <table:table-row table:style-name="ro2">
          <table:table-cell office:value-type="string">
            <text:p>Tracey Ann Forman</text:p>
          </table:table-cell>
          <table:table-cell office:value-type="string">
            <text:p>Lab</text:p>
          </table:table-cell>
          <table:table-cell office:value-type="float" office:value="814">
            <text:p>814</text:p>
          </table:table-cell>
          <table:table-cell office:value-type="percentage" office:value="0.4741">
            <text:p>47.4%</text:p>
          </table:table-cell>
          <table:table-cell table:number-columns-repeated="1020"/>
        </table:table-row>
        <table:table-row table:style-name="ro2">
          <table:table-cell office:value-type="string">
            <text:p>Robert Murray Shorrock</text:p>
          </table:table-cell>
          <table:table-cell office:value-type="string">
            <text:p>Lab</text:p>
          </table:table-cell>
          <table:table-cell office:value-type="float" office:value="676">
            <text:p>67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rantham Harrowb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an Edward Selby</text:p>
          </table:table-cell>
          <table:table-cell office:value-type="string">
            <text:p>Ind</text:p>
          </table:table-cell>
          <table:table-cell office:value-type="float" office:value="770">
            <text:p>770</text:p>
          </table:table-cell>
          <table:table-cell office:value-type="percentage" office:value="0.3135">
            <text:p>31.4%</text:p>
          </table:table-cell>
          <table:table-cell table:number-columns-repeated="1020"/>
        </table:table-row>
        <table:table-row table:style-name="ro2">
          <table:table-cell office:value-type="string">
            <text:p>Linda Wootten</text:p>
          </table:table-cell>
          <table:table-cell office:value-type="string">
            <text:p>Con</text:p>
          </table:table-cell>
          <table:table-cell office:value-type="float" office:value="749">
            <text:p>749</text:p>
          </table:table-cell>
          <table:table-cell office:value-type="percentage" office:value="0.305">
            <text:p>30.5%</text:p>
          </table:table-cell>
          <table:table-cell table:number-columns-repeated="1020"/>
        </table:table-row>
        <table:table-row table:style-name="ro2">
          <table:table-cell office:value-type="string">
            <text:p>Susan Orwin</text:p>
          </table:table-cell>
          <table:table-cell office:value-type="string">
            <text:p>Lab</text:p>
          </table:table-cell>
          <table:table-cell office:value-type="float" office:value="528">
            <text:p>528</text:p>
          </table:table-cell>
          <table:table-cell office:value-type="percentage" office:value="0.215">
            <text:p>21.5%</text:p>
          </table:table-cell>
          <table:table-cell table:number-columns-repeated="1020"/>
        </table:table-row>
        <table:table-row table:style-name="ro2">
          <table:table-cell office:value-type="string">
            <text:p>Mark Timothy Ashberry</text:p>
          </table:table-cell>
          <table:table-cell office:value-type="string">
            <text:p>Lab</text:p>
          </table:table-cell>
          <table:table-cell office:value-type="float" office:value="522">
            <text:p>522</text:p>
          </table:table-cell>
          <table:table-cell table:number-columns-repeated="1021"/>
        </table:table-row>
        <table:table-row table:style-name="ro2">
          <table:table-cell office:value-type="string">
            <text:p>Bruce Victor Wells</text:p>
          </table:table-cell>
          <table:table-cell office:value-type="string">
            <text:p>Ind</text:p>
          </table:table-cell>
          <table:table-cell office:value-type="float" office:value="514">
            <text:p>514</text:p>
          </table:table-cell>
          <table:table-cell table:number-columns-repeated="1021"/>
        </table:table-row>
        <table:table-row table:style-name="ro2">
          <table:table-cell office:value-type="string">
            <text:p>Michael George Williams</text:p>
          </table:table-cell>
          <table:table-cell office:value-type="string">
            <text:p>LI</text:p>
          </table:table-cell>
          <table:table-cell office:value-type="float" office:value="409">
            <text:p>409</text:p>
          </table:table-cell>
          <table:table-cell office:value-type="percentage" office:value="0.1665">
            <text:p>16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rantham Springfield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ola Anne Manterfield</text:p>
          </table:table-cell>
          <table:table-cell office:value-type="string">
            <text:p>Con</text:p>
          </table:table-cell>
          <table:table-cell office:value-type="float" office:value="768">
            <text:p>768</text:p>
          </table:table-cell>
          <table:table-cell office:value-type="percentage" office:value="0.3475">
            <text:p>34.8%</text:p>
          </table:table-cell>
          <table:table-cell table:number-columns-repeated="1020"/>
        </table:table-row>
        <table:table-row table:style-name="ro2">
          <table:table-cell office:value-type="string">
            <text:p>Adam Neil Stokes</text:p>
          </table:table-cell>
          <table:table-cell office:value-type="string">
            <text:p>Con</text:p>
          </table:table-cell>
          <table:table-cell office:value-type="float" office:value="744">
            <text:p>744</text:p>
          </table:table-cell>
          <table:table-cell table:number-columns-repeated="1021"/>
        </table:table-row>
        <table:table-row table:style-name="ro2">
          <table:table-cell office:value-type="string">
            <text:p>Mark Franklyn Bartlett</text:p>
          </table:table-cell>
          <table:table-cell office:value-type="string">
            <text:p>Lab</text:p>
          </table:table-cell>
          <table:table-cell office:value-type="float" office:value="597">
            <text:p>597</text:p>
          </table:table-cell>
          <table:table-cell office:value-type="percentage" office:value="0.2701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Maureen Patricia Simon</text:p>
          </table:table-cell>
          <table:table-cell office:value-type="string">
            <text:p>UKIP</text:p>
          </table:table-cell>
          <table:table-cell office:value-type="float" office:value="591">
            <text:p>591</text:p>
          </table:table-cell>
          <table:table-cell office:value-type="percentage" office:value="0.2674">
            <text:p>26.7%</text:p>
          </table:table-cell>
          <table:table-cell table:number-columns-repeated="1020"/>
        </table:table-row>
        <table:table-row table:style-name="ro2">
          <table:table-cell office:value-type="string">
            <text:p>Carole Anne Thomson</text:p>
          </table:table-cell>
          <table:table-cell office:value-type="string">
            <text:p>Lab</text:p>
          </table:table-cell>
          <table:table-cell office:value-type="float" office:value="433">
            <text:p>433</text:p>
          </table:table-cell>
          <table:table-cell table:number-columns-repeated="1021"/>
        </table:table-row>
        <table:table-row table:style-name="ro2">
          <table:table-cell office:value-type="string">
            <text:p>Gerhard Lohmann-Bond</text:p>
          </table:table-cell>
          <table:table-cell office:value-type="string">
            <text:p>Green</text:p>
          </table:table-cell>
          <table:table-cell office:value-type="float" office:value="254">
            <text:p>254</text:p>
          </table:table-cell>
          <table:table-cell office:value-type="percentage" office:value="0.1149">
            <text:p>11.5%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style-name="ce3" office:value-type="string">
            <text:p>Grantham St Vincent'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Anthony Cook</text:p>
          </table:table-cell>
          <table:table-cell office:value-type="string">
            <text:p>Con</text:p>
          </table:table-cell>
          <table:table-cell office:value-type="float" office:value="1110">
            <text:p>1,110</text:p>
          </table:table-cell>
          <table:table-cell office:value-type="percentage" office:value="0.3007">
            <text:p>30.1%</text:p>
          </table:table-cell>
          <table:table-cell table:number-columns-repeated="1020"/>
        </table:table-row>
        <table:table-row table:style-name="ro2">
          <table:table-cell office:value-type="string">
            <text:p>Charmaine Dawn Morgan</text:p>
          </table:table-cell>
          <table:table-cell office:value-type="string">
            <text:p>Lab</text:p>
          </table:table-cell>
          <table:table-cell office:value-type="float" office:value="938">
            <text:p>938</text:p>
          </table:table-cell>
          <table:table-cell office:value-type="percentage" office:value="0.2541">
            <text:p>25.4%</text:p>
          </table:table-cell>
          <table:table-cell table:number-columns-repeated="1020"/>
        </table:table-row>
        <table:table-row table:style-name="ro2">
          <table:table-cell office:value-type="string">
            <text:p>Graham Frank Jeal</text:p>
          </table:table-cell>
          <table:table-cell office:value-type="string">
            <text:p>Con</text:p>
          </table:table-cell>
          <table:table-cell office:value-type="float" office:value="894">
            <text:p>894</text:p>
          </table:table-cell>
          <table:table-cell table:number-columns-repeated="1021"/>
        </table:table-row>
        <table:table-row table:style-name="ro2">
          <table:table-cell office:value-type="string">
            <text:p>Donald Charles Atkinson</text:p>
          </table:table-cell>
          <table:table-cell office:value-type="string">
            <text:p>UKIP</text:p>
          </table:table-cell>
          <table:table-cell office:value-type="float" office:value="801">
            <text:p>801</text:p>
          </table:table-cell>
          <table:table-cell office:value-type="percentage" office:value="0.217">
            <text:p>21.7%</text:p>
          </table:table-cell>
          <table:table-cell table:number-columns-repeated="1020"/>
        </table:table-row>
        <table:table-row table:style-name="ro2">
          <table:table-cell office:value-type="string">
            <text:p>Stuart McBride</text:p>
          </table:table-cell>
          <table:table-cell office:value-type="string">
            <text:p>Con</text:p>
          </table:table-cell>
          <table:table-cell office:value-type="float" office:value="774">
            <text:p>774</text:p>
          </table:table-cell>
          <table:table-cell table:number-columns-repeated="1021"/>
        </table:table-row>
        <table:table-row table:style-name="ro2">
          <table:table-cell office:value-type="string">
            <text:p>John George Morgan</text:p>
          </table:table-cell>
          <table:table-cell office:value-type="string">
            <text:p>Lab</text:p>
          </table:table-cell>
          <table:table-cell office:value-type="float" office:value="699">
            <text:p>699</text:p>
          </table:table-cell>
          <table:table-cell table:number-columns-repeated="1021"/>
        </table:table-row>
        <table:table-row table:style-name="ro2">
          <table:table-cell office:value-type="string">
            <text:p>Alexander Benjamin</text:p>
          </table:table-cell>
          <table:table-cell office:value-type="string">
            <text:p>Lab</text:p>
          </table:table-cell>
          <table:table-cell office:value-type="float" office:value="639">
            <text:p>639</text:p>
          </table:table-cell>
          <table:table-cell table:number-columns-repeated="1021"/>
        </table:table-row>
        <table:table-row table:style-name="ro2">
          <table:table-cell office:value-type="string">
            <text:p>Caroline Virgina Coram</text:p>
          </table:table-cell>
          <table:table-cell office:value-type="string">
            <text:p>Green</text:p>
          </table:table-cell>
          <table:table-cell office:value-type="float" office:value="502">
            <text:p>502</text:p>
          </table:table-cell>
          <table:table-cell office:value-type="percentage" office:value="0.136">
            <text:p>13.6%</text:p>
          </table:table-cell>
          <table:table-cell table:number-columns-repeated="1020"/>
        </table:table-row>
        <table:table-row table:style-name="ro2">
          <table:table-cell office:value-type="string">
            <text:p>Anita Doreen Selby</text:p>
          </table:table-cell>
          <table:table-cell office:value-type="string">
            <text:p>Ind</text:p>
          </table:table-cell>
          <table:table-cell office:value-type="float" office:value="341">
            <text:p>341</text:p>
          </table:table-cell>
          <table:table-cell office:value-type="percentage" office:value="0.0924">
            <text:p>9.2%</text:p>
          </table:table-cell>
          <table:table-cell table:number-columns-repeated="1020"/>
        </table:table-row>
        <table:table-row table:style-name="ro2">
          <table:table-cell office:value-type="string">
            <text:p>Patricia Ellis</text:p>
          </table:table-cell>
          <table:table-cell office:value-type="string">
            <text:p>Ind</text:p>
          </table:table-cell>
          <table:table-cell office:value-type="float" office:value="318">
            <text:p>31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rantham St Wulfram'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aymond Wootten</text:p>
          </table:table-cell>
          <table:table-cell office:value-type="string">
            <text:p>Con</text:p>
          </table:table-cell>
          <table:table-cell office:value-type="float" office:value="1409">
            <text:p>1,409</text:p>
          </table:table-cell>
          <table:table-cell office:value-type="percentage" office:value="0.5156">
            <text:p>51.6%</text:p>
          </table:table-cell>
          <table:table-cell table:number-columns-repeated="1020"/>
        </table:table-row>
        <table:table-row table:style-name="ro2">
          <table:table-cell office:value-type="string">
            <text:p>Jacqueline Susan Patricia Smith</text:p>
          </table:table-cell>
          <table:table-cell office:value-type="string">
            <text:p>Con</text:p>
          </table:table-cell>
          <table:table-cell office:value-type="float" office:value="1296">
            <text:p>1,296</text:p>
          </table:table-cell>
          <table:table-cell table:number-columns-repeated="1021"/>
        </table:table-row>
        <table:table-row table:style-name="ro2">
          <table:table-cell office:value-type="string">
            <text:p>Paul Michael Martin</text:p>
          </table:table-cell>
          <table:table-cell office:value-type="string">
            <text:p>UKIP</text:p>
          </table:table-cell>
          <table:table-cell office:value-type="float" office:value="685">
            <text:p>685</text:p>
          </table:table-cell>
          <table:table-cell office:value-type="percentage" office:value="0.2506">
            <text:p>25.1%</text:p>
          </table:table-cell>
          <table:table-cell table:number-columns-repeated="1020"/>
        </table:table-row>
        <table:table-row table:style-name="ro2">
          <table:table-cell office:value-type="string">
            <text:p>Yvonne Bernadette Gibbins</text:p>
          </table:table-cell>
          <table:table-cell office:value-type="string">
            <text:p>Lab</text:p>
          </table:table-cell>
          <table:table-cell office:value-type="float" office:value="639">
            <text:p>639</text:p>
          </table:table-cell>
          <table:table-cell office:value-type="percentage" office:value="0.2338">
            <text:p>23.4%</text:p>
          </table:table-cell>
          <table:table-cell table:number-columns-repeated="1020"/>
        </table:table-row>
        <table:table-row table:style-name="ro2">
          <table:table-cell office:value-type="string">
            <text:p>Stephen Christopher Diggines</text:p>
          </table:table-cell>
          <table:table-cell office:value-type="string">
            <text:p>Lab</text:p>
          </table:table-cell>
          <table:table-cell office:value-type="float" office:value="620">
            <text:p>6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saac New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liam Robert Adams</text:p>
          </table:table-cell>
          <table:table-cell office:value-type="string">
            <text:p>Con</text:p>
          </table:table-cell>
          <table:table-cell office:value-type="float" office:value="1388">
            <text:p>1,388</text:p>
          </table:table-cell>
          <table:table-cell office:value-type="percentage" office:value="0.5322">
            <text:p>53.2%</text:p>
          </table:table-cell>
          <table:table-cell table:number-columns-repeated="1020"/>
        </table:table-row>
        <table:table-row table:style-name="ro2">
          <table:table-cell office:value-type="string">
            <text:p>Andrea Kathleen Webster</text:p>
          </table:table-cell>
          <table:table-cell office:value-type="string">
            <text:p>Con</text:p>
          </table:table-cell>
          <table:table-cell office:value-type="float" office:value="891">
            <text:p>891</text:p>
          </table:table-cell>
          <table:table-cell table:number-columns-repeated="1021"/>
        </table:table-row>
        <table:table-row table:style-name="ro2">
          <table:table-cell office:value-type="string">
            <text:p>Derek Sylvester Creasey</text:p>
          </table:table-cell>
          <table:table-cell office:value-type="string">
            <text:p>UKIP</text:p>
          </table:table-cell>
          <table:table-cell office:value-type="float" office:value="734">
            <text:p>734</text:p>
          </table:table-cell>
          <table:table-cell office:value-type="percentage" office:value="0.2814">
            <text:p>28.1%</text:p>
          </table:table-cell>
          <table:table-cell table:number-columns-repeated="1020"/>
        </table:table-row>
        <table:table-row table:style-name="ro2">
          <table:table-cell office:value-type="string">
            <text:p>Paul Brian Jacklin</text:p>
          </table:table-cell>
          <table:table-cell office:value-type="string">
            <text:p>Lab</text:p>
          </table:table-cell>
          <table:table-cell office:value-type="float" office:value="486">
            <text:p>486</text:p>
          </table:table-cell>
          <table:table-cell office:value-type="percentage" office:value="0.1863">
            <text:p>18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incre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Francis Howard Stephens</text:p>
          </table:table-cell>
          <table:table-cell office:value-type="string">
            <text:p>Con</text:p>
          </table:table-cell>
          <table:table-cell office:value-type="float" office:value="1126">
            <text:p>1,126</text:p>
          </table:table-cell>
          <table:table-cell office:value-type="percentage" office:value="0.7517">
            <text:p>75.2%</text:p>
          </table:table-cell>
          <table:table-cell table:number-columns-repeated="1020"/>
        </table:table-row>
        <table:table-row table:style-name="ro2">
          <table:table-cell office:value-type="string">
            <text:p>Lee Andrew Steptoe</text:p>
          </table:table-cell>
          <table:table-cell office:value-type="string">
            <text:p>Lab</text:p>
          </table:table-cell>
          <table:table-cell office:value-type="float" office:value="372">
            <text:p>372</text:p>
          </table:table-cell>
          <table:table-cell office:value-type="percentage" office:value="0.2483">
            <text:p>24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oveden Hea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ert Jonathan William Sampson</text:p>
          </table:table-cell>
          <table:table-cell office:value-type="string">
            <text:p>Ind</text:p>
          </table:table-cell>
          <table:table-cell office:value-type="float" office:value="924">
            <text:p>924</text:p>
          </table:table-cell>
          <table:table-cell office:value-type="percentage" office:value="0.5915">
            <text:p>59.2%</text:p>
          </table:table-cell>
          <table:table-cell table:number-columns-repeated="1020"/>
        </table:table-row>
        <table:table-row table:style-name="ro2">
          <table:table-cell office:value-type="string">
            <text:p>Alexander Paul Maughan</text:p>
          </table:table-cell>
          <table:table-cell office:value-type="string">
            <text:p>Con</text:p>
          </table:table-cell>
          <table:table-cell office:value-type="float" office:value="638">
            <text:p>638</text:p>
          </table:table-cell>
          <table:table-cell office:value-type="percentage" office:value="0.4085">
            <text:p>40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arket and West Deeping (3 Seats) [Delayed Poll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ert John Broughton</text:p>
          </table:table-cell>
          <table:table-cell office:value-type="string">
            <text:p>Ind</text:p>
          </table:table-cell>
          <table:table-cell office:value-type="float" office:value="612">
            <text:p>612</text:p>
          </table:table-cell>
          <table:table-cell office:value-type="percentage" office:value="0.3665">
            <text:p>36.7%</text:p>
          </table:table-cell>
          <table:table-cell table:number-columns-repeated="1020"/>
        </table:table-row>
        <table:table-row table:style-name="ro2">
          <table:table-cell office:value-type="string">
            <text:p>Ashley John Baxter</text:p>
          </table:table-cell>
          <table:table-cell office:value-type="string">
            <text:p>Ind</text:p>
          </table:table-cell>
          <table:table-cell office:value-type="float" office:value="609">
            <text:p>609</text:p>
          </table:table-cell>
          <table:table-cell table:number-columns-repeated="1021"/>
        </table:table-row>
        <table:table-row table:style-name="ro2">
          <table:table-cell office:value-type="string">
            <text:p>Nicholas Charles Neilson</text:p>
          </table:table-cell>
          <table:table-cell office:value-type="string">
            <text:p>Con</text:p>
          </table:table-cell>
          <table:table-cell office:value-type="float" office:value="605">
            <text:p>605</text:p>
          </table:table-cell>
          <table:table-cell office:value-type="percentage" office:value="0.3623">
            <text:p>36.2%</text:p>
          </table:table-cell>
          <table:table-cell table:number-columns-repeated="1020"/>
        </table:table-row>
        <table:table-row table:style-name="ro2">
          <table:table-cell office:value-type="string">
            <text:p>David John Shelton</text:p>
          </table:table-cell>
          <table:table-cell office:value-type="string">
            <text:p>Ind</text:p>
          </table:table-cell>
          <table:table-cell office:value-type="float" office:value="426">
            <text:p>426</text:p>
          </table:table-cell>
          <table:table-cell table:number-columns-repeated="1021"/>
        </table:table-row>
        <table:table-row table:style-name="ro2">
          <table:table-cell office:value-type="string">
            <text:p>Adam Edward Brookes</text:p>
          </table:table-cell>
          <table:table-cell office:value-type="string">
            <text:p>LDM</text:p>
          </table:table-cell>
          <table:table-cell office:value-type="float" office:value="229">
            <text:p>229</text:p>
          </table:table-cell>
          <table:table-cell office:value-type="percentage" office:value="0.1371">
            <text:p>13.7%</text:p>
          </table:table-cell>
          <table:table-cell table:number-columns-repeated="1020"/>
        </table:table-row>
        <table:table-row table:style-name="ro2">
          <table:table-cell office:value-type="string">
            <text:p>Robert Michael O'Farrell</text:p>
          </table:table-cell>
          <table:table-cell office:value-type="string">
            <text:p>UKIP</text:p>
          </table:table-cell>
          <table:table-cell office:value-type="float" office:value="224">
            <text:p>224</text:p>
          </table:table-cell>
          <table:table-cell office:value-type="percentage" office:value="0.1341">
            <text:p>13.4%</text:p>
          </table:table-cell>
          <table:table-cell table:number-columns-repeated="1020"/>
        </table:table-row>
        <table:table-row table:style-name="ro2">
          <table:table-cell office:value-type="string">
            <text:p>William John Learoyd</text:p>
          </table:table-cell>
          <table:table-cell office:value-type="string">
            <text:p>UKIP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2">
          <table:table-cell office:value-type="string">
            <text:p>Roger Woodbridge</text:p>
          </table:table-cell>
          <table:table-cell office:value-type="string">
            <text:p>UKIP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or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ances Jean Cartwright</text:p>
          </table:table-cell>
          <table:table-cell office:value-type="string">
            <text:p>Con</text:p>
          </table:table-cell>
          <table:table-cell office:value-type="float" office:value="680">
            <text:p>680</text:p>
          </table:table-cell>
          <table:table-cell office:value-type="percentage" office:value="0.5048">
            <text:p>50.5%</text:p>
          </table:table-cell>
          <table:table-cell table:number-columns-repeated="1020"/>
        </table:table-row>
        <table:table-row table:style-name="ro2">
          <table:table-cell office:value-type="string">
            <text:p>Richard John Wells</text:p>
          </table:table-cell>
          <table:table-cell office:value-type="string">
            <text:p>Ind</text:p>
          </table:table-cell>
          <table:table-cell office:value-type="float" office:value="667">
            <text:p>667</text:p>
          </table:table-cell>
          <table:table-cell office:value-type="percentage" office:value="0.4952">
            <text:p>49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eascliffe and Ridgewa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semary Brown</text:p>
          </table:table-cell>
          <table:table-cell office:value-type="string">
            <text:p>Con</text:p>
          </table:table-cell>
          <table:table-cell office:value-type="float" office:value="1390">
            <text:p>1,390</text:p>
          </table:table-cell>
          <table:table-cell office:value-type="percentage" office:value="0.5436">
            <text:p>54.4%</text:p>
          </table:table-cell>
          <table:table-cell table:number-columns-repeated="1020"/>
        </table:table-row>
        <table:table-row table:style-name="ro2">
          <table:table-cell office:value-type="string">
            <text:p>Ian Stokes</text:p>
          </table:table-cell>
          <table:table-cell office:value-type="string">
            <text:p>Con</text:p>
          </table:table-cell>
          <table:table-cell office:value-type="float" office:value="1277">
            <text:p>1,277</text:p>
          </table:table-cell>
          <table:table-cell table:number-columns-repeated="1021"/>
        </table:table-row>
        <table:table-row table:style-name="ro2">
          <table:table-cell office:value-type="string">
            <text:p>Jeffrey Richard Thompson</text:p>
          </table:table-cell>
          <table:table-cell office:value-type="string">
            <text:p>Ind</text:p>
          </table:table-cell>
          <table:table-cell office:value-type="float" office:value="1167">
            <text:p>1,167</text:p>
          </table:table-cell>
          <table:table-cell office:value-type="percentage" office:value="0.4564">
            <text:p>45.6%</text:p>
          </table:table-cell>
          <table:table-cell table:number-columns-repeated="1020"/>
        </table:table-row>
        <table:table-row table:style-name="ro2">
          <table:table-cell office:value-type="string">
            <text:p>John David Andrews</text:p>
          </table:table-cell>
          <table:table-cell office:value-type="string">
            <text:p>Ind</text:p>
          </table:table-cell>
          <table:table-cell office:value-type="float" office:value="776">
            <text:p>77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amford All Saint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Exton</text:p>
          </table:table-cell>
          <table:table-cell office:value-type="string">
            <text:p>Con</text:p>
          </table:table-cell>
          <table:table-cell office:value-type="float" office:value="1100">
            <text:p>1,100</text:p>
          </table:table-cell>
          <table:table-cell office:value-type="percentage" office:value="0.3822">
            <text:p>38.2%</text:p>
          </table:table-cell>
          <table:table-cell table:number-columns-repeated="1020"/>
        </table:table-row>
        <table:table-row table:style-name="ro2">
          <table:table-cell office:value-type="string">
            <text:p>Breda-Rae Griffin</text:p>
          </table:table-cell>
          <table:table-cell office:value-type="string">
            <text:p>Con</text:p>
          </table:table-cell>
          <table:table-cell office:value-type="float" office:value="826">
            <text:p>826</text:p>
          </table:table-cell>
          <table:table-cell table:number-columns-repeated="1021"/>
        </table:table-row>
        <table:table-row table:style-name="ro2">
          <table:table-cell office:value-type="string">
            <text:p>Susan Jennifer Sandall</text:p>
          </table:table-cell>
          <table:table-cell office:value-type="string">
            <text:p>SGI</text:p>
          </table:table-cell>
          <table:table-cell office:value-type="float" office:value="646">
            <text:p>646</text:p>
          </table:table-cell>
          <table:table-cell office:value-type="percentage" office:value="0.2245">
            <text:p>22.5%</text:p>
          </table:table-cell>
          <table:table-cell table:number-columns-repeated="1020"/>
        </table:table-row>
        <table:table-row table:style-name="ro2">
          <table:table-cell office:value-type="string">
            <text:p>Maxwell Graham Sawyer</text:p>
          </table:table-cell>
          <table:table-cell office:value-type="string">
            <text:p>SGI</text:p>
          </table:table-cell>
          <table:table-cell office:value-type="float" office:value="609">
            <text:p>609</text:p>
          </table:table-cell>
          <table:table-cell table:style-name="ce37"/>
          <table:table-cell table:style-name="ce41"/>
          <table:table-cell table:number-columns-repeated="1019"/>
        </table:table-row>
        <table:table-row table:style-name="ro4">
          <table:table-cell office:value-type="string">
            <text:p>Gareth Vaughan</text:p>
          </table:table-cell>
          <table:table-cell office:value-type="string">
            <text:p>UKIP</text:p>
          </table:table-cell>
          <table:table-cell office:value-type="float" office:value="603">
            <text:p>603</text:p>
          </table:table-cell>
          <table:table-cell table:style-name="ce37" office:value-type="percentage" office:value="0.2095">
            <text:p>21.0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David Thomas Bimson</text:p>
          </table:table-cell>
          <table:table-cell table:style-name="ce20" office:value-type="string">
            <text:p>Lab</text:p>
          </table:table-cell>
          <table:table-cell table:style-name="ce28" office:value-type="float" office:value="529">
            <text:p>529</text:p>
          </table:table-cell>
          <table:table-cell table:style-name="ce37" office:value-type="percentage" office:value="0.1838">
            <text:p>18.4%</text:p>
          </table:table-cell>
          <table:table-cell table:number-columns-repeated="1020"/>
        </table:table-row>
        <table:table-row table:style-name="ro5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Stamford St George's (2 Seats)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Katherine Brown</text:p>
          </table:table-cell>
          <table:table-cell table:style-name="ce20" office:value-type="string">
            <text:p>Con</text:p>
          </table:table-cell>
          <table:table-cell table:style-name="ce28" office:value-type="float" office:value="926">
            <text:p>926</text:p>
          </table:table-cell>
          <table:table-cell table:style-name="ce37" office:value-type="percentage" office:value="0.3335">
            <text:p>33.4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Brenda Ann Sumner</text:p>
          </table:table-cell>
          <table:table-cell table:style-name="ce20" office:value-type="string">
            <text:p>Con</text:p>
          </table:table-cell>
          <table:table-cell table:style-name="ce28" office:value-type="float" office:value="588">
            <text:p>588</text:p>
          </table:table-cell>
          <table:table-cell table:style-name="ce37"/>
          <table:table-cell table:number-columns-repeated="1020"/>
        </table:table-row>
        <table:table-row table:style-name="ro3">
          <table:table-cell table:style-name="ce8" office:value-type="string">
            <text:p>David Thomas Taylor</text:p>
          </table:table-cell>
          <table:table-cell table:style-name="ce20" office:value-type="string">
            <text:p>UKIP</text:p>
          </table:table-cell>
          <table:table-cell table:style-name="ce28" office:value-type="float" office:value="539">
            <text:p>539</text:p>
          </table:table-cell>
          <table:table-cell table:style-name="ce37" office:value-type="percentage" office:value="0.1941">
            <text:p>19.4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Percival William Robert Sandall</text:p>
          </table:table-cell>
          <table:table-cell table:style-name="ce20" office:value-type="string">
            <text:p>SGI</text:p>
          </table:table-cell>
          <table:table-cell table:style-name="ce28" office:value-type="float" office:value="525">
            <text:p>525</text:p>
          </table:table-cell>
          <table:table-cell table:style-name="ce37" office:value-type="percentage" office:value="0.1891">
            <text:p>18.9%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John James Godber</text:p>
          </table:table-cell>
          <table:table-cell table:style-name="ce21" office:value-type="string">
            <text:p>Lab</text:p>
          </table:table-cell>
          <table:table-cell table:style-name="ce28" office:value-type="float" office:value="441">
            <text:p>441</text:p>
          </table:table-cell>
          <table:table-cell table:style-name="ce37" office:value-type="percentage" office:value="0.1588">
            <text:p>15.9%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Vivien Francis Turner Pointon</text:p>
          </table:table-cell>
          <table:table-cell table:style-name="ce21" office:value-type="string">
            <text:p>Lab</text:p>
          </table:table-cell>
          <table:table-cell table:style-name="ce28" office:value-type="float" office:value="441">
            <text:p>441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Gloria Johnson</text:p>
          </table:table-cell>
          <table:table-cell office:value-type="string">
            <text:p>SGI</text:p>
          </table:table-cell>
          <table:table-cell office:value-type="float" office:value="403">
            <text:p>403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Michael David Carr</text:p>
          </table:table-cell>
          <table:table-cell office:value-type="string">
            <text:p>Green</text:p>
          </table:table-cell>
          <table:table-cell office:value-type="float" office:value="346">
            <text:p>346</text:p>
          </table:table-cell>
          <table:table-cell office:value-type="percentage" office:value="0.1246">
            <text:p>12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amford St John'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rl Charles Bryant</text:p>
          </table:table-cell>
          <table:table-cell office:value-type="string">
            <text:p>Con</text:p>
          </table:table-cell>
          <table:table-cell office:value-type="float" office:value="1385">
            <text:p>1,385</text:p>
          </table:table-cell>
          <table:table-cell office:value-type="percentage" office:value="0.4903">
            <text:p>49.0%</text:p>
          </table:table-cell>
          <table:table-cell table:number-columns-repeated="1020"/>
        </table:table-row>
        <table:table-row table:style-name="ro2">
          <table:table-cell office:value-type="string">
            <text:p>Damian Peter Charles Evans</text:p>
          </table:table-cell>
          <table:table-cell office:value-type="string">
            <text:p>Con</text:p>
          </table:table-cell>
          <table:table-cell office:value-type="float" office:value="1273">
            <text:p>1,273</text:p>
          </table:table-cell>
          <table:table-cell table:number-columns-repeated="1021"/>
        </table:table-row>
        <table:table-row table:style-name="ro2">
          <table:table-cell office:value-type="string">
            <text:p>Clement Leonard Walden</text:p>
          </table:table-cell>
          <table:table-cell office:value-type="string">
            <text:p>SGI</text:p>
          </table:table-cell>
          <table:table-cell office:value-type="float" office:value="820">
            <text:p>820</text:p>
          </table:table-cell>
          <table:table-cell office:value-type="percentage" office:value="0.2903">
            <text:p>29.0%</text:p>
          </table:table-cell>
          <table:table-cell table:number-columns-repeated="1020"/>
        </table:table-row>
        <table:table-row table:style-name="ro2">
          <table:table-cell office:value-type="string">
            <text:p>Anthony John Story</text:p>
          </table:table-cell>
          <table:table-cell office:value-type="string">
            <text:p>SGI</text:p>
          </table:table-cell>
          <table:table-cell office:value-type="float" office:value="784">
            <text:p>784</text:p>
          </table:table-cell>
          <table:table-cell table:number-columns-repeated="1021"/>
        </table:table-row>
        <table:table-row table:style-name="ro2">
          <table:table-cell office:value-type="string">
            <text:p>Allen George Hewett</text:p>
          </table:table-cell>
          <table:table-cell office:value-type="string">
            <text:p>UKIP</text:p>
          </table:table-cell>
          <table:table-cell office:value-type="float" office:value="620">
            <text:p>620</text:p>
          </table:table-cell>
          <table:table-cell office:value-type="percentage" office:value="0.2195">
            <text:p>22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amford St Mary'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tthew Edward Lee</text:p>
          </table:table-cell>
          <table:table-cell office:value-type="string">
            <text:p>Con</text:p>
          </table:table-cell>
          <table:table-cell office:value-type="float" office:value="967">
            <text:p>967</text:p>
          </table:table-cell>
          <table:table-cell office:value-type="percentage" office:value="0.3806">
            <text:p>38.1%</text:p>
          </table:table-cell>
          <table:table-cell table:number-columns-repeated="1020"/>
        </table:table-row>
        <table:table-row table:style-name="ro2">
          <table:table-cell office:value-type="string">
            <text:p>Brian Charles Sunmer</text:p>
          </table:table-cell>
          <table:table-cell office:value-type="string">
            <text:p>Con</text:p>
          </table:table-cell>
          <table:table-cell office:value-type="float" office:value="890">
            <text:p>890</text:p>
          </table:table-cell>
          <table:table-cell table:number-columns-repeated="1021"/>
        </table:table-row>
        <table:table-row table:style-name="ro2">
          <table:table-cell office:value-type="string">
            <text:p>Doarkanathsing Harrish Bisnauthsing</text:p>
          </table:table-cell>
          <table:table-cell office:value-type="string">
            <text:p>LDM</text:p>
          </table:table-cell>
          <table:table-cell office:value-type="float" office:value="641">
            <text:p>641</text:p>
          </table:table-cell>
          <table:table-cell office:value-type="percentage" office:value="0.2523">
            <text:p>25.2%</text:p>
          </table:table-cell>
          <table:table-cell table:number-columns-repeated="1020"/>
        </table:table-row>
        <table:table-row table:style-name="ro2">
          <table:table-cell office:value-type="string">
            <text:p>John Dawson</text:p>
          </table:table-cell>
          <table:table-cell office:value-type="string">
            <text:p>SGI</text:p>
          </table:table-cell>
          <table:table-cell office:value-type="float" office:value="623">
            <text:p>623</text:p>
          </table:table-cell>
          <table:table-cell office:value-type="percentage" office:value="0.2452">
            <text:p>24.5%</text:p>
          </table:table-cell>
          <table:table-cell table:number-columns-repeated="1020"/>
        </table:table-row>
        <table:table-row table:style-name="ro2">
          <table:table-cell office:value-type="string">
            <text:p>David John Taylor</text:p>
          </table:table-cell>
          <table:table-cell office:value-type="string">
            <text:p>SGI</text:p>
          </table:table-cell>
          <table:table-cell office:value-type="float" office:value="455">
            <text:p>455</text:p>
          </table:table-cell>
          <table:table-cell table:number-columns-repeated="1021"/>
        </table:table-row>
        <table:table-row table:style-name="ro2">
          <table:table-cell office:value-type="string">
            <text:p>Pamela Joan Bisnauthsing</text:p>
          </table:table-cell>
          <table:table-cell office:value-type="string">
            <text:p>LDM</text:p>
          </table:table-cell>
          <table:table-cell office:value-type="float" office:value="349">
            <text:p>349</text:p>
          </table:table-cell>
          <table:table-cell table:number-columns-repeated="1021"/>
        </table:table-row>
        <table:table-row table:style-name="ro2">
          <table:table-cell office:value-type="string">
            <text:p>Anushree Campbell</text:p>
          </table:table-cell>
          <table:table-cell office:value-type="string">
            <text:p>Green</text:p>
          </table:table-cell>
          <table:table-cell office:value-type="float" office:value="310">
            <text:p>310</text:p>
          </table:table-cell>
          <table:table-cell office:value-type="percentage" office:value="0.122">
            <text:p>12.2%</text:p>
          </table:table-cell>
          <table:table-cell table:number-columns-repeated="1020"/>
        </table:table-row>
        <table:table-row table:style-name="ro2">
          <table:table-cell office:value-type="string">
            <text:p>David James Dorson</text:p>
          </table:table-cell>
          <table:table-cell office:value-type="string">
            <text:p>Green</text:p>
          </table:table-cell>
          <table:table-cell office:value-type="float" office:value="282">
            <text:p>28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ll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John King</text:p>
          </table:table-cell>
          <table:table-cell office:value-type="string">
            <text:p>Con</text:p>
          </table:table-cell>
          <table:table-cell office:value-type="float" office:value="943">
            <text:p>943</text:p>
          </table:table-cell>
          <table:table-cell office:value-type="percentage" office:value="0.6779">
            <text:p>67.8%</text:p>
          </table:table-cell>
          <table:table-cell table:number-columns-repeated="1020"/>
        </table:table-row>
        <table:table-row table:style-name="ro2">
          <table:table-cell office:value-type="string">
            <text:p>Brian Withnall</text:p>
          </table:table-cell>
          <table:table-cell office:value-type="string">
            <text:p>LDM</text:p>
          </table:table-cell>
          <table:table-cell office:value-type="float" office:value="448">
            <text:p>448</text:p>
          </table:table-cell>
          <table:table-cell office:value-type="percentage" office:value="0.3221">
            <text:p>32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Viking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Wood</text:p>
          </table:table-cell>
          <table:table-cell office:value-type="string">
            <text:p>Ind</text:p>
          </table:table-cell>
          <table:table-cell office:value-type="float" office:value="1617">
            <text:p>1,617</text:p>
          </table:table-cell>
          <table:table-cell office:value-type="percentage" office:value="0.5483">
            <text:p>54.8%</text:p>
          </table:table-cell>
          <table:table-cell table:number-columns-repeated="1020"/>
        </table:table-row>
        <table:table-row table:style-name="ro2">
          <table:table-cell office:value-type="string">
            <text:p>Sarah Jayne Wilks</text:p>
          </table:table-cell>
          <table:table-cell office:value-type="string">
            <text:p>Con</text:p>
          </table:table-cell>
          <table:table-cell office:value-type="float" office:value="1332">
            <text:p>1,332</text:p>
          </table:table-cell>
          <table:table-cell office:value-type="percentage" office:value="0.4517">
            <text:p>45.2%</text:p>
          </table:table-cell>
          <table:table-cell table:number-columns-repeated="1020"/>
        </table:table-row>
        <table:table-row table:style-name="ro2">
          <table:table-cell office:value-type="string">
            <text:p>Kathryn Louise Wilks</text:p>
          </table:table-cell>
          <table:table-cell office:value-type="string">
            <text:p>Con</text:p>
          </table:table-cell>
          <table:table-cell office:value-type="float" office:value="1295">
            <text:p>1,295</text:p>
          </table:table-cell>
          <table:table-cell table:number-columns-repeated="1021"/>
        </table:table-row>
        <table:table-row table:style-name="ro2">
          <table:table-cell office:value-type="string">
            <text:p>Laura Jane King</text:p>
          </table:table-cell>
          <table:table-cell office:value-type="string">
            <text:p>Ind</text:p>
          </table:table-cell>
          <table:table-cell office:value-type="float" office:value="1231">
            <text:p>1,23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1" office:value-type="string">
            <text:p>South Holland</text:p>
          </table:table-cell>
          <table:table-cell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2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6"/>
          <table:table-cell table:style-name="ce23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7"/>
          <table:table-cell table:style-name="ce24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40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6"/>
          <table:table-cell table:style-name="ce25" office:value-type="float" office:value="22490">
            <text:p>22,490</text:p>
          </table:table-cell>
          <table:table-cell table:style-name="ce35" office:value-type="percentage" office:value="0.4853">
            <text:p>48.5%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6"/>
          <table:table-cell table:style-name="ce25" office:value-type="float" office:value="12588">
            <text:p>12,588</text:p>
          </table:table-cell>
          <table:table-cell table:style-name="ce35" office:value-type="percentage" office:value="0.2716">
            <text:p>27.2%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6"/>
          <table:table-cell table:style-name="ce26" office:value-type="float" office:value="9632">
            <text:p>9,632</text:p>
          </table:table-cell>
          <table:table-cell table:style-name="ce35" office:value-type="percentage" office:value="0.2078">
            <text:p>20.8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6"/>
          <table:table-cell table:style-name="ce26" office:value-type="float" office:value="608">
            <text:p>608</text:p>
          </table:table-cell>
          <table:table-cell table:style-name="ce35" office:value-type="percentage" office:value="0.0131">
            <text:p>1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6"/>
          <table:table-cell table:style-name="ce25" office:value-type="float" office:value="538">
            <text:p>538</text:p>
          </table:table-cell>
          <table:table-cell table:style-name="ce35" office:value-type="percentage" office:value="0.0116">
            <text:p>1.2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6"/>
          <table:table-cell table:style-name="ce25" office:value-type="float" office:value="486">
            <text:p>486</text:p>
          </table:table-cell>
          <table:table-cell table:style-name="ce35" office:value-type="percentage" office:value="0.0105">
            <text:p>1.1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rowland and Deeping St Nichola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Robert Astill</text:p>
          </table:table-cell>
          <table:table-cell office:value-type="string">
            <text:p>Con</text:p>
          </table:table-cell>
          <table:table-cell office:value-type="float" office:value="1396">
            <text:p>1,396</text:p>
          </table:table-cell>
          <table:table-cell office:value-type="percentage" office:value="0.3675">
            <text:p>36.8%</text:p>
          </table:table-cell>
          <table:table-cell table:number-columns-repeated="1020"/>
        </table:table-row>
        <table:table-row table:style-name="ro2">
          <table:table-cell office:value-type="string">
            <text:p>Angela Harrison</text:p>
          </table:table-cell>
          <table:table-cell office:value-type="string">
            <text:p>Con</text:p>
          </table:table-cell>
          <table:table-cell office:value-type="float" office:value="1201">
            <text:p>1,201</text:p>
          </table:table-cell>
          <table:table-cell table:number-columns-repeated="1021"/>
        </table:table-row>
        <table:table-row table:style-name="ro2">
          <table:table-cell office:value-type="string">
            <text:p>Bryan Alcock</text:p>
          </table:table-cell>
          <table:table-cell office:value-type="string">
            <text:p>Ind</text:p>
          </table:table-cell>
          <table:table-cell office:value-type="float" office:value="1017">
            <text:p>1,017</text:p>
          </table:table-cell>
          <table:table-cell office:value-type="percentage" office:value="0.2677">
            <text:p>26.8%</text:p>
          </table:table-cell>
          <table:table-cell table:number-columns-repeated="1020"/>
        </table:table-row>
        <table:table-row table:style-name="ro2">
          <table:table-cell office:value-type="string">
            <text:p>Jennifer Anne Head</text:p>
          </table:table-cell>
          <table:table-cell office:value-type="string">
            <text:p>Con</text:p>
          </table:table-cell>
          <table:table-cell office:value-type="float" office:value="968">
            <text:p>968</text:p>
          </table:table-cell>
          <table:table-cell table:number-columns-repeated="1021"/>
        </table:table-row>
        <table:table-row table:style-name="ro2">
          <table:table-cell office:value-type="string">
            <text:p>Peter Frederick Bird</text:p>
          </table:table-cell>
          <table:table-cell office:value-type="string">
            <text:p>UKIP</text:p>
          </table:table-cell>
          <table:table-cell office:value-type="float" office:value="903">
            <text:p>903</text:p>
          </table:table-cell>
          <table:table-cell office:value-type="percentage" office:value="0.2377">
            <text:p>23.8%</text:p>
          </table:table-cell>
          <table:table-cell table:number-columns-repeated="1020"/>
        </table:table-row>
        <table:table-row table:style-name="ro2">
          <table:table-cell office:value-type="string">
            <text:p>Paul William Barrett</text:p>
          </table:table-cell>
          <table:table-cell office:value-type="string">
            <text:p>Ind</text:p>
          </table:table-cell>
          <table:table-cell office:value-type="float" office:value="635">
            <text:p>635</text:p>
          </table:table-cell>
          <table:table-cell table:number-columns-repeated="1021"/>
        </table:table-row>
        <table:table-row table:style-name="ro2">
          <table:table-cell office:value-type="string">
            <text:p>Brian Keith Sumner</text:p>
          </table:table-cell>
          <table:table-cell office:value-type="string">
            <text:p>Green</text:p>
          </table:table-cell>
          <table:table-cell office:value-type="float" office:value="483">
            <text:p>483</text:p>
          </table:table-cell>
          <table:table-cell office:value-type="percentage" office:value="0.1271">
            <text:p>12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onington, Quadring and Gosber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ert Edwin Clark</text:p>
          </table:table-cell>
          <table:table-cell office:value-type="string">
            <text:p>Con</text:p>
          </table:table-cell>
          <table:table-cell office:value-type="float" office:value="2268">
            <text:p>2,268</text:p>
          </table:table-cell>
          <table:table-cell office:value-type="percentage" office:value="0.5749">
            <text:p>57.5%</text:p>
          </table:table-cell>
          <table:table-cell table:number-columns-repeated="1020"/>
        </table:table-row>
        <table:table-row table:style-name="ro2">
          <table:table-cell office:value-type="string">
            <text:p>Jane Lesley King</text:p>
          </table:table-cell>
          <table:table-cell office:value-type="string">
            <text:p>Ind</text:p>
          </table:table-cell>
          <table:table-cell office:value-type="float" office:value="1677">
            <text:p>1,677</text:p>
          </table:table-cell>
          <table:table-cell office:value-type="percentage" office:value="0.4251">
            <text:p>42.5%</text:p>
          </table:table-cell>
          <table:table-cell table:number-columns-repeated="1020"/>
        </table:table-row>
        <table:table-row table:style-name="ro2">
          <table:table-cell office:value-type="string">
            <text:p>Colin Neville Johnson</text:p>
          </table:table-cell>
          <table:table-cell office:value-type="string">
            <text:p>Con</text:p>
          </table:table-cell>
          <table:table-cell office:value-type="float" office:value="1657">
            <text:p>1,657</text:p>
          </table:table-cell>
          <table:table-cell table:number-columns-repeated="1021"/>
        </table:table-row>
        <table:table-row table:style-name="ro2">
          <table:table-cell office:value-type="string">
            <text:p>Roger Neal</text:p>
          </table:table-cell>
          <table:table-cell office:value-type="string">
            <text:p>Con</text:p>
          </table:table-cell>
          <table:table-cell office:value-type="float" office:value="1043">
            <text:p>1,04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Fle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Ephraim Coupland</text:p>
          </table:table-cell>
          <table:table-cell office:value-type="string">
            <text:p>Con</text:p>
          </table:table-cell>
          <table:table-cell office:value-type="float" office:value="720">
            <text:p>720</text:p>
          </table:table-cell>
          <table:table-cell office:value-type="percentage" office:value="0.6202">
            <text:p>62.0%</text:p>
          </table:table-cell>
          <table:table-cell table:number-columns-repeated="1020"/>
        </table:table-row>
        <table:table-row table:style-name="ro2">
          <table:table-cell office:value-type="string">
            <text:p>Paul Chapman</text:p>
          </table:table-cell>
          <table:table-cell office:value-type="string">
            <text:p>Ind</text:p>
          </table:table-cell>
          <table:table-cell office:value-type="float" office:value="371">
            <text:p>371</text:p>
          </table:table-cell>
          <table:table-cell office:value-type="percentage" office:value="0.3196">
            <text:p>32.0%</text:p>
          </table:table-cell>
          <table:table-cell table:number-columns-repeated="1020"/>
        </table:table-row>
        <table:table-row table:style-name="ro2">
          <table:table-cell office:value-type="string">
            <text:p>Anne Elizabeth Ramkaran</text:p>
          </table:table-cell>
          <table:table-cell office:value-type="string">
            <text:p>LDM</text:p>
          </table:table-cell>
          <table:table-cell office:value-type="float" office:value="70">
            <text:p>70</text:p>
          </table:table-cell>
          <table:table-cell office:value-type="percentage" office:value="0.0603">
            <text:p>6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edney [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anne Louise Reynolds</text:p>
          </table:table-cell>
          <table:table-cell office:value-type="string">
            <text:p>Con</text:p>
          </table:table-cell>
          <table:table-cell office:value-type="float" office:value="588">
            <text:p>588</text:p>
          </table:table-cell>
          <table:table-cell office:value-type="percentage" office:value="0.4746">
            <text:p>47.5%</text:p>
          </table:table-cell>
          <table:table-cell table:number-columns-repeated="1020"/>
        </table:table-row>
        <table:table-row table:style-name="ro2">
          <table:table-cell office:value-type="string">
            <text:p>Andrew Charles John Parks</text:p>
          </table:table-cell>
          <table:table-cell office:value-type="string">
            <text:p>UKIP</text:p>
          </table:table-cell>
          <table:table-cell office:value-type="float" office:value="406">
            <text:p>406</text:p>
          </table:table-cell>
          <table:table-cell office:value-type="percentage" office:value="0.3277">
            <text:p>32.8%</text:p>
          </table:table-cell>
          <table:table-cell table:number-columns-repeated="1020"/>
        </table:table-row>
        <table:table-row table:style-name="ro2">
          <table:table-cell office:value-type="string">
            <text:p>Sarah Wilkinson</text:p>
          </table:table-cell>
          <table:table-cell office:value-type="string">
            <text:p>Ind</text:p>
          </table:table-cell>
          <table:table-cell office:value-type="float" office:value="245">
            <text:p>245</text:p>
          </table:table-cell>
          <table:table-cell office:value-type="percentage" office:value="0.1977">
            <text:p>19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olbeach Hur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arles Nicholas Worth</text:p>
          </table:table-cell>
          <table:table-cell office:value-type="string">
            <text:p>Con</text:p>
          </table:table-cell>
          <table:table-cell office:value-type="float" office:value="719">
            <text:p>719</text:p>
          </table:table-cell>
          <table:table-cell office:value-type="percentage" office:value="0.6894">
            <text:p>68.9%</text:p>
          </table:table-cell>
          <table:table-cell table:number-columns-repeated="1020"/>
        </table:table-row>
        <table:table-row table:style-name="ro2">
          <table:table-cell office:value-type="string">
            <text:p>Richard Crowley</text:p>
          </table:table-cell>
          <table:table-cell office:value-type="string">
            <text:p>Ind</text:p>
          </table:table-cell>
          <table:table-cell office:value-type="float" office:value="324">
            <text:p>324</text:p>
          </table:table-cell>
          <table:table-cell office:value-type="percentage" office:value="0.3106">
            <text:p>31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olbeach Town (3 Seats) [UKIP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ancis Biggadike</text:p>
          </table:table-cell>
          <table:table-cell office:value-type="string">
            <text:p>Con</text:p>
          </table:table-cell>
          <table:table-cell office:value-type="float" office:value="1902">
            <text:p>1,902</text:p>
          </table:table-cell>
          <table:table-cell office:value-type="percentage" office:value="0.4628">
            <text:p>46.3%</text:p>
          </table:table-cell>
          <table:table-cell table:number-columns-repeated="1020"/>
        </table:table-row>
        <table:table-row table:style-name="ro2">
          <table:table-cell office:value-type="string">
            <text:p>Tracey Ann Carter</text:p>
          </table:table-cell>
          <table:table-cell office:value-type="string">
            <text:p>Con</text:p>
          </table:table-cell>
          <table:table-cell office:value-type="float" office:value="1304">
            <text:p>1,304</text:p>
          </table:table-cell>
          <table:table-cell table:number-columns-repeated="1021"/>
        </table:table-row>
        <table:table-row table:style-name="ro2">
          <table:table-cell office:value-type="string">
            <text:p>Paul Cayton Foyster</text:p>
          </table:table-cell>
          <table:table-cell office:value-type="string">
            <text:p>UKIP</text:p>
          </table:table-cell>
          <table:table-cell office:value-type="float" office:value="1290">
            <text:p>1,290</text:p>
          </table:table-cell>
          <table:table-cell office:value-type="percentage" office:value="0.3139">
            <text:p>31.4%</text:p>
          </table:table-cell>
          <table:table-cell table:number-columns-repeated="1020"/>
        </table:table-row>
        <table:table-row table:style-name="ro2">
          <table:table-cell office:value-type="string">
            <text:p>Rita Mary Rudkin</text:p>
          </table:table-cell>
          <table:table-cell office:value-type="string">
            <text:p>Con</text:p>
          </table:table-cell>
          <table:table-cell office:value-type="float" office:value="1215">
            <text:p>1,215</text:p>
          </table:table-cell>
          <table:table-cell table:number-columns-repeated="1021"/>
        </table:table-row>
        <table:table-row table:style-name="ro2">
          <table:table-cell office:value-type="string">
            <text:p>Martin Howard</text:p>
          </table:table-cell>
          <table:table-cell office:value-type="string">
            <text:p>Ind</text:p>
          </table:table-cell>
          <table:table-cell office:value-type="float" office:value="918">
            <text:p>918</text:p>
          </table:table-cell>
          <table:table-cell office:value-type="percentage" office:value="0.2234">
            <text:p>22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ong Sutton [2 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ck Tyrrell</text:p>
          </table:table-cell>
          <table:table-cell office:value-type="string">
            <text:p>Con</text:p>
          </table:table-cell>
          <table:table-cell office:value-type="float" office:value="2076">
            <text:p>2,076</text:p>
          </table:table-cell>
          <table:table-cell office:value-type="percentage" office:value="0.5617">
            <text:p>56.2%</text:p>
          </table:table-cell>
          <table:table-cell table:number-columns-repeated="1020"/>
        </table:table-row>
        <table:table-row table:style-name="ro2">
          <table:table-cell office:value-type="string">
            <text:p>Laura Jean Eldridge</text:p>
          </table:table-cell>
          <table:table-cell office:value-type="string">
            <text:p>Con</text:p>
          </table:table-cell>
          <table:table-cell office:value-type="float" office:value="1922">
            <text:p>1,922</text:p>
          </table:table-cell>
          <table:table-cell table:number-columns-repeated="1021"/>
        </table:table-row>
        <table:table-row table:style-name="ro2">
          <table:table-cell office:value-type="string">
            <text:p>Andrew Charles Tennant</text:p>
          </table:table-cell>
          <table:table-cell office:value-type="string">
            <text:p>Ind</text:p>
          </table:table-cell>
          <table:table-cell office:value-type="float" office:value="1620">
            <text:p>1,620</text:p>
          </table:table-cell>
          <table:table-cell office:value-type="percentage" office:value="0.4383">
            <text:p>43.8%</text:p>
          </table:table-cell>
          <table:table-cell table:number-columns-repeated="1020"/>
        </table:table-row>
        <table:table-row table:style-name="ro2">
          <table:table-cell office:value-type="string">
            <text:p>David John Wilkinson</text:p>
          </table:table-cell>
          <table:table-cell office:value-type="string">
            <text:p>Ind</text:p>
          </table:table-cell>
          <table:table-cell office:value-type="float" office:value="1567">
            <text:p>1,567</text:p>
          </table:table-cell>
          <table:table-cell table:number-columns-repeated="1021"/>
        </table:table-row>
        <table:table-row table:style-name="ro2">
          <table:table-cell office:value-type="string">
            <text:p>Jeanne Narena Sibley</text:p>
          </table:table-cell>
          <table:table-cell office:value-type="string">
            <text:p>Ind</text:p>
          </table:table-cell>
          <table:table-cell office:value-type="float" office:value="1039">
            <text:p>1,03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oulton, Weston and Cowbi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thony Casson</text:p>
          </table:table-cell>
          <table:table-cell office:value-type="string">
            <text:p>Con</text:p>
          </table:table-cell>
          <table:table-cell office:value-type="float" office:value="1953">
            <text:p>1,953</text:p>
          </table:table-cell>
          <table:table-cell office:value-type="percentage" office:value="0.3944">
            <text:p>39.4%</text:p>
          </table:table-cell>
          <table:table-cell table:number-columns-repeated="1020"/>
        </table:table-row>
        <table:table-row table:style-name="ro2">
          <table:table-cell office:value-type="string">
            <text:p>Andrew Robert Woolf</text:p>
          </table:table-cell>
          <table:table-cell office:value-type="string">
            <text:p>Con</text:p>
          </table:table-cell>
          <table:table-cell office:value-type="float" office:value="1650">
            <text:p>1,650</text:p>
          </table:table-cell>
          <table:table-cell table:number-columns-repeated="1021"/>
        </table:table-row>
        <table:table-row table:style-name="ro2">
          <table:table-cell office:value-type="string">
            <text:p>Rodney Grocock</text:p>
          </table:table-cell>
          <table:table-cell office:value-type="string">
            <text:p>Con</text:p>
          </table:table-cell>
          <table:table-cell office:value-type="float" office:value="1326">
            <text:p>1,326</text:p>
          </table:table-cell>
          <table:table-cell table:number-columns-repeated="1021"/>
        </table:table-row>
        <table:table-row table:style-name="ro4">
          <table:table-cell office:value-type="string">
            <text:p>Emily Martha Mary Bates</text:p>
          </table:table-cell>
          <table:table-cell office:value-type="string">
            <text:p>UKIP</text:p>
          </table:table-cell>
          <table:table-cell office:value-type="float" office:value="1198">
            <text:p>1,198</text:p>
          </table:table-cell>
          <table:table-cell table:style-name="ce37" office:value-type="percentage" office:value="0.2419">
            <text:p>24.2%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7" office:value-type="string">
            <text:p>James Alan Scarsbrook</text:p>
          </table:table-cell>
          <table:table-cell table:style-name="ce19" office:value-type="string">
            <text:p>Ind</text:p>
          </table:table-cell>
          <table:table-cell table:style-name="ce28" office:value-type="float" office:value="847">
            <text:p>847</text:p>
          </table:table-cell>
          <table:table-cell table:style-name="ce37" office:value-type="percentage" office:value="0.171">
            <text:p>17.1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Wojciech Stanislaw Kowalewski</text:p>
          </table:table-cell>
          <table:table-cell table:style-name="ce20" office:value-type="string">
            <text:p>Lab</text:p>
          </table:table-cell>
          <table:table-cell table:style-name="ce28" office:value-type="float" office:value="486">
            <text:p>486</text:p>
          </table:table-cell>
          <table:table-cell table:style-name="ce37" office:value-type="percentage" office:value="0.0981">
            <text:p>9.8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Mary Helen Lane</text:p>
          </table:table-cell>
          <table:table-cell table:style-name="ce20" office:value-type="string">
            <text:p>LDM</text:p>
          </table:table-cell>
          <table:table-cell table:style-name="ce28" office:value-type="float" office:value="468">
            <text:p>468</text:p>
          </table:table-cell>
          <table:table-cell table:style-name="ce37" office:value-type="percentage" office:value="0.0945">
            <text:p>9.5%</text:p>
          </table:table-cell>
          <table:table-cell table:number-columns-repeated="1020"/>
        </table:table-row>
        <table:table-row table:style-name="ro5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Pinchbeck and Surfleet (3 Seats)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Elizabeth Jane Sneath</text:p>
          </table:table-cell>
          <table:table-cell table:style-name="ce20" office:value-type="string">
            <text:p>Con</text:p>
          </table:table-cell>
          <table:table-cell table:style-name="ce28" office:value-type="float" office:value="2074">
            <text:p>2,074</text:p>
          </table:table-cell>
          <table:table-cell table:style-name="ce37" office:value-type="percentage" office:value="0.5432">
            <text:p>54.3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James Edward Avery</text:p>
          </table:table-cell>
          <table:table-cell table:style-name="ce20" office:value-type="string">
            <text:p>Con</text:p>
          </table:table-cell>
          <table:table-cell table:style-name="ce28" office:value-type="float" office:value="1952">
            <text:p>1,952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Sally-Ann Slade</text:p>
          </table:table-cell>
          <table:table-cell office:value-type="string">
            <text:p>Con</text:p>
          </table:table-cell>
          <table:table-cell office:value-type="float" office:value="1908">
            <text:p>1,908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Geoffrey Alan Garner</text:p>
          </table:table-cell>
          <table:table-cell office:value-type="string">
            <text:p>UKIP</text:p>
          </table:table-cell>
          <table:table-cell office:value-type="float" office:value="1161">
            <text:p>1,161</text:p>
          </table:table-cell>
          <table:table-cell office:value-type="percentage" office:value="0.3041">
            <text:p>30.4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David John Turp</text:p>
          </table:table-cell>
          <table:table-cell office:value-type="string">
            <text:p>Ind</text:p>
          </table:table-cell>
          <table:table-cell office:value-type="float" office:value="583">
            <text:p>583</text:p>
          </table:table-cell>
          <table:table-cell office:value-type="percentage" office:value="0.1527">
            <text:p>15.3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Douglas William Dickens</text:p>
          </table:table-cell>
          <table:table-cell office:value-type="string">
            <text:p>Ind</text:p>
          </table:table-cell>
          <table:table-cell office:value-type="float" office:value="378">
            <text:p>378</text:p>
          </table:table-cell>
          <table:table-cell table:number-columns-repeated="1021"/>
        </table:table-row>
        <table:table-row table:style-name="ro2">
          <table:table-cell table:style-name="ce9"/>
          <table:table-cell table:number-columns-repeated="1023"/>
        </table:table-row>
        <table:table-row table:style-name="ro4">
          <table:table-cell table:style-name="ce10" office:value-type="string">
            <text:p>Spalding Castle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4">
          <table:table-cell table:style-name="ce8" office:value-type="string">
            <text:p>Gary John Taylor</text:p>
          </table:table-cell>
          <table:table-cell office:value-type="string">
            <text:p>Con</text:p>
          </table:table-cell>
          <table:table-cell office:value-type="float" office:value="681">
            <text:p>681</text:p>
          </table:table-cell>
          <table:table-cell office:value-type="percentage" office:value="0.658">
            <text:p>65.8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Mark Edward le Sage</text:p>
          </table:table-cell>
          <table:table-cell office:value-type="string">
            <text:p>Ind</text:p>
          </table:table-cell>
          <table:table-cell office:value-type="float" office:value="229">
            <text:p>229</text:p>
          </table:table-cell>
          <table:table-cell office:value-type="percentage" office:value="0.2213">
            <text:p>22.1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Martin Christopher Blake</text:p>
          </table:table-cell>
          <table:table-cell office:value-type="string">
            <text:p>Green</text:p>
          </table:table-cell>
          <table:table-cell office:value-type="float" office:value="125">
            <text:p>125</text:p>
          </table:table-cell>
          <table:table-cell office:value-type="percentage" office:value="0.1208">
            <text:p>12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alding Monks Hous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gela Mary Newton</text:p>
          </table:table-cell>
          <table:table-cell office:value-type="string">
            <text:p>Ind</text:p>
          </table:table-cell>
          <table:table-cell office:value-type="float" office:value="1398">
            <text:p>1,398</text:p>
          </table:table-cell>
          <table:table-cell office:value-type="percentage" office:value="0.4313">
            <text:p>43.1%</text:p>
          </table:table-cell>
          <table:table-cell table:number-columns-repeated="1020"/>
        </table:table-row>
        <table:table-row table:style-name="ro2">
          <table:table-cell office:value-type="string">
            <text:p>George Richard Aley</text:p>
          </table:table-cell>
          <table:table-cell office:value-type="string">
            <text:p>Con</text:p>
          </table:table-cell>
          <table:table-cell office:value-type="float" office:value="1026">
            <text:p>1,026</text:p>
          </table:table-cell>
          <table:table-cell office:value-type="percentage" office:value="0.3166">
            <text:p>31.7%</text:p>
          </table:table-cell>
          <table:table-cell table:number-columns-repeated="1020"/>
        </table:table-row>
        <table:table-row table:style-name="ro2">
          <table:table-cell office:value-type="string">
            <text:p>David Maltby</text:p>
          </table:table-cell>
          <table:table-cell office:value-type="string">
            <text:p>UKIP</text:p>
          </table:table-cell>
          <table:table-cell office:value-type="float" office:value="817">
            <text:p>817</text:p>
          </table:table-cell>
          <table:table-cell office:value-type="percentage" office:value="0.2521">
            <text:p>25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alding St John's (2 Seats) [1 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ck Daniel Mclean</text:p>
          </table:table-cell>
          <table:table-cell office:value-type="string">
            <text:p>Con</text:p>
          </table:table-cell>
          <table:table-cell office:value-type="float" office:value="1017">
            <text:p>1,017</text:p>
          </table:table-cell>
          <table:table-cell office:value-type="percentage" office:value="0.3956">
            <text:p>39.6%</text:p>
          </table:table-cell>
          <table:table-cell table:number-columns-repeated="1020"/>
        </table:table-row>
        <table:table-row table:style-name="ro2">
          <table:table-cell office:value-type="string">
            <text:p>Graham Keith Dark</text:p>
          </table:table-cell>
          <table:table-cell office:value-type="string">
            <text:p>Ind</text:p>
          </table:table-cell>
          <table:table-cell office:value-type="float" office:value="821">
            <text:p>821</text:p>
          </table:table-cell>
          <table:table-cell office:value-type="percentage" office:value="0.3193">
            <text:p>31.9%</text:p>
          </table:table-cell>
          <table:table-cell table:number-columns-repeated="1020"/>
        </table:table-row>
        <table:table-row table:style-name="ro2">
          <table:table-cell office:value-type="string">
            <text:p>Robert Antony Gibson</text:p>
          </table:table-cell>
          <table:table-cell office:value-type="string">
            <text:p>UKIP</text:p>
          </table:table-cell>
          <table:table-cell office:value-type="float" office:value="733">
            <text:p>733</text:p>
          </table:table-cell>
          <table:table-cell office:value-type="percentage" office:value="0.2851">
            <text:p>28.5%</text:p>
          </table:table-cell>
          <table:table-cell table:number-columns-repeated="1020"/>
        </table:table-row>
        <table:table-row table:style-name="ro2">
          <table:table-cell office:value-type="string">
            <text:p>Roger Perkins</text:p>
          </table:table-cell>
          <table:table-cell office:value-type="string">
            <text:p>Ind</text:p>
          </table:table-cell>
          <table:table-cell office:value-type="float" office:value="421">
            <text:p>42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alding St Mary'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nry Thomas Drury</text:p>
          </table:table-cell>
          <table:table-cell office:value-type="string">
            <text:p>Con</text:p>
          </table:table-cell>
          <table:table-cell office:value-type="float" office:value="1178">
            <text:p>1,178</text:p>
          </table:table-cell>
          <table:table-cell office:value-type="percentage" office:value="0.4701">
            <text:p>47.0%</text:p>
          </table:table-cell>
          <table:table-cell table:number-columns-repeated="1020"/>
        </table:table-row>
        <table:table-row table:style-name="ro2">
          <table:table-cell office:value-type="string">
            <text:p>Gary Andrew Porter</text:p>
          </table:table-cell>
          <table:table-cell office:value-type="string">
            <text:p>Con</text:p>
          </table:table-cell>
          <table:table-cell office:value-type="float" office:value="1084">
            <text:p>1,084</text:p>
          </table:table-cell>
          <table:table-cell table:number-columns-repeated="1021"/>
        </table:table-row>
        <table:table-row table:style-name="ro2">
          <table:table-cell office:value-type="string">
            <text:p>Richard Geoffrey Fairman</text:p>
          </table:table-cell>
          <table:table-cell office:value-type="string">
            <text:p>UKIP</text:p>
          </table:table-cell>
          <table:table-cell office:value-type="float" office:value="805">
            <text:p>805</text:p>
          </table:table-cell>
          <table:table-cell table:style-name="ce39" office:value-type="percentage" office:value="0.3212">
            <text:p>32.1%</text:p>
          </table:table-cell>
          <table:table-cell table:number-columns-repeated="1020"/>
        </table:table-row>
        <table:table-row table:style-name="ro2">
          <table:table-cell office:value-type="string">
            <text:p>Robert Carl West</text:p>
          </table:table-cell>
          <table:table-cell office:value-type="string">
            <text:p>Ind</text:p>
          </table:table-cell>
          <table:table-cell office:value-type="float" office:value="523">
            <text:p>523</text:p>
          </table:table-cell>
          <table:table-cell office:value-type="percentage" office:value="0.2087">
            <text:p>20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alding St Paul's (2 Seats) [1 UKIP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Roy Ashby</text:p>
          </table:table-cell>
          <table:table-cell office:value-type="string">
            <text:p>Con</text:p>
          </table:table-cell>
          <table:table-cell office:value-type="float" office:value="889">
            <text:p>889</text:p>
          </table:table-cell>
          <table:table-cell office:value-type="percentage" office:value="0.5068">
            <text:p>50.7%</text:p>
          </table:table-cell>
          <table:table-cell table:number-columns-repeated="1020"/>
        </table:table-row>
        <table:table-row table:style-name="ro2">
          <table:table-cell office:value-type="string">
            <text:p>Peter Andrew Williams</text:p>
          </table:table-cell>
          <table:table-cell office:value-type="string">
            <text:p>UKIP</text:p>
          </table:table-cell>
          <table:table-cell office:value-type="float" office:value="865">
            <text:p>865</text:p>
          </table:table-cell>
          <table:table-cell office:value-type="percentage" office:value="0.4932">
            <text:p>49.3%</text:p>
          </table:table-cell>
          <table:table-cell table:number-columns-repeated="1020"/>
        </table:table-row>
        <table:table-row table:style-name="ro2">
          <table:table-cell office:value-type="string">
            <text:p>Glynis Pearl Scalese</text:p>
          </table:table-cell>
          <table:table-cell office:value-type="string">
            <text:p>Con</text:p>
          </table:table-cell>
          <table:table-cell office:value-type="float" office:value="767">
            <text:p>76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alding Wygat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ger Gambba-Jones</text:p>
          </table:table-cell>
          <table:table-cell office:value-type="string">
            <text:p>Con</text:p>
          </table:table-cell>
          <table:table-cell office:value-type="float" office:value="1355">
            <text:p>1,355</text:p>
          </table:table-cell>
          <table:table-cell office:value-type="percentage" office:value="0.6398">
            <text:p>64.0%</text:p>
          </table:table-cell>
          <table:table-cell table:number-columns-repeated="1020"/>
        </table:table-row>
        <table:table-row table:style-name="ro2">
          <table:table-cell office:value-type="string">
            <text:p>Christine Jane Lawton</text:p>
          </table:table-cell>
          <table:table-cell office:value-type="string">
            <text:p>Con</text:p>
          </table:table-cell>
          <table:table-cell office:value-type="float" office:value="1267">
            <text:p>1,267</text:p>
          </table:table-cell>
          <table:table-cell table:number-columns-repeated="1021"/>
        </table:table-row>
        <table:table-row table:style-name="ro2">
          <table:table-cell office:value-type="string">
            <text:p>Anthony Christopher Cronin</text:p>
          </table:table-cell>
          <table:table-cell office:value-type="string">
            <text:p>Ind</text:p>
          </table:table-cell>
          <table:table-cell office:value-type="float" office:value="763">
            <text:p>763</text:p>
          </table:table-cell>
          <table:table-cell office:value-type="percentage" office:value="0.3602">
            <text:p>36.0%</text:p>
          </table:table-cell>
          <table:table-cell table:number-columns-repeated="1020"/>
        </table:table-row>
        <table:table-row table:style-name="ro2">
          <table:table-cell office:value-type="string">
            <text:p>Gerladine Scholes</text:p>
          </table:table-cell>
          <table:table-cell office:value-type="string">
            <text:p>Ind</text:p>
          </table:table-cell>
          <table:table-cell office:value-type="float" office:value="626">
            <text:p>62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tton Bridge (2 Seats) [1 Ind gain from Lincs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topher James Thomas Harrison Brewis</text:p>
          </table:table-cell>
          <table:table-cell office:value-type="string">
            <text:p>Ind</text:p>
          </table:table-cell>
          <table:table-cell office:value-type="float" office:value="839">
            <text:p>839</text:p>
          </table:table-cell>
          <table:table-cell office:value-type="percentage" office:value="0.4503">
            <text:p>45.0%</text:p>
          </table:table-cell>
          <table:table-cell table:number-columns-repeated="1020"/>
        </table:table-row>
        <table:table-row table:style-name="ro2">
          <table:table-cell office:value-type="string">
            <text:p>Michael David Booth</text:p>
          </table:table-cell>
          <table:table-cell office:value-type="string">
            <text:p>Ind</text:p>
          </table:table-cell>
          <table:table-cell office:value-type="float" office:value="755">
            <text:p>755</text:p>
          </table:table-cell>
          <table:table-cell table:style-name="ce37"/>
          <table:table-cell table:style-name="ce41"/>
          <table:table-cell table:number-columns-repeated="1019"/>
        </table:table-row>
        <table:table-row table:style-name="ro4">
          <table:table-cell table:style-name="ce7" office:value-type="string">
            <text:p>Shirley Ann Giles</text:p>
          </table:table-cell>
          <table:table-cell table:style-name="ce19" office:value-type="string">
            <text:p>Con</text:p>
          </table:table-cell>
          <table:table-cell table:style-name="ce28" office:value-type="float" office:value="539">
            <text:p>539</text:p>
          </table:table-cell>
          <table:table-cell table:style-name="ce37" office:value-type="percentage" office:value="0.2893">
            <text:p>28.9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Victoria Hills</text:p>
          </table:table-cell>
          <table:table-cell table:style-name="ce20" office:value-type="string">
            <text:p>Con</text:p>
          </table:table-cell>
          <table:table-cell table:style-name="ce28" office:value-type="float" office:value="525">
            <text:p>525</text:p>
          </table:table-cell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John Philip Scarlett</text:p>
          </table:table-cell>
          <table:table-cell table:style-name="ce20" office:value-type="string">
            <text:p>UKIP</text:p>
          </table:table-cell>
          <table:table-cell table:style-name="ce28" office:value-type="float" office:value="485">
            <text:p>485</text:p>
          </table:table-cell>
          <table:table-cell table:style-name="ce37" office:value-type="percentage" office:value="0.2603">
            <text:p>26.0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10" office:value-type="string">
            <text:p>The Saints</text:p>
          </table:table-cell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4">
          <table:table-cell table:style-name="ce8" office:value-type="string">
            <text:p>Michael David Seymour</text:p>
          </table:table-cell>
          <table:table-cell table:style-name="ce20" office:value-type="string">
            <text:p>Con</text:p>
          </table:table-cell>
          <table:table-cell table:style-name="ce28" office:value-type="float" office:value="839">
            <text:p>839</text:p>
          </table:table-cell>
          <table:table-cell table:style-name="ce37" office:value-type="percentage" office:value="0.6701">
            <text:p>67.0%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Valerie Ann Gemmell</text:p>
          </table:table-cell>
          <table:table-cell table:style-name="ce20" office:value-type="string">
            <text:p>Ind</text:p>
          </table:table-cell>
          <table:table-cell table:style-name="ce28" office:value-type="float" office:value="413">
            <text:p>413</text:p>
          </table:table-cell>
          <table:table-cell table:style-name="ce37" office:value-type="percentage" office:value="0.3299">
            <text:p>33.0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number-columns-repeated="1021"/>
        </table:table-row>
        <table:table-row table:style-name="ro2">
          <table:table-cell table:style-name="ce3" office:value-type="string">
            <text:p>Whaplode and Holbeach St John'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>
            <text:p>Michael John Pullen</text:p>
          </table:table-cell>
          <table:table-cell office:value-type="string">
            <text:p>Con</text:p>
          </table:table-cell>
          <table:table-cell office:value-type="float" office:value="1270">
            <text:p>1,270</text:p>
          </table:table-cell>
          <table:table-cell office:value-type="percentage" office:value="0.5672">
            <text:p>56.7%</text:p>
          </table:table-cell>
          <table:table-cell table:number-columns-repeated="1020"/>
        </table:table-row>
        <table:table-row table:style-name="ro4">
          <table:table-cell table:style-name="ce9" office:value-type="string">
            <text:p>Malcolm Godfrey Chandler</text:p>
          </table:table-cell>
          <table:table-cell office:value-type="string">
            <text:p>Con</text:p>
          </table:table-cell>
          <table:table-cell office:value-type="float" office:value="1232">
            <text:p>1,232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Karl Rex Richardson</text:p>
          </table:table-cell>
          <table:table-cell office:value-type="string">
            <text:p>UKIP</text:p>
          </table:table-cell>
          <table:table-cell office:value-type="float" office:value="969">
            <text:p>969</text:p>
          </table:table-cell>
          <table:table-cell office:value-type="percentage" office:value="0.4328">
            <text:p>43.3%</text:p>
          </table:table-cell>
          <table:table-cell table:number-columns-repeated="1020"/>
        </table:table-row>
        <table:table-row table:style-name="ro2" table:number-rows-repeated="168">
          <table:table-cell table:number-columns-repeated="1024"/>
        </table:table-row>
        <table:table-row table:style-name="ro2">
          <table:table-cell table:number-columns-repeated="3"/>
          <table:table-cell table:style-name="ce37"/>
          <table:table-cell table:style-name="ce41"/>
          <table:table-cell table:number-columns-repeated="1019"/>
        </table:table-row>
        <table:table-row table:style-name="ro2">
          <table:table-cell table:style-name="ce11"/>
          <table:table-cell table:style-name="ce19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 table:number-rows-repeated="3">
          <table:table-cell table:style-name="ce13"/>
          <table:table-cell table:style-name="ce21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number-columns-repeated="1021"/>
        </table:table-row>
        <table:table-row table:style-name="ro2" table:number-rows-repeated="2">
          <table:table-cell table:style-name="ce13"/>
          <table:table-cell table:number-columns-repeated="1023"/>
        </table:table-row>
        <table:table-row table:style-name="ro2" table:number-rows-repeated="87">
          <table:table-cell table:number-columns-repeated="1024"/>
        </table:table-row>
        <table:table-row table:style-name="ro3">
          <table:table-cell table:number-columns-repeated="3"/>
          <table:table-cell table:style-name="ce37"/>
          <table:table-cell table:style-name="ce41"/>
          <table:table-cell table:number-columns-repeated="1019"/>
        </table:table-row>
        <table:table-row table:style-name="ro2">
          <table:table-cell table:style-name="ce14"/>
          <table:table-cell table:style-name="ce19"/>
          <table:table-cell table:style-name="ce28"/>
          <table:table-cell table:style-name="ce37"/>
          <table:table-cell table:number-columns-repeated="1020"/>
        </table:table-row>
        <table:table-row table:style-name="ro2" table:number-rows-repeated="4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number-columns-repeated="1021"/>
        </table:table-row>
        <table:table-row table:style-name="ro2" table:number-rows-repeated="7">
          <table:table-cell table:style-name="ce9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37"/>
          <table:table-cell table:style-name="ce41"/>
          <table:table-cell table:number-columns-repeated="1019"/>
        </table:table-row>
        <table:table-row table:style-name="ro2">
          <table:table-cell table:style-name="ce11"/>
          <table:table-cell table:style-name="ce19"/>
          <table:table-cell table:style-name="ce28"/>
          <table:table-cell table:style-name="ce37"/>
          <table:table-cell table:number-columns-repeated="1020"/>
        </table:table-row>
        <table:table-row table:style-name="ro2" table:number-rows-repeated="2">
          <table:table-cell table:style-name="ce9"/>
          <table:table-cell table:style-name="ce20"/>
          <table:table-cell table:style-name="ce28"/>
          <table:table-cell table:style-name="ce37"/>
          <table:table-cell table:number-columns-repeated="1020"/>
        </table:table-row>
        <table:table-row table:style-name="ro2" table:number-rows-repeated="3">
          <table:table-cell table:style-name="ce13"/>
          <table:table-cell table:style-name="ce21"/>
          <table:table-cell table:style-name="ce28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0"/>
          <table:table-cell table:style-name="ce28"/>
          <table:table-cell table:number-columns-repeated="1021"/>
        </table:table-row>
        <table:table-row table:style-name="ro2" table:number-rows-repeated="10470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7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19/07/2015</text:date>, <text:time>17:5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ncolnshire_20_Expanded" style:display-name="PageStyle_Lincolnshire Expan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5-07-19T17:56:13.04</dc:date>
    <meta:editing-duration>PT3M44S</meta:editing-duration>
    <meta:editing-cycles>1</meta:editing-cycles>
    <meta:document-statistic meta:table-count="1" meta:cell-count="2910" meta:object-count="0"/>
  </office:meta>
</office:document-meta>
</file>